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IBM Plex Mono" svg:font-family="'IBM Plex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7.943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838cm"/>
    </style:style>
    <style:style style:name="co7" style:family="table-column">
      <style:table-column-properties fo:break-before="auto" style:column-width="5.369cm"/>
    </style:style>
    <style:style style:name="co8" style:family="table-column">
      <style:table-column-properties fo:break-before="auto" style:column-width="6.909cm"/>
    </style:style>
    <style:style style:name="co9" style:family="table-column">
      <style:table-column-properties fo:break-before="auto" style:column-width="4.336cm"/>
    </style:style>
    <style:style style:name="co10" style:family="table-column">
      <style:table-column-properties fo:break-before="auto" style:column-width="10.014cm"/>
    </style:style>
    <style:style style:name="co11" style:family="table-column">
      <style:table-column-properties fo:break-before="auto" style:column-width="7.692cm"/>
    </style:style>
    <style:style style:name="co12" style:family="table-column">
      <style:table-column-properties fo:break-before="auto" style:column-width="4.58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3.776cm"/>
    </style:style>
    <style:style style:name="co16" style:family="table-column">
      <style:table-column-properties fo:break-before="auto" style:column-width="3.048cm"/>
    </style:style>
    <style:style style:name="co17" style:family="table-column">
      <style:table-column-properties fo:break-before="auto" style:column-width="2.265cm"/>
    </style:style>
    <style:style style:name="co18" style:family="table-column">
      <style:table-column-properties fo:break-before="auto" style:column-width="3.972cm"/>
    </style:style>
    <style:style style:name="co19" style:family="table-column">
      <style:table-column-properties fo:break-before="auto" style:column-width="4.027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2.432cm"/>
    </style:style>
    <style:style style:name="co23" style:family="table-column">
      <style:table-column-properties fo:break-before="auto" style:column-width="2.602cm"/>
    </style:style>
    <style:style style:name="co24" style:family="table-column">
      <style:table-column-properties fo:break-before="auto" style:column-width="2.628cm"/>
    </style:style>
    <style:style style:name="co25" style:family="table-column">
      <style:table-column-properties fo:break-before="auto" style:column-width="2.741cm"/>
    </style:style>
    <style:style style:name="co26" style:family="table-column">
      <style:table-column-properties fo:break-before="auto" style:column-width="4.867cm"/>
    </style:style>
    <style:style style:name="co27" style:family="table-column">
      <style:table-column-properties fo:break-before="auto" style:column-width="2.965cm"/>
    </style:style>
    <style:style style:name="co28" style:family="table-column">
      <style:table-column-properties fo:break-before="auto" style:column-width="3.076cm"/>
    </style:style>
    <style:style style:name="co29" style:family="table-column">
      <style:table-column-properties fo:break-before="auto" style:column-width="3.692cm"/>
    </style:style>
    <style:style style:name="co30" style:family="table-column">
      <style:table-column-properties fo:break-before="auto" style:column-width="2.824cm"/>
    </style:style>
    <style:style style:name="co31" style:family="table-column">
      <style:table-column-properties fo:break-before="auto" style:column-width="2.489cm"/>
    </style:style>
    <style:style style:name="co32" style:family="table-column">
      <style:table-column-properties fo:break-before="auto" style:column-width="2.769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12.614cm"/>
    </style:style>
    <style:style style:name="co35" style:family="table-column">
      <style:table-column-properties fo:break-before="auto" style:column-width="8.195cm"/>
    </style:style>
    <style:style style:name="co36" style:family="table-column">
      <style:table-column-properties fo:break-before="auto" style:column-width="3.803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4.055cm"/>
    </style:style>
    <style:style style:name="co40" style:family="table-column">
      <style:table-column-properties fo:break-before="auto" style:column-width="3.859cm"/>
    </style:style>
    <style:style style:name="co41" style:family="table-column">
      <style:table-column-properties fo:break-before="auto" style:column-width="3.216cm"/>
    </style:style>
    <style:style style:name="co42" style:family="table-column">
      <style:table-column-properties fo:break-before="auto" style:column-width="2.321cm"/>
    </style:style>
    <style:style style:name="co43" style:family="table-column">
      <style:table-column-properties fo:break-before="auto" style:column-width="5.706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35cm"/>
    </style:style>
    <style:style style:name="co46" style:family="table-column">
      <style:table-column-properties fo:break-before="auto" style:column-width="7.105cm"/>
    </style:style>
    <style:style style:name="co47" style:family="table-column">
      <style:table-column-properties fo:break-before="auto" style:column-width="8.558cm"/>
    </style:style>
    <style:style style:name="co48" style:family="table-column">
      <style:table-column-properties fo:break-before="auto" style:column-width="7.301cm"/>
    </style:style>
    <style:style style:name="co49" style:family="table-column">
      <style:table-column-properties fo:break-before="auto" style:column-width="10.769cm"/>
    </style:style>
    <style:style style:name="co50" style:family="table-column">
      <style:table-column-properties fo:break-before="auto" style:column-width="5.173cm"/>
    </style:style>
    <style:style style:name="co51" style:family="table-column">
      <style:table-column-properties fo:break-before="auto" style:column-width="2.852cm"/>
    </style:style>
    <style:style style:name="co52" style:family="table-column">
      <style:table-column-properties fo:break-before="auto" style:column-width="2.378cm"/>
    </style:style>
    <style:style style:name="co53" style:family="table-column">
      <style:table-column-properties fo:break-before="auto" style:column-width="2.685cm"/>
    </style:style>
    <style:style style:name="co54" style:family="table-column">
      <style:table-column-properties fo:break-before="auto" style:column-width="6.0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111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085cm" fo:break-before="auto" style:use-optimal-row-height="false"/>
    </style:style>
    <style:style style:name="ro16" style:family="table-row">
      <style:table-row-properties style:row-height="0.741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323cm" fo:break-before="auto" style:use-optimal-row-height="false"/>
    </style:style>
    <style:style style:name="ro19" style:family="table-row">
      <style:table-row-properties style:row-height="0.979cm" fo:break-before="auto" style:use-optimal-row-height="false"/>
    </style:style>
    <style:style style:name="ro20" style:family="table-row">
      <style:table-row-properties style:row-height="1.429cm" fo:break-before="auto" style:use-optimal-row-height="false"/>
    </style:style>
    <style:style style:name="ro21" style:family="table-row">
      <style:table-row-properties style:row-height="0.612cm" fo:break-before="auto" style:use-optimal-row-height="true"/>
    </style:style>
    <style:style style:name="ta1" style:family="table" style:master-page-name="PageStyle_5f_DEPRECIACION_20_DE_20_MAQUINARIAS">
      <style:table-properties table:display="true" style:writing-mode="lr-tb" table:tab-color="#1d6295"/>
    </style:style>
    <style:style style:name="ta2" style:family="table" style:master-page-name="PageStyle_5f_SISTEMA_20_DE_20_COSTEO">
      <style:table-properties table:display="true" style:writing-mode="lr-tb"/>
    </style:style>
    <style:style style:name="ta3" style:family="table" style:master-page-name="PageStyle_5f_maq_20_y_20_equip">
      <style:table-properties table:display="true" style:writing-mode="lr-tb"/>
    </style:style>
    <style:style style:name="ta4" style:family="table" style:master-page-name="PageStyle_5f_costos">
      <style:table-properties table:display="true" style:writing-mode="lr-tb"/>
    </style:style>
    <style:style style:name="ta5" style:family="table" style:master-page-name="PageStyle_5f_gastos">
      <style:table-properties table:display="true" style:writing-mode="lr-tb"/>
    </style:style>
    <style:style style:name="ta6" style:family="table" style:master-page-name="PageStyle_5f_costo_20_de_20_produccion">
      <style:table-properties table:display="true" style:writing-mode="lr-tb"/>
    </style:style>
    <style:style style:name="ta7" style:family="table" style:master-page-name="PageStyle_5f_Incoterms_20_1">
      <style:table-properties table:display="true" style:writing-mode="lr-tb"/>
    </style:style>
    <style:style style:name="ta8" style:family="table" style:master-page-name="PageStyle_5f_Incoterms_20_2">
      <style:table-properties table:display="true" style:writing-mode="lr-tb"/>
    </style:style>
    <style:style style:name="ta9" style:family="table" style:master-page-name="PageStyle_5f_GASTOS_20_DE_20_EXPORTACION">
      <style:table-properties table:display="true" style:writing-mode="lr-tb"/>
    </style:style>
    <style:style style:name="ta10" style:family="table" style:master-page-name="PageStyle_5f_EE.RR_20_1">
      <style:table-properties table:display="true" style:writing-mode="lr-tb"/>
    </style:style>
    <style:style style:name="ta11" style:family="table" style:master-page-name="PageStyle_5f_EE.RR_20_2">
      <style:table-properties table:display="true" style:writing-mode="lr-tb"/>
    </style:style>
    <style:style style:name="ta12" style:family="table" style:master-page-name="PageStyle_5f_FLUJO_5f_CAJA_20_1">
      <style:table-properties table:display="true" style:writing-mode="lr-tb"/>
    </style:style>
    <style:style style:name="ta13" style:family="table" style:master-page-name="PageStyle_5f_FLUJO_5f_CAJA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20_2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Normal_20_2">
      <style:table-cell-properties fo:background-color="#3a8f98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2">
      <style:table-cell-properties fo:background-color="#3a8f98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2">
      <style:table-cell-properties fo:background-color="#5b696b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Normal_20_2">
      <style:table-cell-properties fo:background-color="#5b696b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2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Normal_20_2">
      <style:table-cell-properties fo:background-color="#1d6295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Normal_20_2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20_2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Normal_20_2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Normal_20_2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Normal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Porcentaje_20_2" style:data-style-name="N10">
      <style:table-cell-properties fo:background-color="#d4eaf3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Porcentaje_20_2" style:data-style-name="N10">
      <style:table-cell-properties fo:background-color="#d4eaf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Porcentaje_20_2" style:data-style-name="N10">
      <style:table-cell-properties fo:background-color="#d4eaf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Porcentaje_20_2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Porcentaje_20_2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Normal_20_2" style:data-style-name="N4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Normal_20_2" style:data-style-name="N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Normal_20_2" style:data-style-name="N4">
      <style:table-cell-properties fo:background-color="#acd7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Normal_20_2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20_2" style:data-style-name="N4">
      <style:table-cell-properties fo:background-color="#a3cee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Normal_20_2">
      <style:table-cell-properties fo:background-color="#acd7ca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Normal_20_2">
      <style:table-cell-properties fo:background-color="#acd7ca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Normal_20_2">
      <style:table-cell-properties fo:background-color="#00b05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2">
      <style:table-cell-properties fo:background-color="#00b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Millares_20_2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Normal_20_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Normal_20_2">
      <style:table-cell-properties fo:border-bottom="0.06pt solid #0070c0" fo:background-color="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2.49pt solid #0070c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39" style:family="table-cell" style:parent-style-name="Normal_20_2">
      <style:table-cell-properties fo:border-bottom="none" fo:background-color="#0070c0" style:diagonal-bl-tr="none" style:diagonal-tl-br="none" style:text-align-source="fix" style:repeat-content="false" fo:wrap-option="wrap" fo:border-left="2.49pt solid #007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0" style:family="table-cell" style:parent-style-name="Normal_20_2">
      <style:table-cell-properties fo:border-bottom="0.06pt solid #0070c0" fo:background-color="#0070c0" style:diagonal-bl-tr="none" style:diagonal-tl-br="none" style:text-align-source="fix" style:repeat-content="false" fo:wrap-option="wrap" fo:border-left="2.49pt solid #0070c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Normal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Normal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IBM Plex Mon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Normal_20_2">
      <style:table-cell-properties fo:border-bottom="2.49pt solid 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Normal_20_2">
      <style:table-cell-properties fo:border-bottom="0.06pt solid 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start" css3t:text-justify="auto" fo:margin-left="0cm" style:writing-mode="page"/>
      <style:text-properties fo:color="#006fc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Normal_20_2">
      <style:table-cell-properties fo:border-bottom="0.06pt solid 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Normal_20_2">
      <style:table-cell-properties fo:border-bottom="0.06pt solid 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Normal_20_2">
      <style:table-cell-properties fo:border-bottom="2.49pt solid 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Normal_20_2">
      <style:table-cell-properties fo:border-bottom="2.49pt solid 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2.49pt solid #007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Normal_20_2">
      <style:table-cell-properties fo:border-bottom="2.49pt solid 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53" style:family="table-cell" style:parent-style-name="Normal_20_2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4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al_20_2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7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Normal_20_2">
      <style:table-cell-properties fo:border-bottom="none" fo:background-color="#007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70c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60" style:family="table-cell" style:parent-style-name="Normal_20_2">
      <style:table-cell-properties fo:background-color="#007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61" style:family="table-cell" style:parent-style-name="Normal_20_2">
      <style:table-cell-properties fo:border-bottom="0.06pt solid #0070c0" fo:background-color="#007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62" style:family="table-cell" style:parent-style-name="Normal_20_2">
      <style:table-cell-properties fo:background-color="#cad1d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Millares_20_2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Millares_20_2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Millares_20_2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IBM Plex Mon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20_2">
      <style:table-cell-properties fo:border-bottom="0.06pt solid #0070c0" fo:background-color="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1.76pt double-thin #0070c0" style:border-line-width-right="0.018cm 0.026cm 0.018cm" style:rotation-angle="0" style:rotation-align="none" style:shrink-to-fit="false" fo:border-top="2.49pt solid #0070c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Normal_20_2" style:data-style-name="N4">
      <style:table-cell-properties fo:border-bottom="0.06pt solid 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Normal_20_2" style:data-style-name="N4">
      <style:table-cell-properties fo:border-bottom="none" style:diagonal-bl-tr="none" style:diagonal-tl-br="none" style:text-align-source="fix" style:repeat-content="false" fo:wrap-option="wrap" fo:border-left="1.76pt double-thin #0070c0" style:border-line-width-left="0.018cm 0.026cm 0.018cm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Normal_20_2" style:data-style-name="N4">
      <style:table-cell-properties fo:border-bottom="2.49pt solid 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Normal_20_2">
      <style:table-cell-properties fo:border-bottom="2.49pt solid #007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7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Normal_20_2">
      <style:table-cell-properties fo:border-bottom="0.06pt solid 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Normal_20_2">
      <style:table-cell-properties fo:border-bottom="0.06pt solid #0070c0" style:diagonal-bl-tr="none" style:diagonal-tl-br="none" style:text-align-source="fix" style:repeat-content="false" fo:wrap-option="wrap" fo:border-left="2.49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/>
      <style:paragraph-properties fo:text-align="center" css3t:text-justify="auto" fo:margin-left="0cm" style:writing-mode="page"/>
      <style:text-properties fo:color="#006fc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20_2">
      <style:table-cell-properties fo:border-bottom="0.74pt solid #000000" fo:background-color="#007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7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Normal_20_2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Normal_20_2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Normal_20_2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Normal_20_2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Normal_20_2" style:data-style-name="N4">
      <style:table-cell-properties fo:border-bottom="0.06pt solid 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Normal_20_2">
      <style:table-cell-properties fo:border-bottom="0.06pt solid 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Normal_20_2">
      <style:table-cell-properties fo:border-bottom="none" style:diagonal-bl-tr="none" style:diagonal-tl-br="none" style:text-align-source="fix" style:repeat-content="false" fo:wrap-option="wrap" fo:border-left="1.76pt double-thin #0070c0" style:border-line-width-left="0.018cm 0.026cm 0.018cm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Normal_20_2">
      <style:table-cell-properties fo:border-bottom="2.49pt solid #0070c0" style:diagonal-bl-tr="none" style:diagonal-tl-br="none" style:text-align-source="fix" style:repeat-content="false" fo:wrap-option="wrap" fo:border-left="1.76pt double-thin #0070c0" style:border-line-width-left="0.018cm 0.026cm 0.018cm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5" style:family="table-cell" style:parent-style-name="Normal_20_2" style:data-style-name="N4">
      <style:table-cell-properties fo:border-bottom="2.49pt solid #0070c0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2.49pt solid #0070c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86" style:family="table-cell" style:parent-style-name="Normal_20_2" style:data-style-name="N4">
      <style:table-cell-properties fo:border-bottom="0.06pt solid #0070c0" fo:background-color="#ffff00" style:diagonal-bl-tr="none" style:diagonal-tl-br="none" style:text-align-source="fix" style:repeat-content="false" fo:wrap-option="wrap" fo:border-left="1.76pt double-thin #0070c0" style:border-line-width-left="0.018cm 0.026cm 0.018cm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Normal_20_2">
      <style:table-cell-properties fo:background-color="#007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88" style:family="table-cell" style:parent-style-name="Normal_20_2" style:data-style-name="N4">
      <style:table-cell-properties fo:border-bottom="1.76pt double-thin #000000" style:border-line-width-bottom="0.018cm 0.026cm 0.018cm" fo:background-color="#ff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9" style:family="table-cell" style:parent-style-name="Normal_20_2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Millares_20_2" style:data-style-name="N13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Normal_20_2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Normal_20_2" style:data-style-name="N4">
      <style:table-cell-properties fo:border-bottom="0.06pt solid #0070c0" style:diagonal-bl-tr="none" style:diagonal-tl-br="none" style:text-align-source="fix" style:repeat-content="false" fo:wrap-option="wrap" fo:border-left="0.74pt solid #0070c0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Normal_20_2" style:data-style-name="N4">
      <style:table-cell-properties fo:border-bottom="none" style:diagonal-bl-tr="none" style:diagonal-tl-br="none" style:text-align-source="fix" style:repeat-content="false" fo:wrap-option="wrap" fo:border-left="0.74pt solid #0070c0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Normal_20_2" style:data-style-name="N4">
      <style:table-cell-properties fo:border-bottom="2.49pt solid #0070c0" style:diagonal-bl-tr="none" style:diagonal-tl-br="none" style:text-align-source="fix" style:repeat-content="false" fo:wrap-option="wrap" fo:border-left="0.74pt solid #0070c0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Normal_20_2" style:data-style-name="N4">
      <style:table-cell-properties fo:border-bottom="2.49pt solid #0070c0" fo:background-color="#aad6e7" style:diagonal-bl-tr="none" style:diagonal-tl-br="none" style:text-align-source="fix" style:repeat-content="false" fo:wrap-option="no-wrap" fo:border-left="none" style:direction="ltr" fo:border-right="2.49pt solid #0070c0" style:rotation-angle="0" style:rotation-align="none" style:shrink-to-fit="false" fo:border-top="2.49pt solid #0070c0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96" style:family="table-cell" style:parent-style-name="Millares_20_2" style:data-style-name="N127">
      <style:table-cell-properties fo:border-bottom="0.06pt solid #0070c0" style:cell-protect="protected" style:print-content="true" style:diagonal-bl-tr="none" style:diagonal-tl-br="none" style:text-align-source="fix" style:repeat-content="false" fo:background-color="transparent" fo:wrap-option="wrap" fo:border-left="0.74pt solid #0070c0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Normal_20_2" style:data-style-name="N4">
      <style:table-cell-properties fo:border-bottom="0.06pt solid #0070c0" fo:background-color="#ffff00" style:diagonal-bl-tr="none" style:diagonal-tl-br="none" style:text-align-source="fix" style:repeat-content="false" fo:wrap-option="wrap" fo:border-left="0.74pt solid #0070c0" style:direction="ltr" fo:border-right="0.74pt solid #0070c0" style:rotation-angle="0" style:rotation-align="none" style:shrink-to-fit="false" fo:border-top="0.06pt solid #0070c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Normal_20_2" style:data-style-name="N2">
      <style:table-cell-properties fo:border-bottom="1.76pt double-thin #000000" style:border-line-width-bottom="0.018cm 0.026cm 0.018cm" fo:background-color="#aad6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Porcentaje_20_2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Normal_20_2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Normal_20_2">
      <style:table-cell-properties fo:border-bottom="none" fo:background-color="#0070c0" style:diagonal-bl-tr="none" style:diagonal-tl-br="none" style:text-align-source="fix" style:repeat-content="false" fo:wrap-option="wrap" fo:border-left="none" style:direction="ltr" fo:border-right="1.76pt double-thin #0070c0" style:border-line-width-right="0.018cm 0.026cm 0.018cm" style:rotation-angle="0" style:rotation-align="none" style:shrink-to-fit="false" fo:border-top="2.49pt solid #0070c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02" style:family="table-cell" style:parent-style-name="Normal_20_2">
      <style:table-cell-properties fo:border-bottom="none" fo:background-color="#0070c0" style:diagonal-bl-tr="none" style:diagonal-tl-br="none" style:text-align-source="fix" style:repeat-content="false" fo:wrap-option="wrap" fo:border-left="none" style:direction="ltr" fo:border-right="1.76pt double-thin #0070c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03" style:family="table-cell" style:parent-style-name="Normal_20_2">
      <style:table-cell-properties fo:border-bottom="0.06pt solid #0070c0" fo:background-color="#0070c0" style:diagonal-bl-tr="none" style:diagonal-tl-br="none" style:text-align-source="fix" style:repeat-content="false" fo:wrap-option="wrap" fo:border-left="none" style:direction="ltr" fo:border-right="1.76pt double-thin #0070c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04" style:family="table-cell" style:parent-style-name="Normal_20_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Normal_20_2">
      <style:table-cell-properties fo:border-bottom="0.06pt solid #0070c0" fo:background-color="#3494ba" style:diagonal-bl-tr="none" style:diagonal-tl-br="none" style:text-align-source="fix" style:repeat-content="false" fo:wrap-option="wrap" fo:border-left="1.76pt double-thin #0070c0" style:border-line-width-left="0.018cm 0.026cm 0.018cm" style:direction="ltr" fo:border-right="1.76pt double-thin #0070c0" style:border-line-width-right="0.018cm 0.026cm 0.018cm" style:rotation-angle="0" style:rotation-align="none" style:shrink-to-fit="false" fo:border-top="2.49pt solid #0070c0" style:vertical-align="middle" loext:vertical-justify="auto">
        <loext:background-complex-color loext:theme-type="accent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106" style:family="table-cell" style:parent-style-name="Normal_20_2" style:data-style-name="N4">
      <style:table-cell-properties fo:border-bottom="0.06pt solid #0070c0" fo:background-color="#86a6c1" style:diagonal-bl-tr="none" style:diagonal-tl-br="none" style:text-align-source="fix" style:repeat-content="false" fo:wrap-option="wrap" fo:border-left="0.74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Normal_20_2">
      <style:table-cell-properties fo:border-bottom="0.06pt solid #0070c0" fo:background-color="#86a6c1" style:diagonal-bl-tr="none" style:diagonal-tl-br="none" style:text-align-source="fix" style:repeat-content="false" fo:wrap-option="wrap" fo:border-left="0.74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Normal_20_2">
      <style:table-cell-properties fo:border-bottom="none" fo:background-color="#86a6c1" style:diagonal-bl-tr="none" style:diagonal-tl-br="none" style:text-align-source="fix" style:repeat-content="false" fo:wrap-option="wrap" fo:border-left="0.74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Normal_20_2">
      <style:table-cell-properties fo:border-bottom="2.49pt solid #0070c0" fo:background-color="#86a6c1" style:diagonal-bl-tr="none" style:diagonal-tl-br="none" style:text-align-source="fix" style:repeat-content="false" fo:wrap-option="wrap" fo:border-left="0.74pt solid #0070c0" style:direction="ltr" fo:border-right="1.76pt double-thin #0070c0" style:border-line-width-right="0.018cm 0.026cm 0.018cm" style:rotation-angle="0" style:rotation-align="none" style:shrink-to-fit="false" fo:border-top="0.06pt solid #0070c0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0" style:family="table-cell" style:parent-style-name="Normal_20_2" style:data-style-name="N4">
      <style:table-cell-properties fo:border-bottom="2.49pt solid #0070c0" fo:background-color="#afbabb" style:diagonal-bl-tr="none" style:diagonal-tl-br="none" style:text-align-source="value-type" style:repeat-content="false" fo:wrap-option="no-wrap" fo:border-left="none" style:direction="ltr" fo:border-right="2.49pt solid #0070c0" style:rotation-angle="0" style:rotation-align="none" style:shrink-to-fit="false" fo:border-top="2.49pt solid #0070c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111" style:family="table-cell" style:parent-style-name="Normal_20_2">
      <style:table-cell-properties fo:background-color="#86a6c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2" style:family="table-cell" style:parent-style-name="Normal_20_2" style:data-style-name="N2">
      <style:table-cell-properties fo:background-color="#86a6c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20_2" style:data-style-name="N2">
      <style:table-cell-properties fo:border-bottom="1.76pt double-thin #000000" style:border-line-width-bottom="0.018cm 0.026cm 0.018cm" fo:background-color="#afbab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ddebf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none" fo:background-color="#d9e1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d9e1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0.74pt solid #000000" fo:background-color="#d9e1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bdd7e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4472c4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bdd7e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4472c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3">
      <style:table-cell-properties fo:border-bottom="0.74pt solid #000000" fo:background-color="#bdd7e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4">
      <style:table-cell-properties fo:border-bottom="1.76pt solid #000000" fo:background-color="#4472c4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4472c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">
      <style:table-cell-properties fo:border-bottom="0.74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4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3">
      <style:table-cell-properties fo:border-bottom="0.74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3">
      <style:table-cell-properties fo:border-bottom="1.76pt solid #000000" fo:background-color="#4472c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fo:background-color="#134263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5" style:family="table-cell" style:parent-style-name="Default">
      <style:table-cell-properties fo:background-color="#c8e5d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b05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ackground-color="#bce2e6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70c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c8e5dc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b05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#aad6e7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70c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ackground-color="#bce2e6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css3t:text-justify="auto" fo:margin-left="0cm" style:writing-mode="page"/>
      <style:text-properties fo:color="#0070c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>
      <style:table-cell-properties fo:background-color="#c8e5d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Excel_20_Built-in_20_Accent1" style:data-style-name="N0">
      <style:table-cell-properties fo:background-color="#3a8f9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4" style:family="table-cell" style:parent-style-name="Default" style:data-style-name="N1">
      <style:table-cell-properties fo:background-color="#c8e5d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">
      <style:table-cell-properties fo:background-color="#bce2e6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Excel_20_Built-in_20_Accent1" style:data-style-name="N0">
      <style:table-cell-properties fo:background-color="#3a8f9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99" style:family="table-cell" style:parent-style-name="Default" style:data-style-name="N1">
      <style:table-cell-properties fo:background-color="#c8e5dc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">
      <style:table-cell-properties fo:background-color="#bce2e6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2" style:family="table-cell" style:parent-style-name="Excel_20_Built-in_20_Accent2" style:data-style-name="N0">
      <style:table-cell-properties fo:background-color="#1d629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203" style:family="table-cell" style:parent-style-name="Default">
      <style:table-cell-properties fo:background-color="#1d6295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7" style:family="table-cell" style:parent-style-name="Default">
      <style:table-cell-properties fo:background-color="#1d6295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ackground-color="#1d6295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ce2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8" style:family="table-cell" style:parent-style-name="Default" style:data-style-name="N137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9" style:family="table-cell" style:parent-style-name="Default" style:data-style-name="N13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0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1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2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3" style:family="table-cell" style:parent-style-name="Default" style:data-style-name="N137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37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7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8" style:family="table-cell" style:parent-style-name="Default" style:data-style-name="N2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0" style:family="table-cell" style:parent-style-name="Default" style:data-style-name="N13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IBM Plex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33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none" fo:background-color="#ddebf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38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46" style:family="table-cell" style:parent-style-name="Default">
      <style:table-cell-properties fo:background-color="#dd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ddebf7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order-bottom="none" fo:background-color="#669900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1.76pt double-thin #00b05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fo:border-bottom="none" fo:background-color="#669900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order-bottom="none" fo:background-color="#163072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fo:border-bottom="none" fo:background-color="#a3cded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6" style:family="table-cell" style:parent-style-name="Default">
      <style:table-cell-properties fo:border-bottom="none" fo:background-color="#163072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>
      <style:table-cell-properties fo:border-bottom="none" fo:background-color="#a3cded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>
      <style:table-cell-properties fo:border-bottom="none" fo:background-color="#95c11f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0" style:family="table-cell" style:parent-style-name="Default">
      <style:table-cell-properties fo:border-bottom="none" fo:background-color="#95c11f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>
      <style:table-cell-properties fo:border-bottom="none" fo:background-color="#95c11f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2" style:family="table-cell" style:parent-style-name="Default">
      <style:table-cell-properties fo:border-bottom="1.76pt double-thin #00b050" style:border-line-width-bottom="0.018cm 0.026cm 0.018cm" fo:background-color="#95c11f" style:diagonal-bl-tr="none" style:diagonal-tl-br="none" style:text-align-source="value-type" style:repeat-content="false" fo:wrap-option="no-wrap" fo:border-left="1.76pt double-thin #00b050" style:border-line-width-left="0.018cm 0.026cm 0.018cm" style:direction="ltr" fo:border-right="0.74pt solid #00b05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3" style:family="table-cell" style:parent-style-name="Default">
      <style:table-cell-properties fo:border-bottom="none" fo:background-color="#669900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1.76pt double-thin #00b050" style:border-line-width-top="0.018cm 0.026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fo:border-bottom="none" fo:background-color="#669900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>
      <style:table-cell-properties fo:border-bottom="none" fo:background-color="#669900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6" style:family="table-cell" style:parent-style-name="Default">
      <style:table-cell-properties fo:border-bottom="none" fo:background-color="#163072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>
      <style:table-cell-properties fo:border-bottom="none" fo:background-color="#a3cded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 style:data-style-name="N4">
      <style:table-cell-properties fo:border-bottom="none" fo:background-color="#a3cded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4">
      <style:table-cell-properties fo:border-bottom="none" fo:background-color="#163072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0" style:family="table-cell" style:parent-style-name="Default">
      <style:table-cell-properties fo:border-bottom="none" fo:background-color="#a3cded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1" style:family="table-cell" style:parent-style-name="Default" style:data-style-name="N4">
      <style:table-cell-properties fo:border-bottom="none" fo:background-color="#95c11f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2" style:family="table-cell" style:parent-style-name="Default" style:data-style-name="N4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4">
      <style:table-cell-properties fo:border-bottom="none" fo:background-color="#95c11f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4" style:family="table-cell" style:parent-style-name="Default" style:data-style-name="N4">
      <style:table-cell-properties fo:border-bottom="1.76pt double-thin #00b050" style:border-line-width-bottom="0.018cm 0.026cm 0.018cm" fo:background-color="#95c11f" style:diagonal-bl-tr="none" style:diagonal-tl-br="none" style:text-align-source="value-type" style:repeat-content="false" fo:wrap-option="no-wrap" fo:border-left="none" style:direction="ltr" fo:border-right="1.76pt double-thin #00b050" style:border-line-width-right="0.018cm 0.026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6" style:family="table-cell" style:parent-style-name="Default">
      <style:table-cell-properties fo:background-color="#30549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d9e1f2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>
      <style:table-cell-properties fo:border-bottom="0.74pt solid #000000" fo:background-color="#30549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#d9e1f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4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4">
      <style:table-cell-properties fo:border-bottom="0.74pt solid #000000" fo:background-color="#d9e1f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9.88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9.774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3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ax-width="12cm" fo:min-height="0.396cm" fo:min-width="2.9cm" loext:decorative="false"/>
      <style:paragraph-properties style:writing-mode="lr-tb"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gr4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9.481cm" loext:decorative="false"/>
      <style:paragraph-properties style:writing-mode="lr-tb" fo:text-align="start"/>
    </style:style>
    <style:style style:name="gr5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901cm" loext:decorative="false"/>
      <style:paragraph-properties style:writing-mode="lr-tb" fo:text-align="start"/>
    </style:style>
    <style:style style:name="gr6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5.926cm" loext:decorative="false"/>
      <style:paragraph-properties style:writing-mode="lr-tb" fo:text-align="start"/>
    </style:style>
    <style:style style:name="gr7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9.086cm" loext:decorative="false"/>
      <style:paragraph-properties style:writing-mode="lr-tb" fo:text-align="start"/>
    </style:style>
    <style:style style:name="gr8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111cm" loext:decorative="false"/>
      <style:paragraph-properties style:writing-mode="lr-tb" fo:text-align="start"/>
    </style:style>
    <style:style style:name="gr9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7.506cm" loext:decorative="false"/>
      <style:paragraph-properties style:writing-mode="lr-tb" fo:text-align="start"/>
    </style:style>
    <style:style style:name="gr10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8.691cm" loext:decorative="false"/>
      <style:paragraph-properties style:writing-mode="lr-tb" fo:text-align="start"/>
    </style:style>
    <style:style style:name="P1" style:family="paragraph">
      <loext:graphic-properties draw:fill="solid" draw:fill-color="#ffffe1"/>
      <style:paragraph-properties fo:text-align="start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2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PRECIACION DE MAQUINARIA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9" table:default-cell-style-name="ce1"/>
        <table:table-column table:style-name="co5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EQUIPOS DE EXPLOTACION(GASTOS DE FABRICACION)</text:p>
          </table:table-cell>
          <table:covered-table-cell table:number-columns-repeated="5" table:style-name="ce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 office:value-type="string" calcext:value-type="string">
            <text:p>DETALLES</text:p>
          </table:table-cell>
          <table:table-cell table:style-name="ce9" office:value-type="string" calcext:value-type="string">
            <text:p>VALOR</text:p>
          </table:table-cell>
          <table:table-cell table:style-name="ce9" office:value-type="string" calcext:value-type="string">
            <text:p>TASA</text:p>
          </table:table-cell>
          <table:table-cell table:style-name="ce9" office:value-type="string" calcext:value-type="string">
            <text:p>DEPRECIACION ANUAL</text:p>
          </table:table-cell>
          <table:table-cell table:style-name="ce9" office:value-type="string" calcext:value-type="string">
            <text:p>DEPRECIACION MENSUAL</text:p>
          </table:table-cell>
          <table:table-cell/>
          <table:table-cell table:style-name="ce30" office:value-type="string" calcext:value-type="string" table:number-columns-spanned="3" table:number-rows-spanned="1">
            <text:p>DEPARTAMENTOS 01</text:p>
          </table:table-cell>
          <table:covered-table-cell table:number-columns-repeated="2" table:style-name="ce32"/>
          <table:table-cell/>
          <table:table-cell table:style-name="ce34" office:value-type="string" calcext:value-type="string" table:number-columns-spanned="3" table:number-rows-spanned="1">
            <text:p>DEPARTAMENTO 02</text:p>
          </table:table-cell>
          <table:covered-table-cell table:number-columns-repeated="2" table:style-name="ce35"/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 table:number-columns-spanned="1" table:number-rows-spanned="8">
            <text:p>AREA DE PRODUCCION</text:p>
          </table:table-cell>
          <table:table-cell table:style-name="ce10"/>
          <table:table-cell table:style-name="ce13"/>
          <table:table-cell table:style-name="ce19"/>
          <table:table-cell table:style-name="ce24"/>
          <table:table-cell table:style-name="ce13"/>
          <table:table-cell/>
          <table:table-cell table:style-name="ce31" office:value-type="string" calcext:value-type="string" table:number-columns-spanned="3" table:number-rows-spanned="1">
            <text:p>GASTOS DE FABRICACION</text:p>
          </table:table-cell>
          <table:covered-table-cell table:number-columns-repeated="2" table:style-name="ce28"/>
          <table:table-cell/>
          <table:table-cell table:style-name="ce31" office:value-type="string" calcext:value-type="string" table:number-columns-spanned="3" table:number-rows-spanned="1">
            <text:p>GASTOS DE FABRICACION</text:p>
          </table:table-cell>
          <table:covered-table-cell table:number-columns-repeated="2" table:style-name="ce28"/>
          <table:table-cell table:number-columns-repeated="16369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TOSTADORA</text:p>
          </table:table-cell>
          <table:table-cell table:style-name="ce14" office:value-type="float" office:value="20000" calcext:value-type="float">
            <text:p>20,000.00</text:p>
          </table:table-cell>
          <table:table-cell table:style-name="ce20" office:value-type="percentage" office:value="0.2" calcext:value-type="percentage">
            <text:p>20 %</text:p>
          </table:table-cell>
          <table:table-cell table:style-name="ce25" table:formula="of:=+[.E6]*[.D6]" office:value-type="float" office:value="4000" calcext:value-type="float">
            <text:p>4,000.00</text:p>
          </table:table-cell>
          <table:table-cell table:style-name="ce14" table:formula="of:=+[.F6]/12" office:value-type="float" office:value="333.333333333333" calcext:value-type="float">
            <text:p>333.33</text:p>
          </table:table-cell>
          <table:table-cell/>
          <table:table-cell table:formula="of:=+[.C6]" office:value-type="string" office:string-value="TOSTADORA" calcext:value-type="string">
            <text:p>TOSTADORA</text:p>
          </table:table-cell>
          <table:table-cell table:style-name="ce16" table:formula="of:=+[.G6]" office:value-type="float" office:value="333.333333333333" calcext:value-type="float">
            <text:p>333.33</text:p>
          </table:table-cell>
          <table:table-cell table:number-columns-repeated="2"/>
          <table:table-cell table:formula="of:=+[.I8]" office:value-type="string" office:string-value="MESA DE ACERO" calcext:value-type="string">
            <text:p>MESA DE ACERO</text:p>
          </table:table-cell>
          <table:table-cell table:formula="of:=+[.G8]*50%" office:value-type="float" office:value="8.33333333333333" calcext:value-type="float">
            <text:p>8.33333333333333</text:p>
          </table:table-cell>
          <table:table-cell table:number-columns-repeated="1637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OLEDORA</text:p>
          </table:table-cell>
          <table:table-cell table:style-name="ce14" office:value-type="float" office:value="15000" calcext:value-type="float">
            <text:p>15,000.00</text:p>
          </table:table-cell>
          <table:table-cell table:style-name="ce20" office:value-type="percentage" office:value="0.2" calcext:value-type="percentage">
            <text:p>20 %</text:p>
          </table:table-cell>
          <table:table-cell table:style-name="ce25" table:formula="of:=+[.E7]*[.D7]" office:value-type="float" office:value="3000" calcext:value-type="float">
            <text:p>3,000.00</text:p>
          </table:table-cell>
          <table:table-cell table:style-name="ce14" table:formula="of:=+[.F7]/12" office:value-type="float" office:value="250" calcext:value-type="float">
            <text:p>250.00</text:p>
          </table:table-cell>
          <table:table-cell/>
          <table:table-cell table:formula="of:=+[.C7]" office:value-type="string" office:string-value="MOLEDORA" calcext:value-type="string">
            <text:p>MOLEDORA</text:p>
          </table:table-cell>
          <table:table-cell table:style-name="ce16" table:formula="of:=+[.G7]" office:value-type="float" office:value="250" calcext:value-type="float">
            <text:p>250.00</text:p>
          </table:table-cell>
          <table:table-cell table:number-columns-repeated="2"/>
          <table:table-cell table:formula="of:=+[.I9]" office:value-type="string" office:string-value="EDIFICACION" calcext:value-type="string">
            <text:p>EDIFICACION</text:p>
          </table:table-cell>
          <table:table-cell table:formula="of:=+[.G9]*50%" office:value-type="float" office:value="166.666666666667" calcext:value-type="float">
            <text:p>166.666666666667</text:p>
          </table:table-cell>
          <table:table-cell table:number-columns-repeated="1637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ESA DE ACERO</text:p>
          </table:table-cell>
          <table:table-cell table:style-name="ce14" office:value-type="float" office:value="2000" calcext:value-type="float">
            <text:p>2,000.00</text:p>
          </table:table-cell>
          <table:table-cell table:style-name="ce20" office:value-type="percentage" office:value="0.1" calcext:value-type="percentage">
            <text:p>10 %</text:p>
          </table:table-cell>
          <table:table-cell table:style-name="ce26" table:formula="of:=+[.E8]*[.D8]" office:value-type="float" office:value="200" calcext:value-type="float">
            <text:p>200.00</text:p>
          </table:table-cell>
          <table:table-cell table:style-name="ce14" table:formula="of:=+[.F8]/12" office:value-type="float" office:value="16.6666666666667" calcext:value-type="float">
            <text:p>16.67</text:p>
          </table:table-cell>
          <table:table-cell/>
          <table:table-cell table:formula="of:=+[.C8]" office:value-type="string" office:string-value="MESA DE ACERO" calcext:value-type="string">
            <text:p>MESA DE ACERO</text:p>
          </table:table-cell>
          <table:table-cell table:style-name="ce16" table:formula="of:=+[.G8]*50%" office:value-type="float" office:value="8.33333333333333" calcext:value-type="float">
            <text:p>8.33</text:p>
          </table:table-cell>
          <table:table-cell table:number-columns-repeated="2"/>
          <table:table-cell table:formula="of:=+[.C10]" office:value-type="string" office:string-value="BALANZAS" calcext:value-type="string">
            <text:p>BALANZAS</text:p>
          </table:table-cell>
          <table:table-cell table:style-name="ce16" table:formula="of:=+[.G10]" office:value-type="float" office:value="12.5" calcext:value-type="float">
            <text:p>12.50</text:p>
          </table:table-cell>
          <table:table-cell table:number-columns-repeated="1637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EDIFICACION</text:p>
          </table:table-cell>
          <table:table-cell table:style-name="ce14" office:value-type="float" office:value="80000" calcext:value-type="float">
            <text:p>80,000.00</text:p>
          </table:table-cell>
          <table:table-cell table:style-name="ce20" office:value-type="percentage" office:value="0.05" calcext:value-type="percentage">
            <text:p>5 %</text:p>
          </table:table-cell>
          <table:table-cell table:style-name="ce27" table:formula="of:=+[.E9]*[.D9]" office:value-type="float" office:value="4000" calcext:value-type="float">
            <text:p>4,000.00</text:p>
          </table:table-cell>
          <table:table-cell table:style-name="ce14" table:formula="of:=+[.F9]/12" office:value-type="float" office:value="333.333333333333" calcext:value-type="float">
            <text:p>333.33</text:p>
          </table:table-cell>
          <table:table-cell/>
          <table:table-cell table:formula="of:=+[.C9]" office:value-type="string" office:string-value="EDIFICACION" calcext:value-type="string">
            <text:p>EDIFICACION</text:p>
          </table:table-cell>
          <table:table-cell table:style-name="ce16" table:formula="of:=+[.G9]*50%" office:value-type="float" office:value="166.666666666667" calcext:value-type="float">
            <text:p>166.67</text:p>
          </table:table-cell>
          <table:table-cell table:number-columns-repeated="2"/>
          <table:table-cell table:formula="of:=+[.C12]" office:value-type="string" office:string-value="SELLADOR KINTONG" calcext:value-type="string">
            <text:p>SELLADOR KINTONG</text:p>
          </table:table-cell>
          <table:table-cell table:style-name="ce16" table:formula="of:=+[.G12]" office:value-type="float" office:value="133.333333333333" calcext:value-type="float">
            <text:p>133.33</text:p>
          </table:table-cell>
          <table:table-cell table:number-columns-repeated="1637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BALANZAS</text:p>
          </table:table-cell>
          <table:table-cell table:style-name="ce14" office:value-type="float" office:value="750" calcext:value-type="float">
            <text:p>750.00</text:p>
          </table:table-cell>
          <table:table-cell table:style-name="ce20" office:value-type="percentage" office:value="0.2" calcext:value-type="percentage">
            <text:p>20 %</text:p>
          </table:table-cell>
          <table:table-cell table:style-name="ce25" table:formula="of:=+[.E10]*[.D10]" office:value-type="float" office:value="150" calcext:value-type="float">
            <text:p>150.00</text:p>
          </table:table-cell>
          <table:table-cell table:style-name="ce14" table:formula="of:=+[.F10]/12" office:value-type="float" office:value="12.5" calcext:value-type="float">
            <text:p>12.50</text:p>
          </table:table-cell>
          <table:table-cell/>
          <table:table-cell table:formula="of:=+[.C11]" office:value-type="string" office:string-value="COLADOR DE METAL FINO (20)" calcext:value-type="string">
            <text:p>COLADOR DE METAL FINO (20)</text:p>
          </table:table-cell>
          <table:table-cell table:style-name="ce16" table:formula="of:=+[.G11]" office:value-type="float" office:value="25" calcext:value-type="float">
            <text:p>25.00</text:p>
          </table:table-cell>
          <table:table-cell table:number-columns-repeated="2"/>
          <table:table-cell table:style-name="ce7" office:value-type="string" calcext:value-type="string">
            <text:p>TOTAL</text:p>
          </table:table-cell>
          <table:table-cell table:style-name="ce36" table:formula="of:=SUM([.N6:.N9])" office:value-type="float" office:value="320.833333333333" calcext:value-type="float">
            <text:p><text:s/>320.83 </text:p>
          </table:table-cell>
          <table:table-cell table:number-columns-repeated="16370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COLADOR DE METAL FINO (20)</text:p>
          </table:table-cell>
          <table:table-cell table:style-name="ce14" table:formula="of:=150*20" office:value-type="float" office:value="3000" calcext:value-type="float">
            <text:p>3,000.00</text:p>
          </table:table-cell>
          <table:table-cell table:style-name="ce20" office:value-type="percentage" office:value="0.1" calcext:value-type="percentage">
            <text:p>10 %</text:p>
          </table:table-cell>
          <table:table-cell table:style-name="ce25" table:formula="of:=+[.E11]*[.D11]" office:value-type="float" office:value="300" calcext:value-type="float">
            <text:p>300.00</text:p>
          </table:table-cell>
          <table:table-cell table:style-name="ce14" table:formula="of:=+[.F11]/12" office:value-type="float" office:value="25" calcext:value-type="float">
            <text:p>25.00</text:p>
          </table:table-cell>
          <table:table-cell/>
          <table:table-cell table:style-name="ce7" office:value-type="string" calcext:value-type="string">
            <text:p>TOTAL</text:p>
          </table:table-cell>
          <table:table-cell table:style-name="ce33" table:formula="of:=SUM([.J6:.J10])" office:value-type="float" office:value="783.333333333333" calcext:value-type="float">
            <text:p>783.33</text:p>
          </table:table-cell>
          <table:table-cell table:number-columns-repeated="16374"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SELLADOR KINTONG</text:p>
          </table:table-cell>
          <table:table-cell table:style-name="ce15" office:value-type="float" office:value="8000" calcext:value-type="float">
            <text:p>8,000.00</text:p>
          </table:table-cell>
          <table:table-cell table:style-name="ce21" office:value-type="percentage" office:value="0.2" calcext:value-type="percentage">
            <text:p>20 %</text:p>
          </table:table-cell>
          <table:table-cell table:style-name="ce25" table:formula="of:=+[.E12]*[.D12]" office:value-type="float" office:value="1600" calcext:value-type="float">
            <text:p>1,600.00</text:p>
          </table:table-cell>
          <table:table-cell table:style-name="ce14" table:formula="of:=+[.F12]/12" office:value-type="float" office:value="133.333333333333" calcext:value-type="float">
            <text:p>133.33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2"/>
          <table:table-cell table:style-name="ce15"/>
          <table:table-cell table:style-name="ce22"/>
          <table:table-cell table:style-name="ce28"/>
          <table:table-cell table:style-name="ce14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AREA DE ADMINISTRACION Y VENTA</text:p>
          </table:table-cell>
          <table:table-cell table:style-name="ce10" office:value-type="string" calcext:value-type="string">
            <text:p>MESAS</text:p>
          </table:table-cell>
          <table:table-cell table:style-name="ce14" office:value-type="float" office:value="400" calcext:value-type="float">
            <text:p>400.00</text:p>
          </table:table-cell>
          <table:table-cell table:style-name="ce20" office:value-type="percentage" office:value="0.1" calcext:value-type="percentage">
            <text:p>10 %</text:p>
          </table:table-cell>
          <table:table-cell table:style-name="ce26" table:formula="of:=+[.E14]*[.D14]" office:value-type="float" office:value="40" calcext:value-type="float">
            <text:p>40.00</text:p>
          </table:table-cell>
          <table:table-cell table:style-name="ce14" table:formula="of:=+[.F14]/12" office:value-type="float" office:value="3.33333333333333" calcext:value-type="float">
            <text:p>3.33</text:p>
          </table:table-cell>
          <table:table-cell table:number-columns-repeated="16377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EQUIPOS DE COMPUTO</text:p>
          </table:table-cell>
          <table:table-cell table:style-name="ce14" office:value-type="float" office:value="2500" calcext:value-type="float">
            <text:p>2,500.00</text:p>
          </table:table-cell>
          <table:table-cell table:style-name="ce20" office:value-type="percentage" office:value="0.25" calcext:value-type="percentage">
            <text:p>25 %</text:p>
          </table:table-cell>
          <table:table-cell table:style-name="ce29" table:formula="of:=+[.E15]*[.D15]" office:value-type="float" office:value="625" calcext:value-type="float">
            <text:p>625.00</text:p>
          </table:table-cell>
          <table:table-cell table:style-name="ce14" table:formula="of:=+[.F15]/12" office:value-type="float" office:value="52.0833333333333" calcext:value-type="float">
            <text:p>52.08</text:p>
          </table:table-cell>
          <table:table-cell table:number-columns-repeated="16377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IMPRESORA</text:p>
          </table:table-cell>
          <table:table-cell table:style-name="ce14" office:value-type="float" office:value="250" calcext:value-type="float">
            <text:p>250.00</text:p>
          </table:table-cell>
          <table:table-cell table:style-name="ce20" office:value-type="percentage" office:value="0.25" calcext:value-type="percentage">
            <text:p>25 %</text:p>
          </table:table-cell>
          <table:table-cell table:style-name="ce29" table:formula="of:=+[.E16]*[.D16]" office:value-type="float" office:value="62.5" calcext:value-type="float">
            <text:p>62.50</text:p>
          </table:table-cell>
          <table:table-cell table:style-name="ce14" table:formula="of:=+[.F16]/12" office:value-type="float" office:value="5.20833333333333" calcext:value-type="float">
            <text:p>5.21</text:p>
          </table:table-cell>
          <table:table-cell table:number-columns-repeated="16377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ESTANTES- MOSTRADORES</text:p>
          </table:table-cell>
          <table:table-cell table:style-name="ce14" office:value-type="float" office:value="450" calcext:value-type="float">
            <text:p>450.00</text:p>
          </table:table-cell>
          <table:table-cell table:style-name="ce20" office:value-type="percentage" office:value="0.1" calcext:value-type="percentage">
            <text:p>10 %</text:p>
          </table:table-cell>
          <table:table-cell table:style-name="ce26" table:formula="of:=+[.E17]*[.D17]" office:value-type="float" office:value="45" calcext:value-type="float">
            <text:p>45.00</text:p>
          </table:table-cell>
          <table:table-cell table:style-name="ce14" table:formula="of:=+[.F17]/12" office:value-type="float" office:value="3.75" calcext:value-type="float">
            <text:p>3.7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7"/>
          <table:table-cell table:style-name="ce16"/>
          <table:table-cell table:style-name="ce23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3"/>
          <table:table-cell table:style-name="ce17" table:number-columns-spanned="1" table:number-rows-spanned="2"/>
          <table:table-cell table:number-columns-repeated="16380"/>
        </table:table-row>
        <table:table-row table:style-name="ro1">
          <table:table-cell/>
          <table:table-cell table:style-name="ce7" table:number-columns-repeated="2"/>
          <table:covered-table-cell table:style-name="ce18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STEMA DE COSTEO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6365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38" office:value-type="string" calcext:value-type="string" table:number-columns-spanned="5" table:number-rows-spanned="3">
            <text:p>MES 01</text:p>
          </table:table-cell>
          <table:covered-table-cell table:number-columns-repeated="3" table:style-name="ce59"/>
          <table:covered-table-cell table:style-name="ce101"/>
          <table:table-cell/>
          <table:table-cell table:style-name="ce38" office:value-type="string" calcext:value-type="string" table:number-columns-spanned="5" table:number-rows-spanned="3">
            <text:p>MES 02</text:p>
          </table:table-cell>
          <table:covered-table-cell table:number-columns-repeated="3" table:style-name="ce59"/>
          <table:covered-table-cell table:style-name="ce101"/>
          <table:table-cell/>
          <table:table-cell table:style-name="ce38" office:value-type="string" calcext:value-type="string" table:number-columns-spanned="5" table:number-rows-spanned="3">
            <text:p>MES 03</text:p>
          </table:table-cell>
          <table:covered-table-cell table:number-columns-repeated="3" table:style-name="ce59"/>
          <table:covered-table-cell table:style-name="ce101"/>
          <table:table-cell table:number-columns-repeated="16366"/>
        </table:table-row>
        <table:table-row table:style-name="ro3">
          <table:table-cell/>
          <table:covered-table-cell table:style-name="ce39"/>
          <table:covered-table-cell table:number-columns-repeated="3" table:style-name="ce60"/>
          <table:covered-table-cell table:style-name="ce102"/>
          <table:table-cell/>
          <table:covered-table-cell table:style-name="ce39"/>
          <table:covered-table-cell table:number-columns-repeated="3" table:style-name="ce60"/>
          <table:covered-table-cell table:style-name="ce102"/>
          <table:table-cell/>
          <table:covered-table-cell table:style-name="ce39"/>
          <table:covered-table-cell table:number-columns-repeated="3" table:style-name="ce60"/>
          <table:covered-table-cell table:style-name="ce102"/>
          <table:table-cell table:number-columns-repeated="16366"/>
        </table:table-row>
        <table:table-row table:style-name="ro3">
          <table:table-cell/>
          <table:covered-table-cell table:style-name="ce40"/>
          <table:covered-table-cell table:number-columns-repeated="3" table:style-name="ce61"/>
          <table:covered-table-cell table:style-name="ce103"/>
          <table:table-cell/>
          <table:covered-table-cell table:style-name="ce40"/>
          <table:covered-table-cell table:number-columns-repeated="3" table:style-name="ce61"/>
          <table:covered-table-cell table:style-name="ce103"/>
          <table:table-cell/>
          <table:covered-table-cell table:style-name="ce40"/>
          <table:covered-table-cell table:number-columns-repeated="3" table:style-name="ce61"/>
          <table:covered-table-cell table:style-name="ce103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2" office:value-type="string" calcext:value-type="string">
            <text:p>INGRESO A PRODUCCION EN KILOS</text:p>
          </table:table-cell>
          <table:table-cell table:style-name="ce62" office:value-type="string" calcext:value-type="string">
            <text:p>RENDIMIENTO EN KG</text:p>
          </table:table-cell>
          <table:table-cell table:style-name="ce62" office:value-type="string" calcext:value-type="string">
            <text:p>DESMEDRO</text:p>
          </table:table-cell>
          <table:table-cell table:style-name="ce62" office:value-type="string" calcext:value-type="string">
            <text:p>RENDIMIENTO PAQU.</text:p>
          </table:table-cell>
          <table:table-cell table:number-columns-repeated="2"/>
          <table:table-cell table:style-name="ce62" office:value-type="string" calcext:value-type="string">
            <text:p>INGRESO A PRODUCCION EN KILOS</text:p>
          </table:table-cell>
          <table:table-cell table:style-name="ce62" office:value-type="string" calcext:value-type="string">
            <text:p>RENDIMIENTO EN KG</text:p>
          </table:table-cell>
          <table:table-cell table:style-name="ce62" office:value-type="string" calcext:value-type="string">
            <text:p>DESMEDRO</text:p>
          </table:table-cell>
          <table:table-cell table:style-name="ce62" office:value-type="string" calcext:value-type="string">
            <text:p>RENDIMIENTO PAQU.</text:p>
          </table:table-cell>
          <table:table-cell table:number-columns-repeated="2"/>
          <table:table-cell table:style-name="ce62" office:value-type="string" calcext:value-type="string">
            <text:p>INGRESO A PRODUCCION EN KILOS</text:p>
          </table:table-cell>
          <table:table-cell table:style-name="ce62" office:value-type="string" calcext:value-type="string">
            <text:p>RENDIMIENTO EN KG</text:p>
          </table:table-cell>
          <table:table-cell table:style-name="ce62" office:value-type="string" calcext:value-type="string">
            <text:p>DESMEDRO</text:p>
          </table:table-cell>
          <table:table-cell table:style-name="ce62" office:value-type="string" calcext:value-type="string">
            <text:p>RENDIMIENTO PAQU.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63" office:value-type="float" office:value="125600" calcext:value-type="float">
            <text:p><text:s/>125,600.00 </text:p>
          </table:table-cell>
          <table:table-cell table:style-name="ce65" table:formula="of:=2500*50" office:value-type="float" office:value="125000" calcext:value-type="float">
            <text:p><text:s/>125,000.00 </text:p>
          </table:table-cell>
          <table:table-cell table:style-name="ce63" table:formula="of:=+[.C7]-[.D7]" office:value-type="float" office:value="600" calcext:value-type="float">
            <text:p><text:s/>600.00 </text:p>
          </table:table-cell>
          <table:table-cell table:style-name="ce63" table:formula="of:=+[.D7]/50" office:value-type="float" office:value="2500" calcext:value-type="float">
            <text:p><text:s/>2,500.00 </text:p>
          </table:table-cell>
          <table:table-cell table:number-columns-repeated="2"/>
          <table:table-cell table:style-name="ce63" office:value-type="float" office:value="150500" calcext:value-type="float">
            <text:p><text:s/>150,500.00 </text:p>
          </table:table-cell>
          <table:table-cell table:style-name="ce65" table:formula="of:=3000*50" office:value-type="float" office:value="150000" calcext:value-type="float">
            <text:p><text:s/>150,000.00 </text:p>
          </table:table-cell>
          <table:table-cell table:style-name="ce63" table:formula="of:=+[.I7]-[.J7]" office:value-type="float" office:value="500" calcext:value-type="float">
            <text:p><text:s/>500.00 </text:p>
          </table:table-cell>
          <table:table-cell table:style-name="ce63" table:formula="of:=+[.J7]/50" office:value-type="float" office:value="3000" calcext:value-type="float">
            <text:p><text:s/>3,000.00 </text:p>
          </table:table-cell>
          <table:table-cell table:number-columns-repeated="2"/>
          <table:table-cell table:style-name="ce63" office:value-type="float" office:value="104500" calcext:value-type="float">
            <text:p><text:s/>104,500.00 </text:p>
          </table:table-cell>
          <table:table-cell table:style-name="ce65" table:formula="of:=2000*50" office:value-type="float" office:value="100000" calcext:value-type="float">
            <text:p><text:s/>100,000.00 </text:p>
          </table:table-cell>
          <table:table-cell table:style-name="ce63" table:formula="of:=+[.O7]-[.P7]" office:value-type="float" office:value="4500" calcext:value-type="float">
            <text:p><text:s/>4,500.00 </text:p>
          </table:table-cell>
          <table:table-cell table:style-name="ce63" table:formula="of:=+[.P7]/50" office:value-type="float" office:value="2000" calcext:value-type="float">
            <text:p><text:s/>2,000.00 </text:p>
          </table:table-cell>
          <table:table-cell table:number-columns-repeated="16366"/>
        </table:table-row>
        <table:table-row table:style-name="ro1" table:number-rows-repeated="3">
          <table:table-cell/>
          <table:table-cell table:style-name="ce41"/>
          <table:table-cell table:style-name="ce64" table:number-columns-repeated="2"/>
          <table:table-cell table:style-name="ce7"/>
          <table:table-cell table:number-columns-repeated="2"/>
          <table:table-cell table:style-name="ce41"/>
          <table:table-cell table:style-name="ce64" table:number-columns-repeated="2"/>
          <table:table-cell table:style-name="ce7"/>
          <table:table-cell table:number-columns-repeated="2"/>
          <table:table-cell table:style-name="ce41"/>
          <table:table-cell table:style-name="ce64" table:number-columns-repeated="2"/>
          <table:table-cell table:style-name="ce7"/>
          <table:table-cell table:number-columns-repeated="16367"/>
        </table:table-row>
        <table:table-row table:style-name="ro4">
          <table:table-cell/>
          <table:table-cell table:style-name="ce42" office:value-type="string" calcext:value-type="string" table:number-columns-spanned="1" table:number-rows-spanned="2">
            <text:p>PRODUCCION MENSUAL</text:p>
          </table:table-cell>
          <table:table-cell table:style-name="ce62" office:value-type="string" calcext:value-type="string">
            <text:p>RENDIMIENTO EN KG</text:p>
          </table:table-cell>
          <table:table-cell table:style-name="ce62" office:value-type="string" calcext:value-type="string">
            <text:p>RENDIMIENTO CAJA</text:p>
          </table:table-cell>
          <table:table-cell table:style-name="ce62" office:value-type="string" calcext:value-type="string">
            <text:p>RENDIM. KILOS/DIAS</text:p>
          </table:table-cell>
          <table:table-cell table:style-name="ce62" office:value-type="string" calcext:value-type="string">
            <text:p>PERIODO</text:p>
          </table:table-cell>
          <table:table-cell/>
          <table:table-cell table:style-name="ce42" office:value-type="string" calcext:value-type="string" table:number-columns-spanned="1" table:number-rows-spanned="2">
            <text:p>PRODUCCION MENSUAL</text:p>
          </table:table-cell>
          <table:table-cell table:style-name="ce62" office:value-type="string" calcext:value-type="string">
            <text:p>RENDIMIENTO EN KG</text:p>
          </table:table-cell>
          <table:table-cell table:style-name="ce62" office:value-type="string" calcext:value-type="string">
            <text:p>RENDIMIENTO CAJA</text:p>
          </table:table-cell>
          <table:table-cell table:style-name="ce62" office:value-type="string" calcext:value-type="string">
            <text:p>RENDIM. KILOS/DIAS</text:p>
          </table:table-cell>
          <table:table-cell table:style-name="ce62" office:value-type="string" calcext:value-type="string">
            <text:p>PERIODO</text:p>
          </table:table-cell>
          <table:table-cell/>
          <table:table-cell table:style-name="ce42" office:value-type="string" calcext:value-type="string" table:number-columns-spanned="1" table:number-rows-spanned="2">
            <text:p>PRODUCCION MENSUAL</text:p>
          </table:table-cell>
          <table:table-cell table:style-name="ce62" office:value-type="string" calcext:value-type="string">
            <text:p>RENDIMIENTO EN KG</text:p>
          </table:table-cell>
          <table:table-cell table:style-name="ce62" office:value-type="string" calcext:value-type="string">
            <text:p>RENDIMIENTO CAJA</text:p>
          </table:table-cell>
          <table:table-cell table:style-name="ce62" office:value-type="string" calcext:value-type="string">
            <text:p>RENDIM. KILOS/DIAS</text:p>
          </table:table-cell>
          <table:table-cell table:style-name="ce62" office:value-type="string" calcext:value-type="string">
            <text:p>PERIODO</text:p>
          </table:table-cell>
          <table:table-cell table:number-columns-repeated="16366"/>
        </table:table-row>
        <table:table-row table:style-name="ro4">
          <table:table-cell/>
          <table:covered-table-cell table:style-name="ce43"/>
          <table:table-cell table:style-name="ce65" table:formula="of:=2500*50" office:value-type="float" office:value="125000" calcext:value-type="float">
            <text:p><text:s/>125,000.00 </text:p>
          </table:table-cell>
          <table:table-cell table:style-name="ce63" table:formula="of:=+[.C12]/50" office:value-type="float" office:value="2500" calcext:value-type="float">
            <text:p><text:s/>2,500.00 </text:p>
          </table:table-cell>
          <table:table-cell table:style-name="ce63" table:formula="of:=+[.C12]/[.F12]" office:value-type="float" office:value="4166.66666666667" calcext:value-type="float">
            <text:p><text:s/>4,166.67 </text:p>
          </table:table-cell>
          <table:table-cell table:style-name="ce104" office:value-type="float" office:value="30" calcext:value-type="float">
            <text:p>30</text:p>
          </table:table-cell>
          <table:table-cell office:value-type="string" calcext:value-type="string">
            <text:p>dias</text:p>
          </table:table-cell>
          <table:covered-table-cell table:style-name="ce43"/>
          <table:table-cell table:style-name="ce65" table:formula="of:=3000*50" office:value-type="float" office:value="150000" calcext:value-type="float">
            <text:p><text:s/>150,000.00 </text:p>
          </table:table-cell>
          <table:table-cell table:style-name="ce63" table:formula="of:=+[.I12]/50" office:value-type="float" office:value="3000" calcext:value-type="float">
            <text:p><text:s/>3,000.00 </text:p>
          </table:table-cell>
          <table:table-cell table:style-name="ce63" table:formula="of:=+[.I12]/[.L12]" office:value-type="float" office:value="5000" calcext:value-type="float">
            <text:p><text:s/>5,000.00 </text:p>
          </table:table-cell>
          <table:table-cell table:style-name="ce104" office:value-type="float" office:value="30" calcext:value-type="float">
            <text:p>30</text:p>
          </table:table-cell>
          <table:table-cell office:value-type="string" calcext:value-type="string">
            <text:p>dias</text:p>
          </table:table-cell>
          <table:covered-table-cell table:style-name="ce43"/>
          <table:table-cell table:style-name="ce65" table:formula="of:=2000*50" office:value-type="float" office:value="100000" calcext:value-type="float">
            <text:p><text:s/>100,000.00 </text:p>
          </table:table-cell>
          <table:table-cell table:style-name="ce63" table:formula="of:=+[.O12]/50" office:value-type="float" office:value="2000" calcext:value-type="float">
            <text:p><text:s/>2,000.00 </text:p>
          </table:table-cell>
          <table:table-cell table:style-name="ce63" table:formula="of:=+[.O12]/[.R12]" office:value-type="float" office:value="3333.33333333333" calcext:value-type="float">
            <text:p><text:s/>3,333.33 </text:p>
          </table:table-cell>
          <table:table-cell table:style-name="ce104" office:value-type="float" office:value="30" calcext:value-type="float">
            <text:p>30</text:p>
          </table:table-cell>
          <table:table-cell office:value-type="string" calcext:value-type="string">
            <text:p>dias</text:p>
          </table:table-cell>
          <table:table-cell table:number-columns-repeated="16365"/>
        </table:table-row>
        <table:table-row table:style-name="ro1">
          <table:table-cell/>
          <table:table-cell table:style-name="ce41"/>
          <table:table-cell table:style-name="ce64" table:number-columns-repeated="2"/>
          <table:table-cell table:style-name="ce7"/>
          <table:table-cell/>
          <table:table-cell table:style-name="ce64"/>
          <table:table-cell table:style-name="ce41"/>
          <table:table-cell table:style-name="ce64" table:number-columns-repeated="2"/>
          <table:table-cell table:style-name="ce7"/>
          <table:table-cell/>
          <table:table-cell table:style-name="ce64"/>
          <table:table-cell table:style-name="ce41"/>
          <table:table-cell table:style-name="ce64" table:number-columns-repeated="2"/>
          <table:table-cell table:style-name="ce7"/>
          <table:table-cell/>
          <table:table-cell table:style-name="ce64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4" office:value-type="string" calcext:value-type="string" table:number-columns-spanned="6" table:number-rows-spanned="1">
            <text:p>HOJA DE COSTOS DE PROCESO PRODUCTIVO DE TUNA</text:p>
          </table:table-cell>
          <table:covered-table-cell table:number-columns-repeated="5" table:style-name="ce66"/>
          <table:table-cell table:style-name="ce44" office:value-type="string" calcext:value-type="string" table:number-columns-spanned="6" table:number-rows-spanned="1">
            <text:p>HOJA DE COSTOS DE PROCESO PRODUCTIVO DE CAFÉ EN GRANO</text:p>
          </table:table-cell>
          <table:covered-table-cell table:number-columns-repeated="5" table:style-name="ce66"/>
          <table:table-cell table:style-name="ce44" office:value-type="string" calcext:value-type="string" table:number-columns-spanned="6" table:number-rows-spanned="1">
            <text:p>HOJA DE COSTOS DE PROCESO PRODUCTIVO DE CAFÉ EN GRANO</text:p>
          </table:table-cell>
          <table:covered-table-cell table:number-columns-repeated="5" table:style-name="ce66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5" office:value-type="string" calcext:value-type="string" table:number-columns-spanned="5" table:number-rows-spanned="1">
            <text:p>costo de produccion departamento I - PROCESAMIENTO DE CAFÉ</text:p>
          </table:table-cell>
          <table:covered-table-cell table:number-columns-repeated="4" table:style-name="ce45"/>
          <table:table-cell/>
          <table:table-cell table:style-name="ce45" office:value-type="string" calcext:value-type="string" table:number-columns-spanned="5" table:number-rows-spanned="1">
            <text:p>costo de produccion departamento I - PROCESAMIENTO DE CAFÉ</text:p>
          </table:table-cell>
          <table:covered-table-cell table:number-columns-repeated="4" table:style-name="ce45"/>
          <table:table-cell/>
          <table:table-cell table:style-name="ce45" office:value-type="string" calcext:value-type="string" table:number-columns-spanned="5" table:number-rows-spanned="1">
            <text:p>costo de produccion departamento I - PROCESAMIENTO DE CAFÉ</text:p>
          </table:table-cell>
          <table:covered-table-cell table:number-columns-repeated="4" table:style-name="ce45"/>
          <table:table-cell table:number-columns-repeated="16366"/>
        </table:table-row>
        <table:table-row table:style-name="ro5">
          <table:table-cell/>
          <table:table-cell table:style-name="ce38" office:value-type="string" calcext:value-type="string">
            <text:p>DETALLE</text:p>
          </table:table-cell>
          <table:table-cell table:style-name="ce67"/>
          <table:table-cell table:style-name="ce67" office:value-type="string" calcext:value-type="string">
            <text:p>COSTO MENSUAL (S/.)</text:p>
          </table:table-cell>
          <table:table-cell table:style-name="ce67" office:value-type="string" calcext:value-type="string">
            <text:p>COSTO DIARIO</text:p>
          </table:table-cell>
          <table:table-cell table:style-name="ce105" office:value-type="string" calcext:value-type="string">
            <text:p>COSTO POR CAJA</text:p>
          </table:table-cell>
          <table:table-cell/>
          <table:table-cell table:style-name="ce38" office:value-type="string" calcext:value-type="string">
            <text:p>DETALLE</text:p>
          </table:table-cell>
          <table:table-cell table:style-name="ce67"/>
          <table:table-cell table:style-name="ce67" office:value-type="string" calcext:value-type="string">
            <text:p>COSTO MENSUAL (S/.)</text:p>
          </table:table-cell>
          <table:table-cell table:style-name="ce67" office:value-type="string" calcext:value-type="string">
            <text:p>COSTO DIARIO</text:p>
          </table:table-cell>
          <table:table-cell table:style-name="ce105" office:value-type="string" calcext:value-type="string">
            <text:p>COSTO POR CAJA</text:p>
          </table:table-cell>
          <table:table-cell/>
          <table:table-cell table:style-name="ce38" office:value-type="string" calcext:value-type="string">
            <text:p>DETALLE</text:p>
          </table:table-cell>
          <table:table-cell table:style-name="ce67"/>
          <table:table-cell table:style-name="ce67" office:value-type="string" calcext:value-type="string">
            <text:p>COSTO MENSUAL (S/.)</text:p>
          </table:table-cell>
          <table:table-cell table:style-name="ce67" office:value-type="string" calcext:value-type="string">
            <text:p>COSTO DIARIO</text:p>
          </table:table-cell>
          <table:table-cell table:style-name="ce105" office:value-type="string" calcext:value-type="string">
            <text:p>COSTO POR CAJA</text:p>
          </table:table-cell>
          <table:table-cell table:number-columns-repeated="16366"/>
        </table:table-row>
        <table:table-row table:style-name="ro1">
          <table:table-cell table:style-name="ce37"/>
          <table:table-cell table:style-name="ce46" office:value-type="string" calcext:value-type="string">
            <text:p>MATERIA PRIMA</text:p>
          </table:table-cell>
          <table:table-cell table:style-name="ce68"/>
          <table:table-cell table:style-name="ce81" table:formula="of:=+[.C20]" office:value-type="float" office:value="376800" calcext:value-type="float">
            <text:p>376,800.00</text:p>
          </table:table-cell>
          <table:table-cell table:style-name="ce92" table:formula="of:=+[.D19]/[.F12]" office:value-type="float" office:value="12560" calcext:value-type="float">
            <text:p>12,560.00</text:p>
          </table:table-cell>
          <table:table-cell table:style-name="ce106" table:formula="of:=+[.D19]/[.D12]" office:value-type="float" office:value="150.72" calcext:value-type="float">
            <text:p>150.72</text:p>
          </table:table-cell>
          <table:table-cell table:style-name="ce37"/>
          <table:table-cell table:style-name="ce46" office:value-type="string" calcext:value-type="string">
            <text:p>MATERIA PRIMA</text:p>
          </table:table-cell>
          <table:table-cell table:style-name="ce68"/>
          <table:table-cell table:style-name="ce81" table:formula="of:=+[.I20]" office:value-type="float" office:value="451500" calcext:value-type="float">
            <text:p>451,500.00</text:p>
          </table:table-cell>
          <table:table-cell table:style-name="ce92" table:formula="of:=+[.J19]/[.L12]" office:value-type="float" office:value="15050" calcext:value-type="float">
            <text:p>15,050.00</text:p>
          </table:table-cell>
          <table:table-cell table:style-name="ce106" table:formula="of:=+[.J19]/[.J12]" office:value-type="float" office:value="150.5" calcext:value-type="float">
            <text:p>150.50</text:p>
          </table:table-cell>
          <table:table-cell table:style-name="ce37"/>
          <table:table-cell table:style-name="ce46" office:value-type="string" calcext:value-type="string">
            <text:p>MATERIA PRIMA</text:p>
          </table:table-cell>
          <table:table-cell table:style-name="ce68"/>
          <table:table-cell table:style-name="ce81" table:formula="of:=+[.O20]" office:value-type="float" office:value="313500" calcext:value-type="float">
            <text:p>313,500.00</text:p>
          </table:table-cell>
          <table:table-cell table:style-name="ce92" table:formula="of:=+[.P19]/[.R12]" office:value-type="float" office:value="10450" calcext:value-type="float">
            <text:p>10,450.00</text:p>
          </table:table-cell>
          <table:table-cell table:style-name="ce106" table:formula="of:=+[.P19]/[.P12]" office:value-type="float" office:value="156.75" calcext:value-type="float">
            <text:p>156.75</text:p>
          </table:table-cell>
          <table:table-cell table:style-name="ce37" table:number-columns-repeated="16366"/>
        </table:table-row>
        <table:table-row table:style-name="ro1">
          <table:table-cell table:style-name="ce37"/>
          <table:table-cell table:style-name="ce47" office:value-type="string" calcext:value-type="string">
            <text:p>CAFÉ EN GRANO (125,500 LK x 5 SOLES)</text:p>
          </table:table-cell>
          <table:table-cell table:style-name="ce68" table:formula="of:=[.C7]*3" office:value-type="float" office:value="376800" calcext:value-type="float">
            <text:p>376,800.00</text:p>
          </table:table-cell>
          <table:table-cell table:style-name="ce81"/>
          <table:table-cell table:style-name="ce92"/>
          <table:table-cell table:style-name="ce106"/>
          <table:table-cell table:style-name="ce37"/>
          <table:table-cell table:style-name="ce47" office:value-type="string" calcext:value-type="string">
            <text:p>CAFÉ EN GRANO (125,500 LK x 5 SOLES)</text:p>
          </table:table-cell>
          <table:table-cell table:style-name="ce68" table:formula="of:=[.I7]*3" office:value-type="float" office:value="451500" calcext:value-type="float">
            <text:p>451,500.00</text:p>
          </table:table-cell>
          <table:table-cell table:style-name="ce81"/>
          <table:table-cell table:style-name="ce92"/>
          <table:table-cell table:style-name="ce106"/>
          <table:table-cell table:style-name="ce37"/>
          <table:table-cell table:style-name="ce47" office:value-type="string" calcext:value-type="string">
            <text:p>CAFÉ EN GRANO (125,500 LK x 5 SOLES)</text:p>
          </table:table-cell>
          <table:table-cell table:style-name="ce68" table:formula="of:=[.O7]*3" office:value-type="float" office:value="313500" calcext:value-type="float">
            <text:p>313,500.00</text:p>
          </table:table-cell>
          <table:table-cell table:style-name="ce81"/>
          <table:table-cell table:style-name="ce92"/>
          <table:table-cell table:style-name="ce106"/>
          <table:table-cell table:style-name="ce37" table:number-columns-repeated="16366"/>
        </table:table-row>
        <table:table-row table:style-name="ro1">
          <table:table-cell table:style-name="ce37"/>
          <table:table-cell table:style-name="ce47"/>
          <table:table-cell table:style-name="ce68"/>
          <table:table-cell table:style-name="ce81"/>
          <table:table-cell table:style-name="ce92"/>
          <table:table-cell table:style-name="ce106"/>
          <table:table-cell table:style-name="ce37"/>
          <table:table-cell table:style-name="ce47" office:value-type="string" calcext:value-type="string">
            <text:p>INSUMOS QUMICOS</text:p>
          </table:table-cell>
          <table:table-cell table:style-name="ce68"/>
          <table:table-cell table:style-name="ce81"/>
          <table:table-cell table:style-name="ce92"/>
          <table:table-cell table:style-name="ce106"/>
          <table:table-cell table:style-name="ce37"/>
          <table:table-cell table:style-name="ce47" office:value-type="string" calcext:value-type="string">
            <text:p>INSUMOS QUMICOS</text:p>
          </table:table-cell>
          <table:table-cell table:style-name="ce68"/>
          <table:table-cell table:style-name="ce81"/>
          <table:table-cell table:style-name="ce92"/>
          <table:table-cell table:style-name="ce106"/>
          <table:table-cell table:style-name="ce37" table:number-columns-repeated="16366"/>
        </table:table-row>
        <table:table-row table:style-name="ro1">
          <table:table-cell/>
          <table:table-cell table:style-name="ce46" office:value-type="string" calcext:value-type="string">
            <text:p>MANO DE OBRA</text:p>
          </table:table-cell>
          <table:table-cell table:style-name="ce68"/>
          <table:table-cell table:style-name="ce81" table:formula="of:=SUM([.C23:.C31])" office:value-type="float" office:value="12950" calcext:value-type="float">
            <text:p>12,950.00</text:p>
          </table:table-cell>
          <table:table-cell table:style-name="ce92" table:formula="of:=[.D22]/[.F12]" office:value-type="float" office:value="431.666666666667" calcext:value-type="float">
            <text:p>431.67</text:p>
          </table:table-cell>
          <table:table-cell table:style-name="ce106" table:formula="of:=+[.D22]/[.D12]" office:value-type="float" office:value="5.18" calcext:value-type="float">
            <text:p>5.18</text:p>
          </table:table-cell>
          <table:table-cell/>
          <table:table-cell table:style-name="ce46" office:value-type="string" calcext:value-type="string">
            <text:p>MANO DE OBRA</text:p>
          </table:table-cell>
          <table:table-cell table:style-name="ce68"/>
          <table:table-cell table:style-name="ce81" table:formula="of:=SUM([.I23:.I32])" office:value-type="float" office:value="13880" calcext:value-type="float">
            <text:p>13,880.00</text:p>
          </table:table-cell>
          <table:table-cell table:style-name="ce92" table:formula="of:=[.J22]/[.L12]" office:value-type="float" office:value="462.666666666667" calcext:value-type="float">
            <text:p>462.67</text:p>
          </table:table-cell>
          <table:table-cell table:style-name="ce106" table:formula="of:=+[.J22]/[.J12]" office:value-type="float" office:value="4.62666666666667" calcext:value-type="float">
            <text:p>4.63</text:p>
          </table:table-cell>
          <table:table-cell/>
          <table:table-cell table:style-name="ce46" office:value-type="string" calcext:value-type="string">
            <text:p>MANO DE OBRA</text:p>
          </table:table-cell>
          <table:table-cell table:style-name="ce68"/>
          <table:table-cell table:style-name="ce81" table:formula="of:=SUM([.O23:.O31])" office:value-type="float" office:value="12950" calcext:value-type="float">
            <text:p>12,950.00</text:p>
          </table:table-cell>
          <table:table-cell table:style-name="ce92" table:formula="of:=[.P22]/[.R12]" office:value-type="float" office:value="431.666666666667" calcext:value-type="float">
            <text:p>431.67</text:p>
          </table:table-cell>
          <table:table-cell table:style-name="ce106" table:formula="of:=+[.P22]/[.P12]" office:value-type="float" office:value="6.475" calcext:value-type="float">
            <text:p>6.48</text:p>
          </table:table-cell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ING. QUIMICO</text:p>
          </table:table-cell>
          <table:table-cell table:style-name="ce68" office:value-type="float" office:value="3000" calcext:value-type="float">
            <text:p>3,0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ING. QUIMICO</text:p>
          </table:table-cell>
          <table:table-cell table:style-name="ce68" office:value-type="float" office:value="3000" calcext:value-type="float">
            <text:p>3,0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ING. QUIMICO</text:p>
          </table:table-cell>
          <table:table-cell table:style-name="ce68" office:value-type="float" office:value="3000" calcext:value-type="float">
            <text:p>3,00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ING. INDUSTRIAL</text:p>
          </table:table-cell>
          <table:table-cell table:style-name="ce68" office:value-type="float" office:value="2000" calcext:value-type="float">
            <text:p>2,0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ING. INDUSTRIAL</text:p>
          </table:table-cell>
          <table:table-cell table:style-name="ce68" office:value-type="float" office:value="2000" calcext:value-type="float">
            <text:p>2,0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ING. INDUSTRIAL</text:p>
          </table:table-cell>
          <table:table-cell table:style-name="ce68" office:value-type="float" office:value="2000" calcext:value-type="float">
            <text:p>2,00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ING. AGRONOMO</text:p>
          </table:table-cell>
          <table:table-cell table:style-name="ce68" office:value-type="float" office:value="1800" calcext:value-type="float">
            <text:p>1,8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ING. AGRONOMO</text:p>
          </table:table-cell>
          <table:table-cell table:style-name="ce68" office:value-type="float" office:value="1800" calcext:value-type="float">
            <text:p>1,8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ING. AGRONOMO</text:p>
          </table:table-cell>
          <table:table-cell table:style-name="ce68" office:value-type="float" office:value="1800" calcext:value-type="float">
            <text:p>1,80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SUPERVISOR</text:p>
          </table:table-cell>
          <table:table-cell table:style-name="ce68" office:value-type="float" office:value="1500" calcext:value-type="float">
            <text:p>1,5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SUPERVISOR</text:p>
          </table:table-cell>
          <table:table-cell table:style-name="ce68" office:value-type="float" office:value="1500" calcext:value-type="float">
            <text:p>1,50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SUPERVISOR</text:p>
          </table:table-cell>
          <table:table-cell table:style-name="ce68" office:value-type="float" office:value="1500" calcext:value-type="float">
            <text:p>1,50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ERSONAL 01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1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1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ERSONAL 02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2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2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ERSONAL 03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3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3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ERSONAL 04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4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8" office:value-type="string" calcext:value-type="string">
            <text:p>PERSONAL 04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8" office:value-type="string" calcext:value-type="string">
            <text:p>PERSONAL 05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8" office:value-type="string" calcext:value-type="string">
            <text:p>PERSONAL 05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8" office:value-type="string" calcext:value-type="string">
            <text:p>PERSONAL 05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1">
          <table:table-cell/>
          <table:table-cell table:style-name="ce47"/>
          <table:table-cell table:style-name="ce68"/>
          <table:table-cell table:style-name="ce82"/>
          <table:table-cell table:style-name="ce92"/>
          <table:table-cell table:style-name="ce107"/>
          <table:table-cell/>
          <table:table-cell table:style-name="ce48" office:value-type="string" calcext:value-type="string">
            <text:p>PERSONAL 06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/>
          <table:table-cell table:style-name="ce68"/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1">
          <table:table-cell/>
          <table:table-cell table:style-name="ce46" office:value-type="string" calcext:value-type="string">
            <text:p>GASTOS <text:s/>DE PRODUCCIÓN</text:p>
          </table:table-cell>
          <table:table-cell table:style-name="ce68"/>
          <table:table-cell table:style-name="ce82"/>
          <table:table-cell table:style-name="ce92"/>
          <table:table-cell table:style-name="ce107"/>
          <table:table-cell/>
          <table:table-cell table:style-name="ce46" office:value-type="string" calcext:value-type="string">
            <text:p>GASTOS <text:s/>DE PRODUCCIÓN</text:p>
          </table:table-cell>
          <table:table-cell table:style-name="ce68"/>
          <table:table-cell table:style-name="ce82"/>
          <table:table-cell table:style-name="ce92"/>
          <table:table-cell table:style-name="ce107"/>
          <table:table-cell/>
          <table:table-cell table:style-name="ce46" office:value-type="string" calcext:value-type="string">
            <text:p>GASTOS <text:s/>DE PRODUCCIÓN</text:p>
          </table:table-cell>
          <table:table-cell table:style-name="ce68"/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1">
          <table:table-cell/>
          <table:table-cell table:style-name="ce46"/>
          <table:table-cell table:style-name="ce68"/>
          <table:table-cell table:style-name="ce81" table:formula="of:=SUM([.C35:.C38])" office:value-type="float" office:value="5783.33333333333" calcext:value-type="float">
            <text:p>5,783.33</text:p>
          </table:table-cell>
          <table:table-cell table:style-name="ce92" table:formula="of:=[.D34]/[.F12]" office:value-type="float" office:value="192.777777777778" calcext:value-type="float">
            <text:p>192.78</text:p>
          </table:table-cell>
          <table:table-cell table:style-name="ce106" table:formula="of:=+[.D34]/[.D12]" office:value-type="float" office:value="2.31333333333333" calcext:value-type="float">
            <text:p>2.31</text:p>
          </table:table-cell>
          <table:table-cell/>
          <table:table-cell table:style-name="ce46"/>
          <table:table-cell table:style-name="ce68"/>
          <table:table-cell table:style-name="ce81" table:formula="of:=SUM([.I35:.I38])" office:value-type="float" office:value="2500" calcext:value-type="float">
            <text:p>2,500.00</text:p>
          </table:table-cell>
          <table:table-cell table:style-name="ce92" table:formula="of:=[.J34]/[.L12]" office:value-type="float" office:value="83.3333333333333" calcext:value-type="float">
            <text:p>83.33</text:p>
          </table:table-cell>
          <table:table-cell table:style-name="ce106" table:formula="of:=+[.J34]/[.J12]" office:value-type="float" office:value="0.833333333333333" calcext:value-type="float">
            <text:p>0.83</text:p>
          </table:table-cell>
          <table:table-cell/>
          <table:table-cell table:style-name="ce46"/>
          <table:table-cell table:style-name="ce68"/>
          <table:table-cell table:style-name="ce81" table:formula="of:=SUM([.O35:.O38])" office:value-type="float" office:value="5000" calcext:value-type="float">
            <text:p>5,000.00</text:p>
          </table:table-cell>
          <table:table-cell table:style-name="ce92" table:formula="of:=[.P34]/[.R12]" office:value-type="float" office:value="166.666666666667" calcext:value-type="float">
            <text:p>166.67</text:p>
          </table:table-cell>
          <table:table-cell table:style-name="ce106" table:formula="of:=+[.P34]/[.P12]" office:value-type="float" office:value="2.5" calcext:value-type="float">
            <text:p>2.50</text:p>
          </table:table-cell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Energia</text:p>
          </table:table-cell>
          <table:table-cell table:style-name="ce68" office:value-type="float" office:value="2500" calcext:value-type="float">
            <text:p>2,5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Energia</text:p>
          </table:table-cell>
          <table:table-cell table:style-name="ce68"/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Energia</text:p>
          </table:table-cell>
          <table:table-cell table:style-name="ce68" office:value-type="float" office:value="2500" calcext:value-type="float">
            <text:p>2,50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2">
          <table:table-cell/>
          <table:table-cell table:style-name="ce47" office:value-type="string" calcext:value-type="string">
            <text:p>Agua</text:p>
          </table:table-cell>
          <table:table-cell table:style-name="ce68" office:value-type="float" office:value="2000" calcext:value-type="float">
            <text:p>2,0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Agua</text:p>
          </table:table-cell>
          <table:table-cell table:style-name="ce68" office:value-type="float" office:value="2000" calcext:value-type="float">
            <text:p>2,0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Agua</text:p>
          </table:table-cell>
          <table:table-cell table:style-name="ce68" office:value-type="float" office:value="2000" calcext:value-type="float">
            <text:p>2,00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2">
          <table:table-cell/>
          <table:table-cell table:style-name="ce49" office:value-type="string" calcext:value-type="string">
            <text:p>Mantenimiento de Equipos de producción</text:p>
          </table:table-cell>
          <table:table-cell table:style-name="ce69" office:value-type="float" office:value="500" calcext:value-type="float">
            <text:p>500.00</text:p>
          </table:table-cell>
          <table:table-cell table:style-name="ce83"/>
          <table:table-cell table:style-name="ce93"/>
          <table:table-cell table:style-name="ce108"/>
          <table:table-cell/>
          <table:table-cell table:style-name="ce49" office:value-type="string" calcext:value-type="string">
            <text:p>Mantenimiento de Equipos de producción</text:p>
          </table:table-cell>
          <table:table-cell table:style-name="ce69" office:value-type="float" office:value="500" calcext:value-type="float">
            <text:p>500.00</text:p>
          </table:table-cell>
          <table:table-cell table:style-name="ce83"/>
          <table:table-cell table:style-name="ce93"/>
          <table:table-cell table:style-name="ce108"/>
          <table:table-cell/>
          <table:table-cell table:style-name="ce49" office:value-type="string" calcext:value-type="string">
            <text:p>Mantenimiento de Equipos de producción</text:p>
          </table:table-cell>
          <table:table-cell table:style-name="ce69" office:value-type="float" office:value="500" calcext:value-type="float">
            <text:p>500.00</text:p>
          </table:table-cell>
          <table:table-cell table:style-name="ce83"/>
          <table:table-cell table:style-name="ce93"/>
          <table:table-cell table:style-name="ce108"/>
          <table:table-cell table:number-columns-repeated="16366"/>
        </table:table-row>
        <table:table-row table:style-name="ro5">
          <table:table-cell/>
          <table:table-cell table:style-name="ce50" office:value-type="string" calcext:value-type="string">
            <text:p>Depreciacion <text:s/>o desgaste <text:s/>de las maquinarias</text:p>
          </table:table-cell>
          <table:table-cell table:style-name="ce70" table:formula="of:=+[$'DEPRECIACION DE MAQUINARIAS'.J11]" office:value-type="float" office:value="783.333333333333" calcext:value-type="float">
            <text:p>783.33</text:p>
          </table:table-cell>
          <table:table-cell table:style-name="ce84"/>
          <table:table-cell table:style-name="ce94"/>
          <table:table-cell table:style-name="ce109"/>
          <table:table-cell/>
          <table:table-cell table:style-name="ce50" office:value-type="string" calcext:value-type="string">
            <text:p>Depreciacion <text:s/>o desgaste <text:s/>de las maquinarias</text:p>
          </table:table-cell>
          <table:table-cell table:style-name="ce70" table:formula="of:=+[$'DEPRECIACION DE MAQUINARIAS'.Q11]" office:value-type="float" office:value="0" calcext:value-type="float">
            <text:p>0.00</text:p>
          </table:table-cell>
          <table:table-cell table:style-name="ce84"/>
          <table:table-cell table:style-name="ce94"/>
          <table:table-cell table:style-name="ce109"/>
          <table:table-cell/>
          <table:table-cell table:style-name="ce50" office:value-type="string" calcext:value-type="string">
            <text:p>Depreciacion <text:s/>o desgaste <text:s/>de las maquinarias</text:p>
          </table:table-cell>
          <table:table-cell table:style-name="ce70" table:formula="of:=+[$'DEPRECIACION DE MAQUINARIAS'.X11]" office:value-type="float" office:value="0" calcext:value-type="float">
            <text:p>0.00</text:p>
          </table:table-cell>
          <table:table-cell table:style-name="ce84"/>
          <table:table-cell table:style-name="ce94"/>
          <table:table-cell table:style-name="ce109"/>
          <table:table-cell table:number-columns-repeated="16366"/>
        </table:table-row>
        <table:table-row table:style-name="ro6">
          <table:table-cell/>
          <table:table-cell table:style-name="ce51" office:value-type="string" calcext:value-type="string">
            <text:p>costo de producto trasferido al Dep. II</text:p>
          </table:table-cell>
          <table:table-cell table:style-name="ce71"/>
          <table:table-cell table:style-name="ce85" table:formula="of:=SUM([.D19:.D34])" office:value-type="float" office:value="395533.333333333" calcext:value-type="float">
            <text:p>395,533.33</text:p>
          </table:table-cell>
          <table:table-cell table:style-name="ce95" table:formula="of:=SUM([.E19:.E34])" office:value-type="float" office:value="13184.4444444444" calcext:value-type="float">
            <text:p>13,184.44</text:p>
          </table:table-cell>
          <table:table-cell table:style-name="ce110" table:formula="of:=SUM([.F19:.F38])" office:value-type="float" office:value="158.213333333333" calcext:value-type="float">
            <text:p>158.21</text:p>
          </table:table-cell>
          <table:table-cell/>
          <table:table-cell table:style-name="ce51" office:value-type="string" calcext:value-type="string">
            <text:p>costo de producto trasferido al Dep. II</text:p>
          </table:table-cell>
          <table:table-cell table:style-name="ce71"/>
          <table:table-cell table:style-name="ce85" table:formula="of:=SUM([.J19:.J34])" office:value-type="float" office:value="467880" calcext:value-type="float">
            <text:p>467,880.00</text:p>
          </table:table-cell>
          <table:table-cell table:style-name="ce95" table:formula="of:=SUM([.K19:.K34])" office:value-type="float" office:value="15596" calcext:value-type="float">
            <text:p>15,596.00</text:p>
          </table:table-cell>
          <table:table-cell table:style-name="ce110" table:formula="of:=SUM([.L19:.L38])" office:value-type="float" office:value="155.96" calcext:value-type="float">
            <text:p>155.96</text:p>
          </table:table-cell>
          <table:table-cell/>
          <table:table-cell table:style-name="ce51" office:value-type="string" calcext:value-type="string">
            <text:p>costo de producto trasferido al Dep. II</text:p>
          </table:table-cell>
          <table:table-cell table:style-name="ce71"/>
          <table:table-cell table:style-name="ce85" table:formula="of:=SUM([.P19:.P34])" office:value-type="float" office:value="331450" calcext:value-type="float">
            <text:p>331,450.00</text:p>
          </table:table-cell>
          <table:table-cell table:style-name="ce95" table:formula="of:=SUM([.Q19:.Q34])" office:value-type="float" office:value="11048.3333333333" calcext:value-type="float">
            <text:p>11,048.33</text:p>
          </table:table-cell>
          <table:table-cell table:style-name="ce110" table:formula="of:=SUM([.R19:.R38])" office:value-type="float" office:value="165.725" calcext:value-type="float">
            <text:p>165.7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costo de produccion departamento II- ENVALAJE O EMPAQUE DEL CAFÉ</text:p>
          </table:table-cell>
          <table:covered-table-cell table:number-columns-repeated="4" table:style-name="ce52"/>
          <table:table-cell/>
          <table:table-cell table:style-name="ce52" office:value-type="string" calcext:value-type="string" table:number-columns-spanned="5" table:number-rows-spanned="1">
            <text:p>costo de produccion departamento II- ENVALAJE O EMPAQUE DEL CAFÉ</text:p>
          </table:table-cell>
          <table:covered-table-cell table:number-columns-repeated="4" table:style-name="ce52"/>
          <table:table-cell/>
          <table:table-cell table:style-name="ce52" office:value-type="string" calcext:value-type="string" table:number-columns-spanned="5" table:number-rows-spanned="1">
            <text:p>costo de produccion departamento II- ENVALAJE O EMPAQUE DEL CAFÉ</text:p>
          </table:table-cell>
          <table:covered-table-cell table:number-columns-repeated="4" table:style-name="ce52"/>
          <table:table-cell table:number-columns-repeated="16366"/>
        </table:table-row>
        <table:table-row table:style-name="ro7">
          <table:table-cell/>
          <table:table-cell table:style-name="ce38" office:value-type="string" calcext:value-type="string">
            <text:p>DETALLE</text:p>
          </table:table-cell>
          <table:table-cell table:style-name="ce67"/>
          <table:table-cell table:style-name="ce67" office:value-type="string" calcext:value-type="string">
            <text:p>COSTO MENSUAL (S/.)</text:p>
          </table:table-cell>
          <table:table-cell table:style-name="ce67" office:value-type="string" calcext:value-type="string">
            <text:p>COSTO DIARIO</text:p>
          </table:table-cell>
          <table:table-cell table:style-name="ce105" table:formula="of:=+[.F18]" office:value-type="string" office:string-value="COSTO POR CAJA" calcext:value-type="string">
            <text:p>COSTO POR CAJA</text:p>
          </table:table-cell>
          <table:table-cell/>
          <table:table-cell table:style-name="ce38" office:value-type="string" calcext:value-type="string">
            <text:p>DETALLE</text:p>
          </table:table-cell>
          <table:table-cell table:style-name="ce67"/>
          <table:table-cell table:style-name="ce67" office:value-type="string" calcext:value-type="string">
            <text:p>COSTO MENSUAL (S/.)</text:p>
          </table:table-cell>
          <table:table-cell table:style-name="ce67" office:value-type="string" calcext:value-type="string">
            <text:p>COSTO DIARIO</text:p>
          </table:table-cell>
          <table:table-cell table:style-name="ce105" table:formula="of:=+[.L18]" office:value-type="string" office:string-value="COSTO POR CAJA" calcext:value-type="string">
            <text:p>COSTO POR CAJA</text:p>
          </table:table-cell>
          <table:table-cell/>
          <table:table-cell table:style-name="ce38" office:value-type="string" calcext:value-type="string">
            <text:p>DETALLE</text:p>
          </table:table-cell>
          <table:table-cell table:style-name="ce67"/>
          <table:table-cell table:style-name="ce67" office:value-type="string" calcext:value-type="string">
            <text:p>COSTO MENSUAL (S/.)</text:p>
          </table:table-cell>
          <table:table-cell table:style-name="ce67" office:value-type="string" calcext:value-type="string">
            <text:p>COSTO DIARIO</text:p>
          </table:table-cell>
          <table:table-cell table:style-name="ce105" table:formula="of:=+[.R18]" office:value-type="string" office:string-value="COSTO POR CAJA" calcext:value-type="string">
            <text:p>COSTO POR CAJA</text:p>
          </table:table-cell>
          <table:table-cell table:number-columns-repeated="16366"/>
        </table:table-row>
        <table:table-row table:style-name="ro8">
          <table:table-cell table:number-columns-repeated="2"/>
          <table:table-cell table:style-name="ce72"/>
          <table:table-cell table:style-name="ce81" table:formula="of:=SUM([.C44:.C44])" office:value-type="float" office:value="395533.333333333" calcext:value-type="float">
            <text:p>395,533.33</text:p>
          </table:table-cell>
          <table:table-cell table:style-name="ce96" table:formula="of:=[.D43]/[.F12]" office:value-type="float" office:value="13184.4444444444" calcext:value-type="float">
            <text:p><text:s/>13,184.44 </text:p>
          </table:table-cell>
          <table:table-cell table:style-name="ce106" table:formula="of:=+[.D43]/[.D12]" office:value-type="float" office:value="158.213333333333" calcext:value-type="float">
            <text:p>158.21</text:p>
          </table:table-cell>
          <table:table-cell table:number-columns-repeated="2"/>
          <table:table-cell table:style-name="ce72"/>
          <table:table-cell table:style-name="ce81" table:formula="of:=SUM([.I44:.I44])" office:value-type="float" office:value="467880" calcext:value-type="float">
            <text:p>467,880.00</text:p>
          </table:table-cell>
          <table:table-cell table:style-name="ce96" table:formula="of:=[.J43]/[.L12]" office:value-type="float" office:value="15596" calcext:value-type="float">
            <text:p><text:s/>15,596.00 </text:p>
          </table:table-cell>
          <table:table-cell table:style-name="ce106" table:formula="of:=+[.J43]/[.J12]" office:value-type="float" office:value="155.96" calcext:value-type="float">
            <text:p>155.96</text:p>
          </table:table-cell>
          <table:table-cell table:number-columns-repeated="2"/>
          <table:table-cell table:style-name="ce72"/>
          <table:table-cell table:style-name="ce81" table:formula="of:=SUM([.O44:.O44])" office:value-type="float" office:value="331450" calcext:value-type="float">
            <text:p>331,450.00</text:p>
          </table:table-cell>
          <table:table-cell table:style-name="ce96" table:formula="of:=[.P43]/[.R12]" office:value-type="float" office:value="11048.3333333333" calcext:value-type="float">
            <text:p><text:s/>11,048.33 </text:p>
          </table:table-cell>
          <table:table-cell table:style-name="ce106" table:formula="of:=+[.P43]/[.P12]" office:value-type="float" office:value="165.725" calcext:value-type="float">
            <text:p>165.73</text:p>
          </table:table-cell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Porductos tranferido del Dep. I</text:p>
          </table:table-cell>
          <table:table-cell table:style-name="ce68" table:formula="of:=[.D39]" office:value-type="float" office:value="395533.333333333" calcext:value-type="float">
            <text:p>395,533.33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Porductos tranferido del Dep. I</text:p>
          </table:table-cell>
          <table:table-cell table:style-name="ce68" table:formula="of:=[.J39]" office:value-type="float" office:value="467880" calcext:value-type="float">
            <text:p>467,88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Porductos tranferido del Dep. I</text:p>
          </table:table-cell>
          <table:table-cell table:style-name="ce68" table:formula="of:=[.P39]" office:value-type="float" office:value="331450" calcext:value-type="float">
            <text:p>331,45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2">
          <table:table-cell/>
          <table:table-cell table:style-name="ce46" office:value-type="string" calcext:value-type="string">
            <text:p>MANO DE OBRA</text:p>
          </table:table-cell>
          <table:table-cell table:style-name="ce68"/>
          <table:table-cell table:style-name="ce81" table:formula="of:=SUM([.C46:.C47])" office:value-type="float" office:value="1860" calcext:value-type="float">
            <text:p>1,860.00</text:p>
          </table:table-cell>
          <table:table-cell table:style-name="ce92" table:formula="of:=[.D45]/[.F12]" office:value-type="float" office:value="62" calcext:value-type="float">
            <text:p>62.00</text:p>
          </table:table-cell>
          <table:table-cell table:style-name="ce106" table:formula="of:=+[.D45]/[.D12]" office:value-type="float" office:value="0.744" calcext:value-type="float">
            <text:p>0.74</text:p>
          </table:table-cell>
          <table:table-cell/>
          <table:table-cell table:style-name="ce46" office:value-type="string" calcext:value-type="string">
            <text:p>MANO DE OBRA</text:p>
          </table:table-cell>
          <table:table-cell table:style-name="ce68"/>
          <table:table-cell table:style-name="ce81" table:formula="of:=SUM([.I46:.I47])" office:value-type="float" office:value="1860" calcext:value-type="float">
            <text:p>1,860.00</text:p>
          </table:table-cell>
          <table:table-cell table:style-name="ce92" table:formula="of:=[.J45]/[.L12]" office:value-type="float" office:value="62" calcext:value-type="float">
            <text:p>62.00</text:p>
          </table:table-cell>
          <table:table-cell table:style-name="ce106" table:formula="of:=+[.J45]/[.J12]" office:value-type="float" office:value="0.62" calcext:value-type="float">
            <text:p>0.62</text:p>
          </table:table-cell>
          <table:table-cell/>
          <table:table-cell table:style-name="ce46" office:value-type="string" calcext:value-type="string">
            <text:p>MANO DE OBRA</text:p>
          </table:table-cell>
          <table:table-cell table:style-name="ce68"/>
          <table:table-cell table:style-name="ce81" table:formula="of:=SUM([.O46:.O47])" office:value-type="float" office:value="1860" calcext:value-type="float">
            <text:p>1,860.00</text:p>
          </table:table-cell>
          <table:table-cell table:style-name="ce92" table:formula="of:=[.P45]/[.R12]" office:value-type="float" office:value="62" calcext:value-type="float">
            <text:p>62.00</text:p>
          </table:table-cell>
          <table:table-cell table:style-name="ce106" table:formula="of:=+[.P45]/[.P12]" office:value-type="float" office:value="0.93" calcext:value-type="float">
            <text:p>0.93</text:p>
          </table:table-cell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PERSONAL 07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7" office:value-type="string" calcext:value-type="string">
            <text:p>PERSONAL 07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/>
          <table:table-cell table:style-name="ce47" office:value-type="string" calcext:value-type="string">
            <text:p>PERSONAL 07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1"/>
          <table:table-cell table:style-name="ce92"/>
          <table:table-cell table:style-name="ce106"/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PERSONAL 08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PERSONAL 08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PERSONAL 08</text:p>
          </table:table-cell>
          <table:table-cell table:style-name="ce68" office:value-type="float" office:value="930" calcext:value-type="float">
            <text:p>93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1">
          <table:table-cell/>
          <table:table-cell table:style-name="ce46" table:formula="of:=+[.B33]" office:value-type="string" office:string-value="GASTOS  DE PRODUCCIÓN" calcext:value-type="string">
            <text:p>GASTOS <text:s/>DE PRODUCCIÓN</text:p>
          </table:table-cell>
          <table:table-cell table:style-name="ce46"/>
          <table:table-cell table:style-name="ce82"/>
          <table:table-cell table:style-name="ce92"/>
          <table:table-cell table:style-name="ce107"/>
          <table:table-cell/>
          <table:table-cell table:style-name="ce46" table:formula="of:=+[.H33]" office:value-type="string" office:string-value="GASTOS  DE PRODUCCIÓN" calcext:value-type="string">
            <text:p>GASTOS <text:s/>DE PRODUCCIÓN</text:p>
          </table:table-cell>
          <table:table-cell table:style-name="ce46"/>
          <table:table-cell table:style-name="ce82"/>
          <table:table-cell table:style-name="ce92"/>
          <table:table-cell table:style-name="ce107"/>
          <table:table-cell/>
          <table:table-cell table:style-name="ce46" table:formula="of:=+[.N33]" office:value-type="string" office:string-value="GASTOS  DE PRODUCCIÓN" calcext:value-type="string">
            <text:p>GASTOS <text:s/>DE PRODUCCIÓN</text:p>
          </table:table-cell>
          <table:table-cell table:style-name="ce46"/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1">
          <table:table-cell/>
          <table:table-cell table:style-name="ce46" office:value-type="string" calcext:value-type="string">
            <text:p><text:s text:c="7"/>- variables</text:p>
          </table:table-cell>
          <table:table-cell table:style-name="ce73" office:value-type="string" calcext:value-type="string">
            <text:p>C/U</text:p>
          </table:table-cell>
          <table:table-cell table:style-name="ce81" table:formula="of:=SUM([.C50:.C51])" office:value-type="float" office:value="13750" calcext:value-type="float">
            <text:p>13,750.00</text:p>
          </table:table-cell>
          <table:table-cell table:style-name="ce92" table:formula="of:=[.D49]/[.F12]" office:value-type="float" office:value="458.333333333333" calcext:value-type="float">
            <text:p>458.33</text:p>
          </table:table-cell>
          <table:table-cell table:style-name="ce106" table:formula="of:=+[.D49]/[.D12]" office:value-type="float" office:value="5.5" calcext:value-type="float">
            <text:p>5.50</text:p>
          </table:table-cell>
          <table:table-cell/>
          <table:table-cell table:style-name="ce46" office:value-type="string" calcext:value-type="string">
            <text:p><text:s text:c="7"/>- variables</text:p>
          </table:table-cell>
          <table:table-cell table:style-name="ce73" office:value-type="string" calcext:value-type="string">
            <text:p>C/U</text:p>
          </table:table-cell>
          <table:table-cell table:style-name="ce81" table:formula="of:=SUM([.I50:.I51])" office:value-type="float" office:value="16500" calcext:value-type="float">
            <text:p>16,500.00</text:p>
          </table:table-cell>
          <table:table-cell table:style-name="ce92" table:formula="of:=[.J49]/[.L12]" office:value-type="float" office:value="550" calcext:value-type="float">
            <text:p>550.00</text:p>
          </table:table-cell>
          <table:table-cell table:style-name="ce106" table:formula="of:=+[.J49]/[.J12]" office:value-type="float" office:value="5.5" calcext:value-type="float">
            <text:p>5.50</text:p>
          </table:table-cell>
          <table:table-cell/>
          <table:table-cell table:style-name="ce46" office:value-type="string" calcext:value-type="string">
            <text:p><text:s text:c="7"/>- variables</text:p>
          </table:table-cell>
          <table:table-cell table:style-name="ce73" office:value-type="string" calcext:value-type="string">
            <text:p>C/U</text:p>
          </table:table-cell>
          <table:table-cell table:style-name="ce81" table:formula="of:=SUM([.O50:.O51])" office:value-type="float" office:value="11000" calcext:value-type="float">
            <text:p>11,000.00</text:p>
          </table:table-cell>
          <table:table-cell table:style-name="ce92" table:formula="of:=[.P49]/[.R12]" office:value-type="float" office:value="366.666666666667" calcext:value-type="float">
            <text:p>366.67</text:p>
          </table:table-cell>
          <table:table-cell table:style-name="ce106" table:formula="of:=+[.P49]/[.P12]" office:value-type="float" office:value="5.5" calcext:value-type="float">
            <text:p>5.50</text:p>
          </table:table-cell>
          <table:table-cell table:number-columns-repeated="16366"/>
        </table:table-row>
        <table:table-row table:style-name="ro1">
          <table:table-cell/>
          <table:table-cell table:style-name="ce47" office:value-type="string" calcext:value-type="string">
            <text:p>Cajas o empaques (C/U = 0.50 Centimos)</text:p>
          </table:table-cell>
          <table:table-cell table:style-name="ce68" table:formula="of:=0.5*[.D12]" office:value-type="float" office:value="1250" calcext:value-type="float">
            <text:p>1,25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Cajas o empaques (C/U = 0.50 Centimos)</text:p>
          </table:table-cell>
          <table:table-cell table:style-name="ce68" table:formula="of:=0.5*[.J12]" office:value-type="float" office:value="1500" calcext:value-type="float">
            <text:p>1,5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Cajas o empaques (C/U = 0.50 Centimos)</text:p>
          </table:table-cell>
          <table:table-cell table:style-name="ce68" table:formula="of:=0.5*[.P12]" office:value-type="float" office:value="1000" calcext:value-type="float">
            <text:p>1,00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5">
          <table:table-cell/>
          <table:table-cell table:style-name="ce47" office:value-type="string" calcext:value-type="string">
            <text:p>Envolturas o bolsas ( C/U =0.10 Centimos x 125,000 KG )</text:p>
          </table:table-cell>
          <table:table-cell table:style-name="ce68" table:formula="of:=0.1*[.C12]" office:value-type="float" office:value="12500" calcext:value-type="float">
            <text:p>12,5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Envolturas o bolsas ( C/U =0.10 Centimos x 125,000 KG )</text:p>
          </table:table-cell>
          <table:table-cell table:style-name="ce68" table:formula="of:=0.1*[.I12]" office:value-type="float" office:value="15000" calcext:value-type="float">
            <text:p>15,0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Envolturas o bolsas ( C/U =0.10 Centimos x 125,000 KG )</text:p>
          </table:table-cell>
          <table:table-cell table:style-name="ce68" table:formula="of:=0.1*[.O12]" office:value-type="float" office:value="10000" calcext:value-type="float">
            <text:p>10,00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6">
          <table:table-cell/>
          <table:table-cell table:style-name="ce46" office:value-type="string" calcext:value-type="string">
            <text:p><text:s text:c="6"/>- Fijos</text:p>
          </table:table-cell>
          <table:table-cell table:style-name="ce68"/>
          <table:table-cell table:style-name="ce86" table:formula="of:=SUM([.C53:.C55])" office:value-type="float" office:value="670.833333333333" calcext:value-type="float">
            <office:annotation draw:style-name="gr1" draw:text-style-name="P1" svg:width="4.029cm" svg:height="10.08cm" svg:x="19.941cm" svg:y="28.026cm" draw:caption-point-x="3.068cm" draw:caption-point-y="1.28cm">
              <dc:creator>Edison Achalma Mendoza</dc:creator>
              <dc:date>2024-07-31T10:48:00</dc:date>
              <text:p>mensual</text:p>
            </office:annotation>
            <text:p>670.83</text:p>
          </table:table-cell>
          <table:table-cell table:style-name="ce97" table:formula="of:=[.D52]/30" office:value-type="float" office:value="22.3611111111111" calcext:value-type="float">
            <text:p>22.36</text:p>
          </table:table-cell>
          <table:table-cell table:style-name="ce106" table:formula="of:=+[.D52]/[.D12]" office:value-type="float" office:value="0.268333333333333" calcext:value-type="float">
            <office:annotation draw:style-name="gr1" draw:text-style-name="P1" svg:width="4.07cm" svg:height="10.08cm" svg:x="26.934cm" svg:y="28.026cm" draw:caption-point-x="5.499cm" draw:caption-point-y="1.28cm">
              <dc:creator>Edison Achalma Mendoza</dc:creator>
              <dc:date>2024-07-31T10:48:00</dc:date>
              <text:p>mensual</text:p>
            </office:annotation>
            <text:p>0.27</text:p>
          </table:table-cell>
          <table:table-cell/>
          <table:table-cell table:style-name="ce46" office:value-type="string" calcext:value-type="string">
            <text:p><text:s text:c="6"/>- Fijos</text:p>
          </table:table-cell>
          <table:table-cell table:style-name="ce68"/>
          <table:table-cell table:style-name="ce86" table:formula="of:=SUM([.I53:.I55])" office:value-type="float" office:value="350" calcext:value-type="float">
            <office:annotation draw:style-name="gr2" draw:text-style-name="P1" svg:width="11.938cm" svg:height="9.974cm" svg:x="41.108cm" svg:y="29.296cm" draw:caption-point-x="16.33cm" draw:caption-point-y="0.01cm">
              <dc:creator>Edison Achalma Mendoza</dc:creator>
              <dc:date>2024-07-31T10:48:00</dc:date>
              <text:p>mensual</text:p>
            </office:annotation>
            <text:p>350.00</text:p>
          </table:table-cell>
          <table:table-cell table:style-name="ce97" table:formula="of:=[.J52]/30" office:value-type="float" office:value="11.6666666666667" calcext:value-type="float">
            <text:p>11.67</text:p>
          </table:table-cell>
          <table:table-cell table:style-name="ce106" table:formula="of:=+[.J52]/[.J12]" office:value-type="float" office:value="0.116666666666667" calcext:value-type="float">
            <office:annotation draw:style-name="gr2" draw:text-style-name="P1" svg:width="4.966cm" svg:height="9.974cm" svg:x="49.879cm" svg:y="29.296cm" draw:caption-point-x="16.984cm" draw:caption-point-y="0.01cm">
              <dc:creator>Edison Achalma Mendoza</dc:creator>
              <dc:date>2024-07-31T10:48:00</dc:date>
              <text:p>mensual</text:p>
            </office:annotation>
            <text:p>0.12</text:p>
          </table:table-cell>
          <table:table-cell/>
          <table:table-cell table:style-name="ce46" office:value-type="string" calcext:value-type="string">
            <text:p><text:s text:c="6"/>- Fijos</text:p>
          </table:table-cell>
          <table:table-cell table:style-name="ce68"/>
          <table:table-cell table:style-name="ce86" table:formula="of:=SUM([.O53:.O55])" office:value-type="float" office:value="350" calcext:value-type="float">
            <office:annotation draw:style-name="gr3" draw:text-style-name="P1" svg:width="2.899cm" svg:height="0.596cm" svg:x="92.477cm" svg:y="27.796cm" draw:caption-point-x="-0.61cm" draw:caption-point-y="1.51cm">
              <dc:creator>Edison Achalma Mendoza</dc:creator>
              <dc:date>2024-07-31T10:48:00</dc:date>
              <text:p>mensual</text:p>
            </office:annotation>
            <text:p>350.00</text:p>
          </table:table-cell>
          <table:table-cell table:style-name="ce97" table:formula="of:=[.P52]/30" office:value-type="float" office:value="11.6666666666667" calcext:value-type="float">
            <text:p>11.67</text:p>
          </table:table-cell>
          <table:table-cell table:style-name="ce106" table:formula="of:=+[.P52]/[.P12]" office:value-type="float" office:value="0.175" calcext:value-type="float">
            <office:annotation draw:style-name="gr2" draw:text-style-name="P1" svg:width="17.705cm" svg:height="9.974cm" svg:x="71.014cm" svg:y="29.296cm" draw:caption-point-x="30.278cm" draw:caption-point-y="0.01cm">
              <dc:creator>Edison Achalma Mendoza</dc:creator>
              <dc:date>2024-07-31T10:48:00</dc:date>
              <text:p>mensual</text:p>
            </office:annotation>
            <text:p>0.18</text:p>
          </table:table-cell>
          <table:table-cell table:number-columns-repeated="16366"/>
        </table:table-row>
        <table:table-row table:style-name="ro6">
          <table:table-cell/>
          <table:table-cell table:style-name="ce47" office:value-type="string" calcext:value-type="string">
            <text:p>Energia</text:p>
          </table:table-cell>
          <table:table-cell table:style-name="ce68" office:value-type="float" office:value="200" calcext:value-type="float">
            <text:p>2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Energia</text:p>
          </table:table-cell>
          <table:table-cell table:style-name="ce68" office:value-type="float" office:value="200" calcext:value-type="float">
            <text:p>200.00</text:p>
          </table:table-cell>
          <table:table-cell table:style-name="ce82"/>
          <table:table-cell table:style-name="ce92"/>
          <table:table-cell table:style-name="ce107"/>
          <table:table-cell/>
          <table:table-cell table:style-name="ce47" office:value-type="string" calcext:value-type="string">
            <text:p>Energia</text:p>
          </table:table-cell>
          <table:table-cell table:style-name="ce68" office:value-type="float" office:value="200" calcext:value-type="float">
            <text:p>200.00</text:p>
          </table:table-cell>
          <table:table-cell table:style-name="ce82"/>
          <table:table-cell table:style-name="ce92"/>
          <table:table-cell table:style-name="ce107"/>
          <table:table-cell table:number-columns-repeated="16366"/>
        </table:table-row>
        <table:table-row table:style-name="ro6">
          <table:table-cell/>
          <table:table-cell table:style-name="ce47" office:value-type="string" calcext:value-type="string">
            <text:p>Agua</text:p>
          </table:table-cell>
          <table:table-cell table:style-name="ce68" office:value-type="float" office:value="150" calcext:value-type="float">
            <text:p>150.00</text:p>
          </table:table-cell>
          <table:table-cell table:style-name="ce83"/>
          <table:table-cell table:style-name="ce93"/>
          <table:table-cell table:style-name="ce108"/>
          <table:table-cell/>
          <table:table-cell table:style-name="ce47" office:value-type="string" calcext:value-type="string">
            <text:p>Agua</text:p>
          </table:table-cell>
          <table:table-cell table:style-name="ce68" office:value-type="float" office:value="150" calcext:value-type="float">
            <text:p>150.00</text:p>
          </table:table-cell>
          <table:table-cell table:style-name="ce83"/>
          <table:table-cell table:style-name="ce93"/>
          <table:table-cell table:style-name="ce108"/>
          <table:table-cell/>
          <table:table-cell table:style-name="ce47" office:value-type="string" calcext:value-type="string">
            <text:p>Agua</text:p>
          </table:table-cell>
          <table:table-cell table:style-name="ce68" office:value-type="float" office:value="150" calcext:value-type="float">
            <text:p>150.00</text:p>
          </table:table-cell>
          <table:table-cell table:style-name="ce83"/>
          <table:table-cell table:style-name="ce93"/>
          <table:table-cell table:style-name="ce108"/>
          <table:table-cell table:number-columns-repeated="16366"/>
        </table:table-row>
        <table:table-row table:style-name="ro6">
          <table:table-cell/>
          <table:table-cell table:style-name="ce50" office:value-type="string" calcext:value-type="string">
            <text:p>Depreciacion De Equipos de Empaque</text:p>
          </table:table-cell>
          <table:table-cell table:style-name="ce68" table:formula="of:=+[$'DEPRECIACION DE MAQUINARIAS'.N10]" office:value-type="float" office:value="320.833333333333" calcext:value-type="float">
            <text:p>320.83</text:p>
          </table:table-cell>
          <table:table-cell table:style-name="ce84"/>
          <table:table-cell table:style-name="ce94"/>
          <table:table-cell table:style-name="ce109"/>
          <table:table-cell/>
          <table:table-cell table:style-name="ce50" office:value-type="string" calcext:value-type="string">
            <text:p>Depreciacion De Equipos de Empaque</text:p>
          </table:table-cell>
          <table:table-cell table:style-name="ce68" table:formula="of:=+[$'DEPRECIACION DE MAQUINARIAS'.U10]" office:value-type="float" office:value="0" calcext:value-type="float">
            <text:p>0.00</text:p>
          </table:table-cell>
          <table:table-cell table:style-name="ce84"/>
          <table:table-cell table:style-name="ce94"/>
          <table:table-cell table:style-name="ce109"/>
          <table:table-cell/>
          <table:table-cell table:style-name="ce50" office:value-type="string" calcext:value-type="string">
            <text:p>Depreciacion De Equipos de Empaque</text:p>
          </table:table-cell>
          <table:table-cell table:style-name="ce68" table:formula="of:=+[$'DEPRECIACION DE MAQUINARIAS'.AB10]" office:value-type="float" office:value="0" calcext:value-type="float">
            <text:p>0.00</text:p>
          </table:table-cell>
          <table:table-cell table:style-name="ce84"/>
          <table:table-cell table:style-name="ce94"/>
          <table:table-cell table:style-name="ce109"/>
          <table:table-cell table:number-columns-repeated="16366"/>
        </table:table-row>
        <table:table-row table:style-name="ro2">
          <table:table-cell/>
          <table:table-cell table:style-name="ce51" office:value-type="string" calcext:value-type="string">
            <text:p>COSTO TOTAL de producción</text:p>
          </table:table-cell>
          <table:table-cell table:style-name="ce71"/>
          <table:table-cell table:style-name="ce85" table:formula="of:=SUM([.D43:.D52])" office:value-type="float" office:value="411814.166666667" calcext:value-type="float">
            <text:p>411,814.17</text:p>
          </table:table-cell>
          <table:table-cell table:style-name="ce95" table:formula="of:=SUM([.E43:.E52])" office:value-type="float" office:value="13727.1388888889" calcext:value-type="float">
            <text:p>13,727.14</text:p>
          </table:table-cell>
          <table:table-cell table:style-name="ce110" table:formula="of:=SUM([.F43:.F55])" office:value-type="float" office:value="164.725666666667" calcext:value-type="float">
            <text:p>164.73</text:p>
          </table:table-cell>
          <table:table-cell/>
          <table:table-cell table:style-name="ce51" office:value-type="string" calcext:value-type="string">
            <text:p>COSTO TOTAL de producción</text:p>
          </table:table-cell>
          <table:table-cell table:style-name="ce71"/>
          <table:table-cell table:style-name="ce85" table:formula="of:=SUM([.J43:.J52])" office:value-type="float" office:value="486590" calcext:value-type="float">
            <text:p>486,590.00</text:p>
          </table:table-cell>
          <table:table-cell table:style-name="ce95" table:formula="of:=SUM([.K43:.K52])" office:value-type="float" office:value="16219.6666666667" calcext:value-type="float">
            <text:p>16,219.67</text:p>
          </table:table-cell>
          <table:table-cell table:style-name="ce110" table:formula="of:=SUM([.L43:.L55])" office:value-type="float" office:value="162.196666666667" calcext:value-type="float">
            <text:p>162.20</text:p>
          </table:table-cell>
          <table:table-cell/>
          <table:table-cell table:style-name="ce51" office:value-type="string" calcext:value-type="string">
            <text:p>COSTO TOTAL de producción</text:p>
          </table:table-cell>
          <table:table-cell table:style-name="ce71"/>
          <table:table-cell table:style-name="ce85" table:formula="of:=SUM([.P43:.P52])" office:value-type="float" office:value="344660" calcext:value-type="float">
            <text:p>344,660.00</text:p>
          </table:table-cell>
          <table:table-cell table:style-name="ce95" table:formula="of:=SUM([.Q43:.Q52])" office:value-type="float" office:value="11488.6666666667" calcext:value-type="float">
            <text:p>11,488.67</text:p>
          </table:table-cell>
          <table:table-cell table:style-name="ce110" table:formula="of:=SUM([.R43:.R55])" office:value-type="float" office:value="172.33" calcext:value-type="float">
            <text:p>172.33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9">
          <table:table-cell/>
          <table:table-cell table:style-name="ce53" office:value-type="string" calcext:value-type="string" table:number-columns-spanned="2" table:number-rows-spanned="1">
            <text:p>GASTOS OPERATIVOS</text:p>
          </table:table-cell>
          <table:covered-table-cell table:style-name="ce74"/>
          <table:table-cell table:style-name="ce87" office:value-type="string" calcext:value-type="string">
            <text:p>MONTO MENSUAL</text:p>
          </table:table-cell>
          <table:table-cell table:style-name="ce87" office:value-type="string" calcext:value-type="string">
            <text:p>DIARIO</text:p>
          </table:table-cell>
          <table:table-cell table:style-name="ce111" table:formula="of:=+[.F42]" office:value-type="string" office:string-value="COSTO POR CAJA" calcext:value-type="string">
            <text:p>COSTO POR CAJA</text:p>
          </table:table-cell>
          <table:table-cell/>
          <table:table-cell table:style-name="ce53" office:value-type="string" calcext:value-type="string" table:number-columns-spanned="2" table:number-rows-spanned="1">
            <text:p>GASTOS OPERATIVOS</text:p>
          </table:table-cell>
          <table:covered-table-cell table:style-name="ce74"/>
          <table:table-cell table:style-name="ce87" office:value-type="string" calcext:value-type="string">
            <text:p>MONTO MENSUAL</text:p>
          </table:table-cell>
          <table:table-cell table:style-name="ce87" office:value-type="string" calcext:value-type="string">
            <text:p>DIARIO</text:p>
          </table:table-cell>
          <table:table-cell table:style-name="ce111" table:formula="of:=+[.L42]" office:value-type="string" office:string-value="COSTO POR CAJA" calcext:value-type="string">
            <text:p>COSTO POR CAJA</text:p>
          </table:table-cell>
          <table:table-cell/>
          <table:table-cell table:style-name="ce53" office:value-type="string" calcext:value-type="string" table:number-columns-spanned="2" table:number-rows-spanned="1">
            <text:p>GASTOS OPERATIVOS</text:p>
          </table:table-cell>
          <table:covered-table-cell table:style-name="ce74"/>
          <table:table-cell table:style-name="ce87" office:value-type="string" calcext:value-type="string">
            <text:p>MONTO MENSUAL</text:p>
          </table:table-cell>
          <table:table-cell table:style-name="ce87" office:value-type="string" calcext:value-type="string">
            <text:p>DIARIO</text:p>
          </table:table-cell>
          <table:table-cell table:style-name="ce111" table:formula="of:=+[.R42]" office:value-type="string" office:string-value="COSTO POR CAJA" calcext:value-type="string">
            <text:p>COSTO POR CAJA</text:p>
          </table:table-cell>
          <table:table-cell table:number-columns-repeated="16366"/>
        </table:table-row>
        <table:table-row table:style-name="ro4">
          <table:table-cell/>
          <table:table-cell table:style-name="ce54" office:value-type="string" calcext:value-type="string" table:number-columns-spanned="2" table:number-rows-spanned="1">
            <text:p>Gerente General</text:p>
          </table:table-cell>
          <table:covered-table-cell table:style-name="ce75"/>
          <table:table-cell table:style-name="ce13" office:value-type="float" office:value="2500" calcext:value-type="float">
            <text:p>2,500.00</text:p>
          </table:table-cell>
          <table:table-cell table:style-name="ce79" table:formula="of:=[.D59]/30" office:value-type="float" office:value="83.3333333333333" calcext:value-type="float">
            <text:p>83.33</text:p>
          </table:table-cell>
          <table:table-cell table:style-name="ce112" table:formula="of:=+[.D59]/[.D12]" office:value-type="float" office:value="1" calcext:value-type="float">
            <text:p>1.00</text:p>
          </table:table-cell>
          <table:table-cell/>
          <table:table-cell table:style-name="ce54" office:value-type="string" calcext:value-type="string" table:number-columns-spanned="2" table:number-rows-spanned="1">
            <text:p>Gerente General</text:p>
          </table:table-cell>
          <table:covered-table-cell table:style-name="ce75"/>
          <table:table-cell table:style-name="ce13" office:value-type="float" office:value="2500" calcext:value-type="float">
            <text:p>2,500.00</text:p>
          </table:table-cell>
          <table:table-cell table:style-name="ce79" table:formula="of:=[.J59]/30" office:value-type="float" office:value="83.3333333333333" calcext:value-type="float">
            <text:p>83.33</text:p>
          </table:table-cell>
          <table:table-cell table:style-name="ce112" table:formula="of:=+[.J59]/[.J12]" office:value-type="float" office:value="0.833333333333333" calcext:value-type="float">
            <text:p>0.83</text:p>
          </table:table-cell>
          <table:table-cell/>
          <table:table-cell table:style-name="ce54" office:value-type="string" calcext:value-type="string" table:number-columns-spanned="2" table:number-rows-spanned="1">
            <text:p>Gerente General</text:p>
          </table:table-cell>
          <table:covered-table-cell table:style-name="ce75"/>
          <table:table-cell table:style-name="ce13" office:value-type="float" office:value="2500" calcext:value-type="float">
            <text:p>2,500.00</text:p>
          </table:table-cell>
          <table:table-cell table:style-name="ce79" table:formula="of:=[.P59]/30" office:value-type="float" office:value="83.3333333333333" calcext:value-type="float">
            <text:p>83.33</text:p>
          </table:table-cell>
          <table:table-cell table:style-name="ce112" table:formula="of:=+[.P59]/[.P12]" office:value-type="float" office:value="1.25" calcext:value-type="float">
            <text:p>1.25</text:p>
          </table:table-cell>
          <table:table-cell table:number-columns-repeated="16366"/>
        </table:table-row>
        <table:table-row table:style-name="ro8">
          <table:table-cell/>
          <table:table-cell table:style-name="ce54" office:value-type="string" calcext:value-type="string" table:number-columns-spanned="2" table:number-rows-spanned="1">
            <text:p>Personal de venta 01</text:p>
          </table:table-cell>
          <table:covered-table-cell table:style-name="ce75"/>
          <table:table-cell table:style-name="ce13" office:value-type="float" office:value="1500" calcext:value-type="float">
            <text:p>1,500.00</text:p>
          </table:table-cell>
          <table:table-cell table:style-name="ce79" table:formula="of:=[.D60]/30" office:value-type="float" office:value="50" calcext:value-type="float">
            <text:p>50.00</text:p>
          </table:table-cell>
          <table:table-cell table:style-name="ce112" table:formula="of:=+[.D60]/[.D12]" office:value-type="float" office:value="0.6" calcext:value-type="float">
            <text:p>0.60</text:p>
          </table:table-cell>
          <table:table-cell/>
          <table:table-cell table:style-name="ce54" office:value-type="string" calcext:value-type="string" table:number-columns-spanned="2" table:number-rows-spanned="1">
            <text:p>Personal de venta 01</text:p>
          </table:table-cell>
          <table:covered-table-cell table:style-name="ce75"/>
          <table:table-cell table:style-name="ce13" office:value-type="float" office:value="1500" calcext:value-type="float">
            <text:p>1,500.00</text:p>
          </table:table-cell>
          <table:table-cell table:style-name="ce79" table:formula="of:=[.J60]/30" office:value-type="float" office:value="50" calcext:value-type="float">
            <text:p>50.00</text:p>
          </table:table-cell>
          <table:table-cell table:style-name="ce112" table:formula="of:=+[.J60]/[.J12]" office:value-type="float" office:value="0.5" calcext:value-type="float">
            <text:p>0.50</text:p>
          </table:table-cell>
          <table:table-cell/>
          <table:table-cell table:style-name="ce54" office:value-type="string" calcext:value-type="string" table:number-columns-spanned="2" table:number-rows-spanned="1">
            <text:p>Personal de venta 01</text:p>
          </table:table-cell>
          <table:covered-table-cell table:style-name="ce75"/>
          <table:table-cell table:style-name="ce13" office:value-type="float" office:value="1500" calcext:value-type="float">
            <text:p>1,500.00</text:p>
          </table:table-cell>
          <table:table-cell table:style-name="ce79" table:formula="of:=[.P60]/30" office:value-type="float" office:value="50" calcext:value-type="float">
            <text:p>50.00</text:p>
          </table:table-cell>
          <table:table-cell table:style-name="ce112" table:formula="of:=+[.P60]/[.P12]" office:value-type="float" office:value="0.75" calcext:value-type="float">
            <text:p>0.75</text:p>
          </table:table-cell>
          <table:table-cell table:number-columns-repeated="16366"/>
        </table:table-row>
        <table:table-row table:style-name="ro1">
          <table:table-cell/>
          <table:table-cell table:style-name="ce54" office:value-type="string" calcext:value-type="string" table:number-columns-spanned="2" table:number-rows-spanned="1">
            <text:p>Personal de venta 02</text:p>
          </table:table-cell>
          <table:covered-table-cell table:style-name="ce75"/>
          <table:table-cell table:style-name="ce13" office:value-type="float" office:value="1200" calcext:value-type="float">
            <text:p>1,200.00</text:p>
          </table:table-cell>
          <table:table-cell table:style-name="ce79" table:formula="of:=[.D61]/30" office:value-type="float" office:value="40" calcext:value-type="float">
            <text:p>40.00</text:p>
          </table:table-cell>
          <table:table-cell table:style-name="ce112" table:formula="of:=+[.D61]/[.D12]" office:value-type="float" office:value="0.48" calcext:value-type="float">
            <text:p>0.48</text:p>
          </table:table-cell>
          <table:table-cell/>
          <table:table-cell table:style-name="ce54" office:value-type="string" calcext:value-type="string" table:number-columns-spanned="2" table:number-rows-spanned="1">
            <text:p>Personal de venta 02</text:p>
          </table:table-cell>
          <table:covered-table-cell table:style-name="ce75"/>
          <table:table-cell table:style-name="ce13" office:value-type="float" office:value="1200" calcext:value-type="float">
            <text:p>1,200.00</text:p>
          </table:table-cell>
          <table:table-cell table:style-name="ce79" table:formula="of:=[.J61]/30" office:value-type="float" office:value="40" calcext:value-type="float">
            <text:p>40.00</text:p>
          </table:table-cell>
          <table:table-cell table:style-name="ce112" table:formula="of:=+[.J61]/[.J12]" office:value-type="float" office:value="0.4" calcext:value-type="float">
            <text:p>0.40</text:p>
          </table:table-cell>
          <table:table-cell/>
          <table:table-cell table:style-name="ce54" office:value-type="string" calcext:value-type="string" table:number-columns-spanned="2" table:number-rows-spanned="1">
            <text:p>Personal de venta 02</text:p>
          </table:table-cell>
          <table:covered-table-cell table:style-name="ce75"/>
          <table:table-cell table:style-name="ce13" office:value-type="float" office:value="1200" calcext:value-type="float">
            <text:p>1,200.00</text:p>
          </table:table-cell>
          <table:table-cell table:style-name="ce79" table:formula="of:=[.P61]/30" office:value-type="float" office:value="40" calcext:value-type="float">
            <text:p>40.00</text:p>
          </table:table-cell>
          <table:table-cell table:style-name="ce112" table:formula="of:=+[.P61]/[.P12]" office:value-type="float" office:value="0.6" calcext:value-type="float">
            <text:p>0.60</text:p>
          </table:table-cell>
          <table:table-cell table:number-columns-repeated="16366"/>
        </table:table-row>
        <table:table-row table:style-name="ro1">
          <table:table-cell/>
          <table:table-cell table:style-name="ce55"/>
          <table:table-cell table:style-name="ce76"/>
          <table:table-cell table:style-name="ce88" table:formula="of:=SUM([.D59:.D61])" office:value-type="float" office:value="5200" calcext:value-type="float">
            <text:p>5,200.00</text:p>
          </table:table-cell>
          <table:table-cell table:style-name="ce98" table:formula="of:=SUM([.E59:.E61])" office:value-type="float" office:value="173.333333333333" calcext:value-type="float">
            <text:p>173.33</text:p>
          </table:table-cell>
          <table:table-cell table:style-name="ce113" table:formula="of:=SUM([.F59:.F61])" office:value-type="float" office:value="2.08" calcext:value-type="float">
            <text:p>2.08</text:p>
          </table:table-cell>
          <table:table-cell/>
          <table:table-cell table:style-name="ce55"/>
          <table:table-cell table:style-name="ce76"/>
          <table:table-cell table:style-name="ce88" table:formula="of:=SUM([.J59:.J61])" office:value-type="float" office:value="5200" calcext:value-type="float">
            <text:p>5,200.00</text:p>
          </table:table-cell>
          <table:table-cell table:style-name="ce98" table:formula="of:=SUM([.K59:.K61])" office:value-type="float" office:value="173.333333333333" calcext:value-type="float">
            <text:p>173.33</text:p>
          </table:table-cell>
          <table:table-cell table:style-name="ce113" table:formula="of:=SUM([.L59:.L61])" office:value-type="float" office:value="1.73333333333333" calcext:value-type="float">
            <text:p>1.73</text:p>
          </table:table-cell>
          <table:table-cell/>
          <table:table-cell table:style-name="ce55"/>
          <table:table-cell table:style-name="ce76"/>
          <table:table-cell table:style-name="ce88" table:formula="of:=SUM([.P59:.P61])" office:value-type="float" office:value="5200" calcext:value-type="float">
            <text:p>5,200.00</text:p>
          </table:table-cell>
          <table:table-cell table:style-name="ce98" table:formula="of:=SUM([.Q59:.Q61])" office:value-type="float" office:value="173.333333333333" calcext:value-type="float">
            <text:p>173.33</text:p>
          </table:table-cell>
          <table:table-cell table:style-name="ce113" table:formula="of:=SUM([.R59:.R61])" office:value-type="float" office:value="2.6" calcext:value-type="float">
            <text:p>2.60</text:p>
          </table:table-cell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6"/>
          <table:table-cell table:style-name="ce77" table:number-columns-repeated="2"/>
          <table:table-cell table:number-columns-repeated="3"/>
          <table:table-cell table:style-name="ce56"/>
          <table:table-cell table:style-name="ce77" table:number-columns-repeated="2"/>
          <table:table-cell table:number-columns-repeated="3"/>
          <table:table-cell table:style-name="ce56"/>
          <table:table-cell table:style-name="ce77" table:number-columns-repeated="2"/>
          <table:table-cell table:number-columns-repeated="16368"/>
        </table:table-row>
        <table:table-row table:style-name="ro1">
          <table:table-cell/>
          <table:table-cell table:style-name="ce57" office:value-type="string" calcext:value-type="string">
            <text:p>Costo de venta unitario</text:p>
          </table:table-cell>
          <table:table-cell table:style-name="ce78" table:formula="of:=+[.F56]" office:value-type="float" office:value="164.725666666667" calcext:value-type="float">
            <text:p>164.73</text:p>
          </table:table-cell>
          <table:table-cell table:style-name="ce77"/>
          <table:table-cell table:number-columns-repeated="3"/>
          <table:table-cell table:style-name="ce57" office:value-type="string" calcext:value-type="string">
            <text:p>Costo de venta unitario</text:p>
          </table:table-cell>
          <table:table-cell table:style-name="ce78" table:formula="of:=+[.L56]" office:value-type="float" office:value="162.196666666667" calcext:value-type="float">
            <text:p>162.20</text:p>
          </table:table-cell>
          <table:table-cell table:style-name="ce77"/>
          <table:table-cell table:number-columns-repeated="3"/>
          <table:table-cell table:style-name="ce57" office:value-type="string" calcext:value-type="string">
            <text:p>Costo de venta unitario</text:p>
          </table:table-cell>
          <table:table-cell table:style-name="ce78" table:formula="of:=+[.R56]" office:value-type="float" office:value="172.33" calcext:value-type="float">
            <text:p>172.33</text:p>
          </table:table-cell>
          <table:table-cell table:style-name="ce77"/>
          <table:table-cell table:number-columns-repeated="16368"/>
        </table:table-row>
        <table:table-row table:style-name="ro1">
          <table:table-cell/>
          <table:table-cell table:style-name="ce57" office:value-type="string" calcext:value-type="string">
            <text:p>Margen de utilidad</text:p>
          </table:table-cell>
          <table:table-cell table:style-name="ce79"/>
          <table:table-cell table:style-name="ce89"/>
          <table:table-cell table:style-name="ce99"/>
          <table:table-cell table:style-name="ce23"/>
          <table:table-cell/>
          <table:table-cell table:style-name="ce57" office:value-type="string" calcext:value-type="string">
            <text:p>Margen de utilidad</text:p>
          </table:table-cell>
          <table:table-cell table:style-name="ce79"/>
          <table:table-cell table:style-name="ce89"/>
          <table:table-cell table:style-name="ce99"/>
          <table:table-cell table:style-name="ce23"/>
          <table:table-cell/>
          <table:table-cell table:style-name="ce57" office:value-type="string" calcext:value-type="string">
            <text:p>Margen de utilidad</text:p>
          </table:table-cell>
          <table:table-cell table:style-name="ce79"/>
          <table:table-cell table:style-name="ce89"/>
          <table:table-cell table:style-name="ce99"/>
          <table:table-cell table:style-name="ce23"/>
          <table:table-cell table:number-columns-repeated="16366"/>
        </table:table-row>
        <table:table-row table:style-name="ro10">
          <table:table-cell/>
          <table:table-cell table:style-name="ce58" office:value-type="string" calcext:value-type="string">
            <text:p>VALOR DE <text:s/>VENTA UNITARIO</text:p>
          </table:table-cell>
          <table:table-cell table:style-name="ce80" office:value-type="float" office:value="350" calcext:value-type="float">
            <text:p>350.00</text:p>
          </table:table-cell>
          <table:table-cell table:style-name="ce77"/>
          <table:table-cell table:style-name="ce100"/>
          <table:table-cell table:number-columns-repeated="2"/>
          <table:table-cell table:style-name="ce58" office:value-type="string" calcext:value-type="string">
            <text:p>VALOR DE <text:s/>VENTA UNITARIO</text:p>
          </table:table-cell>
          <table:table-cell table:style-name="ce80" office:value-type="float" office:value="350" calcext:value-type="float">
            <text:p>350.00</text:p>
          </table:table-cell>
          <table:table-cell table:style-name="ce77"/>
          <table:table-cell table:style-name="ce100"/>
          <table:table-cell table:number-columns-repeated="2"/>
          <table:table-cell table:style-name="ce58" office:value-type="string" calcext:value-type="string">
            <text:p>VALOR DE <text:s/>VENTA UNITARIO</text:p>
          </table:table-cell>
          <table:table-cell table:style-name="ce80" office:value-type="float" office:value="350" calcext:value-type="float">
            <text:p>350.00</text:p>
          </table:table-cell>
          <table:table-cell table:style-name="ce77"/>
          <table:table-cell table:style-name="ce100"/>
          <table:table-cell table:number-columns-repeated="1636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3"/>
          <table:table-cell table:style-name="ce90"/>
          <table:table-cell table:number-columns-repeated="5"/>
          <table:table-cell table:style-name="ce90"/>
          <table:table-cell table:number-columns-repeated="5"/>
          <table:table-cell table:style-name="ce90"/>
          <table:table-cell table:number-columns-repeated="16368"/>
        </table:table-row>
        <table:table-row table:style-name="ro2">
          <table:table-cell table:number-columns-repeated="3"/>
          <table:table-cell table:style-name="ce91"/>
          <table:table-cell table:number-columns-repeated="5"/>
          <table:table-cell table:style-name="ce91"/>
          <table:table-cell table:number-columns-repeated="5"/>
          <table:table-cell table:style-name="ce91"/>
          <table:table-cell table:number-columns-repeated="16368"/>
        </table:table-row>
        <table:table-row table:style-name="ro1">
          <table:table-cell table:number-columns-repeated="3"/>
          <table:table-cell table:style-name="ce64"/>
          <table:table-cell table:number-columns-repeated="5"/>
          <table:table-cell table:style-name="ce64"/>
          <table:table-cell table:number-columns-repeated="5"/>
          <table:table-cell table:style-name="ce64"/>
          <table:table-cell table:number-columns-repeated="16368"/>
        </table:table-row>
        <table:table-row table:style-name="ro1" table:number-rows-repeated="10485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q y equip" table:style-name="ta3">
        <table:table-column table:style-name="co14" table:default-cell-style-name="ce114"/>
        <table:table-column table:style-name="co15" table:default-cell-style-name="ce114"/>
        <table:table-column table:style-name="co16" table:default-cell-style-name="ce114"/>
        <table:table-column table:style-name="co14" table:number-columns-repeated="3" table:default-cell-style-name="ce114"/>
        <table:table-column table:style-name="co17" table:default-cell-style-name="ce114"/>
        <table:table-column table:style-name="co5" table:default-cell-style-name="ce114"/>
        <table:table-column table:style-name="co14" table:default-cell-style-name="ce114"/>
        <table:table-column table:style-name="co14" table:number-columns-repeated="16375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inversion maquinaria</text:p>
          </table:table-cell>
          <table:covered-table-cell table:style-name="ce121"/>
          <table:covered-table-cell table:style-name="ce124"/>
          <table:table-cell/>
          <table:table-cell table:style-name="ce115" office:value-type="string" calcext:value-type="string" table:number-columns-spanned="4" table:number-rows-spanned="1">
            <text:p>muebles y enseres</text:p>
          </table:table-cell>
          <table:covered-table-cell table:number-columns-repeated="2" table:style-name="ce121"/>
          <table:covered-table-cell table:style-name="ce124"/>
          <table:table-cell table:number-columns-repeated="16375"/>
        </table:table-row>
        <table:table-row table:style-name="ro1">
          <table:table-cell/>
          <table:table-cell table:style-name="ce116" office:value-type="string" calcext:value-type="string">
            <text:p>maquina</text:p>
          </table:table-cell>
          <table:table-cell table:style-name="ce122" office:value-type="string" calcext:value-type="string">
            <text:p>modelo</text:p>
          </table:table-cell>
          <table:table-cell table:style-name="ce122" office:value-type="string" calcext:value-type="string">
            <text:p>valor</text:p>
          </table:table-cell>
          <table:table-cell/>
          <table:table-cell table:style-name="ce116" office:value-type="string" calcext:value-type="string">
            <text:p>cant</text:p>
          </table:table-cell>
          <table:table-cell table:style-name="ce122" office:value-type="string" calcext:value-type="string">
            <text:p>detalle</text:p>
          </table:table-cell>
          <table:table-cell table:style-name="ce122" office:value-type="string" calcext:value-type="string">
            <text:p>v/unit</text:p>
          </table:table-cell>
          <table:table-cell table:style-name="ce122" office:value-type="string" calcext:value-type="string">
            <text:p>v/total</text:p>
          </table:table-cell>
          <table:table-cell table:number-columns-repeated="16375"/>
        </table:table-row>
        <table:table-row table:style-name="ro1">
          <table:table-cell/>
          <table:table-cell table:style-name="ce117" office:value-type="string" calcext:value-type="string">
            <text:p>rodillos de limpieza</text:p>
          </table:table-cell>
          <table:table-cell office:value-type="string" calcext:value-type="string">
            <text:p>INOX 100</text:p>
          </table:table-cell>
          <table:table-cell table:style-name="ce126" office:value-type="float" office:value="2986" calcext:value-type="float">
            <text:p>2986</text:p>
          </table:table-cell>
          <table:table-cell/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escritorios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100" calcext:value-type="float">
            <text:p>100</text:p>
          </table:table-cell>
          <table:table-cell table:number-columns-repeated="16375"/>
        </table:table-row>
        <table:table-row table:style-name="ro1">
          <table:table-cell/>
          <table:table-cell table:style-name="ce117" office:value-type="string" calcext:value-type="string">
            <text:p>transportadora</text:p>
          </table:table-cell>
          <table:table-cell office:value-type="string" calcext:value-type="string">
            <text:p>INOX BETA 2000</text:p>
          </table:table-cell>
          <table:table-cell table:style-name="ce126" office:value-type="float" office:value="1963" calcext:value-type="float">
            <text:p>1963</text:p>
          </table:table-cell>
          <table:table-cell/>
          <table:table-cell table:style-name="ce117" office:value-type="float" office:value="4" calcext:value-type="float">
            <text:p>4</text:p>
          </table:table-cell>
          <table:table-cell office:value-type="string" calcext:value-type="string">
            <text:p>sillas</text:p>
          </table:table-cell>
          <table:table-cell office:value-type="float" office:value="25" calcext:value-type="float">
            <text:p>25</text:p>
          </table:table-cell>
          <table:table-cell table:style-name="ce126" office:value-type="float" office:value="100" calcext:value-type="float">
            <text:p>100</text:p>
          </table:table-cell>
          <table:table-cell table:number-columns-repeated="16375"/>
        </table:table-row>
        <table:table-row table:style-name="ro1">
          <table:table-cell/>
          <table:table-cell table:style-name="ce118" office:value-type="string" calcext:value-type="string" table:number-columns-spanned="2" table:number-rows-spanned="1">
            <text:p>total</text:p>
          </table:table-cell>
          <table:covered-table-cell table:style-name="ce123"/>
          <table:table-cell table:style-name="ce123" table:formula="of:=[.D5]+[.D6]" office:value-type="float" office:value="4949" calcext:value-type="float">
            <text:p>4949</text:p>
          </table:table-cell>
          <table:table-cell/>
          <table:table-cell table:style-name="ce117" office:value-type="float" office:value="2" calcext:value-type="float">
            <text:p>2</text:p>
          </table:table-cell>
          <table:table-cell office:value-type="string" calcext:value-type="string">
            <text:p>anaqueles</text:p>
          </table:table-cell>
          <table:table-cell office:value-type="float" office:value="125" calcext:value-type="float">
            <text:p>125</text:p>
          </table:table-cell>
          <table:table-cell table:style-name="ce126" office:value-type="float" office:value="250" calcext:value-type="float">
            <text:p>25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18" office:value-type="string" calcext:value-type="string" table:number-columns-spanned="2" table:number-rows-spanned="1">
            <text:p>total</text:p>
          </table:table-cell>
          <table:covered-table-cell table:style-name="ce123"/>
          <table:table-cell table:style-name="ce123" office:value-type="float" office:value="200" calcext:value-type="float">
            <text:p>200</text:p>
          </table:table-cell>
          <table:table-cell table:style-name="ce123" office:value-type="float" office:value="450" calcext:value-type="float">
            <text:p>45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inversio fija</text:p>
          </table:table-cell>
          <table:covered-table-cell table:style-name="ce124"/>
          <table:table-cell table:number-columns-repeated="16381"/>
        </table:table-row>
        <table:table-row table:style-name="ro1">
          <table:table-cell/>
          <table:table-cell table:style-name="ce118" office:value-type="string" calcext:value-type="string">
            <text:p>detalle</text:p>
          </table:table-cell>
          <table:table-cell table:style-name="ce123" office:value-type="string" calcext:value-type="string">
            <text:p>v/ total</text:p>
          </table:table-cell>
          <table:table-cell table:number-columns-repeated="16381"/>
        </table:table-row>
        <table:table-row table:style-name="ro1">
          <table:table-cell/>
          <table:table-cell table:style-name="ce119" office:value-type="string" calcext:value-type="string">
            <text:p>equipos de computacion</text:p>
          </table:table-cell>
          <table:table-cell table:style-name="ce125" office:value-type="float" office:value="3000" calcext:value-type="float">
            <text:p>3000</text:p>
          </table:table-cell>
          <table:table-cell table:number-columns-repeated="16381"/>
        </table:table-row>
        <table:table-row table:style-name="ro1">
          <table:table-cell/>
          <table:table-cell table:style-name="ce119" office:value-type="string" calcext:value-type="string">
            <text:p>muebles y enseres</text:p>
          </table:table-cell>
          <table:table-cell table:style-name="ce125" office:value-type="float" office:value="450" calcext:value-type="float">
            <text:p>450</text:p>
          </table:table-cell>
          <table:table-cell table:number-columns-repeated="16381"/>
        </table:table-row>
        <table:table-row table:style-name="ro1">
          <table:table-cell/>
          <table:table-cell table:style-name="ce119" office:value-type="string" calcext:value-type="string">
            <text:p>maquinaria</text:p>
          </table:table-cell>
          <table:table-cell table:style-name="ce125" office:value-type="float" office:value="4949" calcext:value-type="float">
            <text:p>4949</text:p>
          </table:table-cell>
          <table:table-cell table:number-columns-repeated="16381"/>
        </table:table-row>
        <table:table-row table:style-name="ro1">
          <table:table-cell/>
          <table:table-cell table:style-name="ce118" office:value-type="string" calcext:value-type="string">
            <text:p>total</text:p>
          </table:table-cell>
          <table:table-cell table:style-name="ce123" table:formula="of:=[.C12]+[.C13]+[.C14]" office:value-type="float" office:value="8399" calcext:value-type="float">
            <text:p>839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0" table:number-columns-spanned="2" table:number-rows-spanned="1"/>
          <table:covered-table-cell table:style-name="ce120"/>
          <table:table-cell table:number-columns-repeated="16381"/>
        </table:table-row>
        <table:table-row table:style-name="ro1">
          <table:table-cell/>
          <table:table-cell table:style-name="ce120" table:number-columns-repeated="2"/>
          <table:table-cell table:number-columns-repeated="16381"/>
        </table:table-row>
      </table:table>
      <table:table table:name="costos" table:style-name="ta4">
        <table:table-column table:style-name="co18" table:default-cell-style-name="ce114"/>
        <table:table-column table:style-name="co19" table:default-cell-style-name="ce117"/>
        <table:table-column table:style-name="co20" table:default-cell-style-name="ce114"/>
        <table:table-column table:style-name="co9" table:default-cell-style-name="ce114"/>
        <table:table-column table:style-name="co5" table:default-cell-style-name="ce114"/>
        <table:table-column table:style-name="co21" table:default-cell-style-name="ce114"/>
        <table:table-column table:style-name="co22" table:default-cell-style-name="ce114"/>
        <table:table-column table:style-name="co23" table:default-cell-style-name="ce114"/>
        <table:table-column table:style-name="co24" table:default-cell-style-name="ce114"/>
        <table:table-column table:style-name="co25" table:default-cell-style-name="ce114"/>
        <table:table-column table:style-name="co14" table:number-columns-repeated="2" table:default-cell-style-name="ce114"/>
        <table:table-column table:style-name="co14" table:number-columns-repeated="16372" table:default-cell-style-name="Default"/>
        <table:table-row table:style-name="ro1">
          <table:table-cell table:style-name="ce115" office:value-type="string" calcext:value-type="string" table:number-columns-spanned="4" table:number-rows-spanned="1">
            <text:p>MATERIA PRIMA</text:p>
          </table:table-cell>
          <table:covered-table-cell table:number-columns-repeated="2" table:style-name="ce121"/>
          <table:covered-table-cell table:style-name="ce124"/>
          <table:table-cell table:number-columns-repeated="16380"/>
        </table:table-row>
        <table:table-row table:style-name="ro1">
          <table:table-cell table:style-name="ce118" office:value-type="string" calcext:value-type="string">
            <text:p>DETALLE</text:p>
          </table:table-cell>
          <table:table-cell table:style-name="ce123" office:value-type="string" calcext:value-type="string">
            <text:p>UNID</text:p>
          </table:table-cell>
          <table:table-cell table:style-name="ce123" office:value-type="string" calcext:value-type="string">
            <text:p>VALOR</text:p>
          </table:table-cell>
          <table:table-cell table:style-name="ce123" office:value-type="string" calcext:value-type="string">
            <text:p>VALOR TOTAL</text:p>
          </table:table-cell>
          <table:table-cell table:number-columns-repeated="16380"/>
        </table:table-row>
        <table:table-row table:style-name="ro1">
          <table:table-cell table:style-name="ce117" office:value-type="string" calcext:value-type="string">
            <text:p>tuna</text:p>
          </table:table-cell>
          <table:table-cell table:style-name="ce114" office:value-type="float" office:value="100" calcext:value-type="float">
            <text:p>100</text:p>
          </table:table-cell>
          <table:table-cell office:value-type="string" calcext:value-type="string">
            <text:p>0.25</text:p>
          </table:table-cell>
          <table:table-cell table:style-name="ce126" office:value-type="string" calcext:value-type="string">
            <text:p> </text:p>
          </table:table-cell>
          <table:table-cell table:number-columns-repeated="16380"/>
        </table:table-row>
        <table:table-row table:style-name="ro1">
          <table:table-cell table:style-name="ce127" office:value-type="string" calcext:value-type="string" table:number-columns-spanned="3" table:number-rows-spanned="1">
            <text:p>TOTAL</text:p>
          </table:table-cell>
          <table:covered-table-cell table:number-columns-repeated="2" table:style-name="ce132"/>
          <table:table-cell table:style-name="ce123" office:value-type="string" calcext:value-type="string">
            <text:p> </text:p>
          </table:table-cell>
          <table:table-cell table:number-columns-repeated="16380"/>
        </table:table-row>
        <table:table-row table:style-name="ro1">
          <table:table-cell/>
          <table:table-cell table:style-name="ce114"/>
          <table:table-cell table:number-columns-repeated="16382"/>
        </table:table-row>
        <table:table-row table:style-name="ro1">
          <table:table-cell office:value-type="string" calcext:value-type="string">
            <text:p>mano de obra indirecta</text:p>
          </table:table-cell>
          <table:table-cell table:style-name="ce114"/>
          <table:table-cell table:number-columns-repeated="9"/>
          <table:table-cell table:style-name="Default"/>
          <table:table-cell table:number-columns-repeated="16372"/>
        </table:table-row>
        <table:table-row table:style-name="ro1">
          <table:table-cell table:style-name="ce128" office:value-type="string" calcext:value-type="string" table:number-columns-spanned="8" table:number-rows-spanned="1">
            <text:p>REGIMEN LABORAL MICRO EMPRESA</text:p>
          </table:table-cell>
          <table:covered-table-cell table:number-columns-repeated="7" table:style-name="ce128"/>
          <table:table-cell table:number-columns-repeated="16376"/>
        </table:table-row>
        <table:table-row table:style-name="ro1">
          <table:table-cell/>
          <table:table-cell table:style-name="ce114"/>
          <table:table-cell table:number-columns-repeated="16382"/>
        </table:table-row>
        <table:table-row table:style-name="ro1">
          <table:table-cell table:style-name="ce129" office:value-type="string" calcext:value-type="string">
            <text:p>Cargo</text:p>
          </table:table-cell>
          <table:table-cell table:style-name="ce133" office:value-type="string" calcext:value-type="string">
            <text:p>Básico mes</text:p>
          </table:table-cell>
          <table:table-cell table:style-name="ce133" office:value-type="string" calcext:value-type="string">
            <text:p>Anual</text:p>
          </table:table-cell>
          <table:table-cell table:style-name="ce133" office:value-type="string" calcext:value-type="string">
            <text:p>Gratificación(*)</text:p>
          </table:table-cell>
          <table:table-cell table:style-name="ce133" office:value-type="string" calcext:value-type="string">
            <text:p>CTS (**)</text:p>
          </table:table-cell>
          <table:table-cell table:style-name="ce133" office:value-type="string" calcext:value-type="string">
            <text:p>Sub Total</text:p>
          </table:table-cell>
          <table:table-cell table:style-name="ce133" office:value-type="string" calcext:value-type="string">
            <text:p>CIS (***)</text:p>
          </table:table-cell>
          <table:table-cell table:style-name="ce133" office:value-type="string" calcext:value-type="string">
            <text:p>TOTAL</text:p>
          </table:table-cell>
          <table:table-cell table:number-columns-repeated="16376"/>
        </table:table-row>
        <table:table-row table:style-name="ro1">
          <table:table-cell table:style-name="ce130" office:value-type="string" calcext:value-type="string">
            <text:p>Administrativo</text:p>
          </table:table-cell>
          <table:table-cell table:style-name="ce134" office:value-type="float" office:value="930" calcext:value-type="float">
            <text:p>930</text:p>
          </table:table-cell>
          <table:table-cell table:style-name="ce134" office:value-type="float" office:value="11160" calcext:value-type="float">
            <text:p>1116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1160" calcext:value-type="float">
            <text:p>11160</text:p>
          </table:table-cell>
          <table:table-cell table:style-name="ce134" office:value-type="float" office:value="180" calcext:value-type="float">
            <text:p>180</text:p>
          </table:table-cell>
          <table:table-cell table:style-name="ce134" office:value-type="float" office:value="11340" calcext:value-type="float">
            <text:p>11340</text:p>
          </table:table-cell>
          <table:table-cell table:number-columns-repeated="16376"/>
        </table:table-row>
        <table:table-row table:style-name="ro1">
          <table:table-cell table:style-name="ce130" office:value-type="string" calcext:value-type="string">
            <text:p>secretaria</text:p>
          </table:table-cell>
          <table:table-cell table:style-name="ce134" office:value-type="float" office:value="930" calcext:value-type="float">
            <text:p>930</text:p>
          </table:table-cell>
          <table:table-cell table:style-name="ce134" office:value-type="float" office:value="11160" calcext:value-type="float">
            <text:p>1116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1160" calcext:value-type="float">
            <text:p>11160</text:p>
          </table:table-cell>
          <table:table-cell table:style-name="ce134" office:value-type="float" office:value="180" calcext:value-type="float">
            <text:p>180</text:p>
          </table:table-cell>
          <table:table-cell table:style-name="ce134" office:value-type="float" office:value="11340" calcext:value-type="float">
            <text:p>11340</text:p>
          </table:table-cell>
          <table:table-cell table:number-columns-repeated="16376"/>
        </table:table-row>
        <table:table-row table:style-name="ro1">
          <table:table-cell table:style-name="ce131" office:value-type="string" calcext:value-type="string">
            <text:p>TOTAL</text:p>
          </table:table-cell>
          <table:table-cell table:number-columns-repeated="5" table:style-name="ce135" office:value-type="string" calcext:value-type="string">
            <text:p> </text:p>
          </table:table-cell>
          <table:table-cell table:style-name="ce150" office:value-type="float" office:value="360" calcext:value-type="float">
            <text:p>360</text:p>
          </table:table-cell>
          <table:table-cell table:style-name="ce150" office:value-type="float" office:value="22680" calcext:value-type="float">
            <text:p>22680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114"/>
          <table:table-cell table:number-columns-repeated="16382"/>
        </table:table-row>
        <table:table-row table:style-name="ro1">
          <table:table-cell office:value-type="string" calcext:value-type="string">
            <text:p>mano de obra directa</text:p>
          </table:table-cell>
          <table:table-cell table:style-name="ce114" office:value-type="string" calcext:value-type="string">
            <text:p>mno</text:p>
          </table:table-cell>
          <table:table-cell table:number-columns-repeated="16382"/>
        </table:table-row>
        <table:table-row table:style-name="ro1">
          <table:table-cell table:style-name="ce129" office:value-type="string" calcext:value-type="string">
            <text:p>Cargo</text:p>
          </table:table-cell>
          <table:table-cell table:style-name="ce133" office:value-type="string" calcext:value-type="string">
            <text:p>Básico mes</text:p>
          </table:table-cell>
          <table:table-cell table:style-name="ce133" office:value-type="string" calcext:value-type="string">
            <text:p>Anual</text:p>
          </table:table-cell>
          <table:table-cell table:style-name="ce133" office:value-type="string" calcext:value-type="string">
            <text:p>Gratificación(*)</text:p>
          </table:table-cell>
          <table:table-cell table:style-name="ce133" office:value-type="string" calcext:value-type="string">
            <text:p>CTS (**)</text:p>
          </table:table-cell>
          <table:table-cell table:style-name="ce133" office:value-type="string" calcext:value-type="string">
            <text:p>Sub Total</text:p>
          </table:table-cell>
          <table:table-cell table:style-name="ce133" office:value-type="string" calcext:value-type="string">
            <text:p>CIS (***)</text:p>
          </table:table-cell>
          <table:table-cell table:style-name="ce133" office:value-type="string" calcext:value-type="string">
            <text:p>TOT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130" office:value-type="string" calcext:value-type="string">
            <text:p>empacadores</text:p>
          </table:table-cell>
          <table:table-cell table:style-name="ce134" office:value-type="float" office:value="930" calcext:value-type="float">
            <text:p>930</text:p>
          </table:table-cell>
          <table:table-cell table:style-name="ce134" office:value-type="float" office:value="11160" calcext:value-type="float">
            <text:p>1116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office:value-type="float" office:value="11160" calcext:value-type="float">
            <text:p>11160</text:p>
          </table:table-cell>
          <table:table-cell table:style-name="ce134" office:value-type="float" office:value="180" calcext:value-type="float">
            <text:p>180</text:p>
          </table:table-cell>
          <table:table-cell table:style-name="ce134" office:value-type="float" office:value="11340" calcext:value-type="float">
            <text:p>11340</text:p>
          </table:table-cell>
          <table:table-cell table:number-columns-repeated="16376"/>
        </table:table-row>
        <table:table-row table:style-name="ro1">
          <table:table-cell table:style-name="ce131" office:value-type="string" calcext:value-type="string">
            <text:p>TOTAL</text:p>
          </table:table-cell>
          <table:table-cell table:number-columns-repeated="5" table:style-name="ce135" office:value-type="string" calcext:value-type="string">
            <text:p> </text:p>
          </table:table-cell>
          <table:table-cell table:style-name="ce150" office:value-type="float" office:value="900" calcext:value-type="float">
            <text:p>900</text:p>
          </table:table-cell>
          <table:table-cell table:style-name="ce150" office:value-type="float" office:value="56700" calcext:value-type="float">
            <text:p>56700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114"/>
          <table:table-cell table:number-columns-repeated="16382"/>
        </table:table-row>
        <table:table-row table:style-name="ro1">
          <table:table-cell/>
          <table:table-cell table:style-name="ce115" office:value-type="string" calcext:value-type="string" table:number-columns-spanned="3" table:number-rows-spanned="1">
            <text:p>Tarifas de transporte</text:p>
          </table:table-cell>
          <table:covered-table-cell table:style-name="ce121"/>
          <table:covered-table-cell table:style-name="ce124"/>
          <table:table-cell table:number-columns-repeated="2"/>
          <table:table-cell office:value-type="string" calcext:value-type="string">
            <text:p>materia prima</text:p>
          </table:table-cell>
          <table:table-cell table:number-columns-repeated="4"/>
          <table:table-cell table:style-name="Default"/>
          <table:table-cell table:number-columns-repeated="16372"/>
        </table:table-row>
        <table:table-row table:style-name="ro1">
          <table:table-cell/>
          <table:table-cell table:style-name="ce118" office:value-type="string" calcext:value-type="string">
            <text:p>detalle</text:p>
          </table:table-cell>
          <table:table-cell table:style-name="ce123" office:value-type="string" calcext:value-type="string">
            <text:p>valor del primer vuelo</text:p>
          </table:table-cell>
          <table:table-cell table:style-name="ce123" office:value-type="string" calcext:value-type="string">
            <text:p>valor anual del 3cer vuelo</text:p>
          </table:table-cell>
          <table:table-cell table:number-columns-repeated="2"/>
          <table:table-cell table:style-name="ce151" office:value-type="string" calcext:value-type="string">
            <text:p>detalle</text:p>
          </table:table-cell>
          <table:table-cell table:style-name="ce144" office:value-type="string" calcext:value-type="string">
            <text:p>kilos</text:p>
          </table:table-cell>
          <table:table-cell table:style-name="ce144" office:value-type="string" calcext:value-type="string">
            <text:p>valor</text:p>
          </table:table-cell>
          <table:table-cell table:style-name="ce152" office:value-type="string" calcext:value-type="string">
            <text:p>valor total soles</text:p>
          </table:table-cell>
          <table:table-cell/>
          <table:table-cell table:style-name="ce120"/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/>
          <table:table-cell table:style-name="ce117" office:value-type="string" calcext:value-type="string">
            <text:p>tuna</text:p>
          </table:table-cell>
          <table:table-cell table:formula="of:=[.I25]*12" office:value-type="float" office:value="1200000" calcext:value-type="float">
            <text:p>1200000</text:p>
          </table:table-cell>
          <table:table-cell office:value-type="float" office:value="2.4" calcext:value-type="float">
            <text:p>2.4</text:p>
          </table:table-cell>
          <table:table-cell table:style-name="ce126" office:value-type="float" office:value="64800000" calcext:value-type="float">
            <text:p>6480000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flete aereo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/>
          <table:table-cell table:style-name="ce127" office:value-type="string" calcext:value-type="string" table:number-columns-spanned="3" table:number-rows-spanned="1">
            <text:p>total</text:p>
          </table:table-cell>
          <table:covered-table-cell table:number-columns-repeated="2" table:style-name="ce132"/>
          <table:table-cell table:style-name="ce123" office:value-type="float" office:value="64800000" calcext:value-type="float">
            <text:p>64800000</text:p>
          </table:table-cell>
          <table:table-cell/>
          <table:table-cell>
            <office:annotation draw:style-name="gr4" draw:text-style-name="P2" svg:width="4.002cm" svg:height="9.681cm" svg:x="39.023cm" svg:y="11.907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27000 toneladas al año</text:p>
              <text:p>1200000 unidades de tuna exportamos al mes</text:p>
              <text:p>1200 toneladas exportamos al año</text:p>
              <text:p>12 tunas es un kilo</text:p>
            </office:annotation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aforo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nsual</text:p>
          </table:table-cell>
          <table:table-cell office:value-type="float" office:value="100000" calcext:value-type="float">
            <text:p>100000</text:p>
          </table:table-cell>
          <table:table-cell table:formula="of:=[.J23]/12" office:value-type="float" office:value="5400000" calcext:value-type="float">
            <text:p>5400000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almacenaje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refrigeracion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alquiler de cntenedores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agente de aduanas</text:p>
          </table:table-cell>
          <table:table-cell>
            <office:annotation draw:style-name="gr5" draw:text-style-name="P2" svg:width="4.043cm" svg:height="8.101cm" svg:x="15.893cm" svg:y="14.553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6"/>de valor total de la mercaderia pero en dolares</text:p>
            </office:annotation>
          </table:table-cell>
          <table:table-cell table:style-name="ce126"/>
          <table:table-cell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tributos</text:p>
          </table:table-cell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number-columns-repeated="16373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total</text:p>
          </table:table-cell>
          <table:covered-table-cell table:style-name="ce132"/>
          <table:table-cell table:style-name="ce123"/>
          <table:table-cell table:number-columns-repeated="2"/>
          <table:table-cell table:style-name="Default" table:number-columns-repeated="5"/>
          <table:table-cell table:number-columns-repeated="16373"/>
        </table:table-row>
        <table:table-row table:style-name="ro1" table:number-rows-repeated="2">
          <table:table-cell/>
          <table:table-cell table:style-name="ce114"/>
          <table:table-cell table:number-columns-repeated="4"/>
          <table:table-cell table:style-name="Default" table:number-columns-repeated="5"/>
          <table:table-cell table:number-columns-repeated="16373"/>
        </table:table-row>
        <table:table-row table:style-name="ro1">
          <table:table-cell/>
          <table:table-cell table:style-name="ce114"/>
          <table:table-cell table:number-columns-repeated="16382"/>
        </table:table-row>
        <table:table-row table:style-name="ro1">
          <table:table-cell/>
          <table:table-cell table:style-name="ce114"/>
          <table:table-cell table:number-columns-repeated="16382"/>
        </table:table-row>
        <table:table-row table:style-name="ro1">
          <table:table-cell/>
          <table:table-cell table:style-name="ce136" office:value-type="string" calcext:value-type="string" table:number-columns-spanned="4" table:number-rows-spanned="1">
            <text:p>costos indirectos</text:p>
          </table:table-cell>
          <table:covered-table-cell table:number-columns-repeated="3" table:style-name="ce141"/>
          <table:table-cell table:style-name="ce146"/>
          <table:table-cell table:number-columns-repeated="3"/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137" office:value-type="string" calcext:value-type="string">
            <text:p>cantidad</text:p>
          </table:table-cell>
          <table:table-cell table:style-name="ce142" office:value-type="string" calcext:value-type="string">
            <text:p>detalle</text:p>
          </table:table-cell>
          <table:table-cell table:style-name="ce142" office:value-type="string" calcext:value-type="string">
            <text:p>valor unitario</text:p>
          </table:table-cell>
          <table:table-cell table:style-name="ce142" office:value-type="string" calcext:value-type="string">
            <text:p>valor anual</text:p>
          </table:table-cell>
          <table:table-cell table:style-name="ce147" office:value-type="string" calcext:value-type="string">
            <text:p>valor mensual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cajas de carton corrugagado</text:p>
          </table:table-cell>
          <table:table-cell office:value-type="float" office:value="1.29" calcext:value-type="float">
            <text:p>1.29</text:p>
          </table:table-cell>
          <table:table-cell table:formula="of:=[.B38]*[.D38]" office:value-type="float" office:value="774" calcext:value-type="float">
            <text:p>774</text:p>
          </table:table-cell>
          <table:table-cell table:style-name="ce148" table:formula="of:=[.E38]/12" office:value-type="float" office:value="64.5" calcext:value-type="float">
            <text:p>64.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rollos de papel enserado 50m</text:p>
          </table:table-cell>
          <table:table-cell office:value-type="float" office:value="39.63" calcext:value-type="float">
            <text:p>39.63</text:p>
          </table:table-cell>
          <table:table-cell table:formula="of:=[.B39]*[.D39]" office:value-type="float" office:value="1981.5" calcext:value-type="float">
            <text:p>1981.5</text:p>
          </table:table-cell>
          <table:table-cell table:style-name="ce148" table:formula="of:=[.E39]/12" office:value-type="float" office:value="165.125" calcext:value-type="float">
            <text:p>165.12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office:value-type="string" calcext:value-type="string">
            <text:p>etiquetas adesivas pequeñas</text:p>
          </table:table-cell>
          <table:table-cell office:value-type="float" office:value="0.14" calcext:value-type="float">
            <text:p>0.14</text:p>
          </table:table-cell>
          <table:table-cell table:formula="of:=[.B40]*[.D40]" office:value-type="float" office:value="63000" calcext:value-type="float">
            <text:p>63000</text:p>
          </table:table-cell>
          <table:table-cell table:style-name="ce148" table:formula="of:=[.E40]/12" office:value-type="float" office:value="5250" calcext:value-type="float">
            <text:p>525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ete de transporte, containers regfrigerados</text:p>
          </table:table-cell>
          <table:table-cell table:style-name="Default" table:formula="of:=[.E41]" office:value-type="float" office:value="20000" calcext:value-type="float">
            <text:p>20000</text:p>
          </table:table-cell>
          <table:table-cell table:formula="of:=[.F41]" office:value-type="float" office:value="20000" calcext:value-type="float">
            <text:p>20000</text:p>
          </table:table-cell>
          <table:table-cell table:style-name="ce148" table:formula="of:=[.I25]*0.2" office:value-type="float" office:value="20000" calcext:value-type="float">
            <office:annotation draw:style-name="gr6" draw:text-style-name="P2" svg:width="4.848cm" svg:height="6.126cm" svg:x="25.039cm" svg:y="20.903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0.20 centimo el kilo</text:p>
            </office:annotation>
            <text:p>20000</text:p>
          </table:table-cell>
          <table:table-cell table:number-columns-repeated="16378"/>
        </table:table-row>
        <table:table-row table:style-name="ro1">
          <table:table-cell/>
          <table:table-cell table:style-name="ce138" table:number-columns-spanned="3" table:number-rows-spanned="1"/>
          <table:covered-table-cell table:number-columns-repeated="2" table:style-name="ce143"/>
          <table:table-cell table:style-name="ce143" table:formula="of:=SUM([.E38:.E41])" office:value-type="float" office:value="85755.5" calcext:value-type="float">
            <text:p>85755.5</text:p>
          </table:table-cell>
          <table:table-cell table:style-name="ce149"/>
          <table:table-cell table:number-columns-repeated="16378"/>
        </table:table-row>
        <table:table-row table:style-name="ro1" table:number-rows-repeated="2">
          <table:table-cell/>
          <table:table-cell table:style-name="ce114"/>
          <table:table-cell table:number-columns-repeated="16382"/>
        </table:table-row>
        <table:table-row table:style-name="ro1">
          <table:table-cell/>
          <table:table-cell table:style-name="ce139" office:value-type="string" calcext:value-type="string" table:number-columns-spanned="3" table:number-rows-spanned="1">
            <text:p>costos de ventas o exportacion</text:p>
          </table:table-cell>
          <table:covered-table-cell table:style-name="ce144"/>
          <table:covered-table-cell table:style-name="ce145"/>
          <table:table-cell table:number-columns-repeated="16380"/>
        </table:table-row>
        <table:table-row table:style-name="ro1">
          <table:table-cell/>
          <table:table-cell table:style-name="ce140" office:value-type="string" calcext:value-type="string">
            <text:p> </text:p>
          </table:table-cell>
          <table:table-cell table:style-name="ce120" office:value-type="string" calcext:value-type="string">
            <text:p>valor anual</text:p>
          </table:table-cell>
          <table:table-cell table:style-name="ce122" office:value-type="string" calcext:value-type="string">
            <text:p>valor mensual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teria prima</text:p>
          </table:table-cell>
          <table:table-cell office:value-type="float" office:value="64800000" calcext:value-type="float">
            <text:p>64800000</text:p>
          </table:table-cell>
          <table:table-cell table:style-name="ce126" office:value-type="float" office:value="5400000" calcext:value-type="float">
            <text:p>540000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o de obra directa</text:p>
          </table:table-cell>
          <table:table-cell office:value-type="float" office:value="56700" calcext:value-type="float">
            <text:p>56700</text:p>
          </table:table-cell>
          <table:table-cell table:style-name="ce126" office:value-type="float" office:value="4725" calcext:value-type="float">
            <text:p>47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ano de obra inidrecta</text:p>
          </table:table-cell>
          <table:table-cell office:value-type="float" office:value="22680" calcext:value-type="float">
            <text:p>22680</text:p>
          </table:table-cell>
          <table:table-cell table:style-name="ce126" office:value-type="float" office:value="1890" calcext:value-type="float">
            <text:p>189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stos inidrectos</text:p>
          </table:table-cell>
          <table:table-cell office:value-type="float" office:value="75655.5" calcext:value-type="float">
            <text:p>75655.5</text:p>
          </table:table-cell>
          <table:table-cell table:style-name="ce126" office:value-type="float" office:value="6304.625" calcext:value-type="float">
            <text:p>6304.625</text:p>
          </table:table-cell>
          <table:table-cell table:number-columns-repeated="16380"/>
        </table:table-row>
        <table:table-row table:style-name="ro1">
          <table:table-cell/>
          <table:table-cell table:style-name="ce127" office:value-type="string" calcext:value-type="string">
            <text:p>total</text:p>
          </table:table-cell>
          <table:table-cell table:style-name="ce132" office:value-type="float" office:value="64955035.5" calcext:value-type="float">
            <text:p>64955035.5</text:p>
          </table:table-cell>
          <table:table-cell table:style-name="ce123" office:value-type="float" office:value="5412919.625" calcext:value-type="float">
            <text:p>5412919.625</text:p>
          </table:table-cell>
          <table:table-cell table:number-columns-repeated="2"/>
          <table:table-cell table:style-name="Default" table:number-columns-repeated="4"/>
          <table:table-cell table:number-columns-repeated="16374"/>
        </table:table-row>
      </table:table>
      <table:table table:name="gastos" table:style-name="ta5">
        <table:table-column table:style-name="co26" table:default-cell-style-name="ce117"/>
        <table:table-column table:style-name="co27" table:default-cell-style-name="ce114"/>
        <table:table-column table:style-name="co28" table:default-cell-style-name="ce114"/>
        <table:table-column table:style-name="co29" table:default-cell-style-name="ce114"/>
        <table:table-column table:style-name="co14" table:number-columns-repeated="16380" table:default-cell-style-name="Default"/>
        <table:table-row table:style-name="ro1">
          <table:table-cell table:style-name="ce114"/>
          <table:table-cell table:number-columns-repeated="16383"/>
        </table:table-row>
        <table:table-row table:style-name="ro1">
          <table:table-cell table:style-name="ce139" office:value-type="string" calcext:value-type="string" table:number-columns-spanned="3" table:number-rows-spanned="1">
            <text:p>gastos servicios basicos</text:p>
          </table:table-cell>
          <table:covered-table-cell table:style-name="ce144"/>
          <table:covered-table-cell table:style-name="ce145"/>
          <table:table-cell table:number-columns-repeated="16381"/>
        </table:table-row>
        <table:table-row table:style-name="ro1">
          <table:table-cell table:style-name="ce140" office:value-type="string" calcext:value-type="string">
            <text:p>detalle</text:p>
          </table:table-cell>
          <table:table-cell table:style-name="ce120" office:value-type="string" calcext:value-type="string">
            <text:p>valor mensual</text:p>
          </table:table-cell>
          <table:table-cell table:style-name="ce122" office:value-type="string" calcext:value-type="string">
            <text:p>valor anu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icio de luz electrica</text:p>
          </table:table-cell>
          <table:table-cell office:value-type="float" office:value="129" calcext:value-type="float">
            <text:p>129</text:p>
          </table:table-cell>
          <table:table-cell table:style-name="ce126" office:value-type="float" office:value="1548" calcext:value-type="float">
            <text:p>15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icio de agua potable</text:p>
          </table:table-cell>
          <table:table-cell office:value-type="float" office:value="53" calcext:value-type="float">
            <text:p>53</text:p>
          </table:table-cell>
          <table:table-cell table:style-name="ce126" office:value-type="float" office:value="636" calcext:value-type="float">
            <text:p>6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lefono e internet</text:p>
          </table:table-cell>
          <table:table-cell office:value-type="float" office:value="90" calcext:value-type="float">
            <text:p>90</text:p>
          </table:table-cell>
          <table:table-cell table:style-name="ce126" office:value-type="float" office:value="1080" calcext:value-type="float">
            <text:p>1080</text:p>
          </table:table-cell>
          <table:table-cell table:number-columns-repeated="16381"/>
        </table:table-row>
        <table:table-row table:style-name="ro1">
          <table:table-cell table:style-name="ce127" office:value-type="string" calcext:value-type="string">
            <text:p>total</text:p>
          </table:table-cell>
          <table:table-cell table:style-name="ce132" office:value-type="float" office:value="272" calcext:value-type="float">
            <text:p>272</text:p>
          </table:table-cell>
          <table:table-cell table:style-name="ce123" office:value-type="float" office:value="3264" calcext:value-type="float">
            <text:p>3264</text:p>
          </table:table-cell>
          <table:table-cell table:number-columns-repeated="16381"/>
        </table:table-row>
        <table:table-row table:style-name="ro1" table:number-rows-repeated="2">
          <table:table-cell table:style-name="ce114"/>
          <table:table-cell table:number-columns-repeated="16383"/>
        </table:table-row>
        <table:table-row table:style-name="ro1">
          <table:table-cell table:style-name="ce151" office:value-type="string" calcext:value-type="string">
            <text:p>gastos de proteccion del personal</text:p>
          </table:table-cell>
          <table:table-cell table:style-name="ce144" office:value-type="string" calcext:value-type="string">
            <text:p> </text:p>
          </table:table-cell>
          <table:table-cell table:style-name="ce152" office:value-type="string" calcext:value-type="string">
            <text:p> </text:p>
          </table:table-cell>
          <table:table-cell table:style-name="Default"/>
          <table:table-cell table:number-columns-repeated="16380"/>
        </table:table-row>
        <table:table-row table:style-name="ro1">
          <table:table-cell table:style-name="ce140" office:value-type="string" calcext:value-type="string">
            <text:p>detalle</text:p>
          </table:table-cell>
          <table:table-cell table:style-name="ce120" office:value-type="string" calcext:value-type="string">
            <text:p>cant</text:p>
          </table:table-cell>
          <table:table-cell table:style-name="ce120" office:value-type="string" calcext:value-type="string">
            <text:p>valor unit</text:p>
          </table:table-cell>
          <table:table-cell table:style-name="ce122" office:value-type="string" calcext:value-type="string">
            <text:p>valor anu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carilla(caja)</text:p>
          </table:table-cell>
          <table:table-cell office:value-type="float" office:value="15" calcext:value-type="float">
            <text:p>15</text:p>
          </table:table-cell>
          <table:table-cell office:value-type="float" office:value="4.5" calcext:value-type="float">
            <text:p>4.5</text:p>
          </table:table-cell>
          <table:table-cell table:style-name="ce126" office:value-type="float" office:value="67.5" calcext:value-type="float">
            <text:p>67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orra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26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ngas (par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26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uantes(par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nogafas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table:style-name="ce126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ndil de cucho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26" office:value-type="float" office:value="60" calcext:value-type="float">
            <text:p>60</text:p>
          </table:table-cell>
          <table:table-cell table:number-columns-repeated="16380"/>
        </table:table-row>
        <table:table-row table:style-name="ro1">
          <table:table-cell table:style-name="ce127" office:value-type="string" calcext:value-type="string">
            <text:p>total</text:p>
          </table:table-cell>
          <table:table-cell table:style-name="ce132" office:value-type="string" calcext:value-type="string">
            <text:p> </text:p>
          </table:table-cell>
          <table:table-cell table:style-name="ce143" office:value-type="float" office:value="19" calcext:value-type="float">
            <text:p>19</text:p>
          </table:table-cell>
          <table:table-cell table:style-name="ce153" office:value-type="float" office:value="357.5" calcext:value-type="float">
            <text:p>357.5</text:p>
          </table:table-cell>
          <table:table-cell table:number-columns-repeated="16380"/>
        </table:table-row>
        <table:table-row table:style-name="ro1" table:number-rows-repeated="2">
          <table:table-cell table:style-name="ce114"/>
          <table:table-cell table:number-columns-repeated="16383"/>
        </table:table-row>
        <table:table-row table:style-name="ro1">
          <table:table-cell table:style-name="ce139" office:value-type="string" calcext:value-type="string" table:number-columns-spanned="3" table:number-rows-spanned="1">
            <text:p>gastos administrativos</text:p>
          </table:table-cell>
          <table:covered-table-cell table:style-name="ce144"/>
          <table:covered-table-cell table:style-name="ce145"/>
          <table:table-cell table:number-columns-repeated="16381"/>
        </table:table-row>
        <table:table-row table:style-name="ro1">
          <table:table-cell table:style-name="ce140" office:value-type="string" calcext:value-type="string">
            <text:p>detalle</text:p>
          </table:table-cell>
          <table:table-cell table:style-name="ce120" office:value-type="string" calcext:value-type="string">
            <text:p>valor mensual</text:p>
          </table:table-cell>
          <table:table-cell table:style-name="ce122" office:value-type="string" calcext:value-type="string">
            <text:p>valor anu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ministros de oficina</text:p>
          </table:table-cell>
          <table:table-cell office:value-type="float" office:value="450" calcext:value-type="float">
            <text:p>450</text:p>
          </table:table-cell>
          <table:table-cell table:style-name="ce126" office:value-type="float" office:value="450" calcext:value-type="float">
            <text:p>4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ministros de computacion</text:p>
          </table:table-cell>
          <table:table-cell office:value-type="float" office:value="3000" calcext:value-type="float">
            <text:p>3000</text:p>
          </table:table-cell>
          <table:table-cell table:style-name="ce126" office:value-type="float" office:value="3000" calcext:value-type="float">
            <text:p>3000</text:p>
          </table:table-cell>
          <table:table-cell table:number-columns-repeated="16381"/>
        </table:table-row>
        <table:table-row table:style-name="ro1">
          <table:table-cell table:style-name="ce127" office:value-type="string" calcext:value-type="string">
            <text:p>total</text:p>
          </table:table-cell>
          <table:table-cell table:style-name="ce132" office:value-type="float" office:value="3450" calcext:value-type="float">
            <text:p>3450</text:p>
          </table:table-cell>
          <table:table-cell table:style-name="ce123" office:value-type="float" office:value="3450" calcext:value-type="float">
            <text:p>3450</text:p>
          </table:table-cell>
          <table:table-cell table:number-columns-repeated="16381"/>
        </table:table-row>
        <table:table-row table:style-name="ro1" table:number-rows-repeated="2">
          <table:table-cell table:style-name="ce114"/>
          <table:table-cell table:number-columns-repeated="16383"/>
        </table:table-row>
        <table:table-row table:style-name="ro1">
          <table:table-cell table:style-name="ce139" office:value-type="string" calcext:value-type="string" table:number-columns-spanned="3" table:number-rows-spanned="1">
            <text:p>gastos de publicidad</text:p>
          </table:table-cell>
          <table:covered-table-cell table:style-name="ce144"/>
          <table:covered-table-cell table:style-name="ce145"/>
          <table:table-cell table:number-columns-repeated="16381"/>
        </table:table-row>
        <table:table-row table:style-name="ro1">
          <table:table-cell table:style-name="ce140" office:value-type="string" calcext:value-type="string">
            <text:p>detalle</text:p>
          </table:table-cell>
          <table:table-cell table:style-name="ce120" office:value-type="string" calcext:value-type="string">
            <text:p>valor mensual</text:p>
          </table:table-cell>
          <table:table-cell table:style-name="ce122" office:value-type="string" calcext:value-type="string">
            <text:p>valor anu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ublicidad en redes sociales</text:p>
          </table:table-cell>
          <table:table-cell office:value-type="float" office:value="25" calcext:value-type="float">
            <text:p>25</text:p>
          </table:table-cell>
          <table:table-cell table:style-name="ce126"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fiches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600" calcext:value-type="float">
            <text:p>60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erias internacionales</text:p>
          </table:table-cell>
          <table:table-cell office:value-type="float" office:value="500" calcext:value-type="float">
            <text:p>500</text:p>
          </table:table-cell>
          <table:table-cell table:style-name="ce126" office:value-type="float" office:value="6000" calcext:value-type="float">
            <text:p>6000</text:p>
          </table:table-cell>
          <table:table-cell table:number-columns-repeated="16381"/>
        </table:table-row>
        <table:table-row table:style-name="ro1">
          <table:table-cell table:style-name="ce127" office:value-type="string" calcext:value-type="string">
            <text:p>total</text:p>
          </table:table-cell>
          <table:table-cell table:style-name="ce132" office:value-type="float" office:value="525" calcext:value-type="float">
            <text:p>525</text:p>
          </table:table-cell>
          <table:table-cell table:style-name="ce123" office:value-type="float" office:value="6100" calcext:value-type="float">
            <text:p>6100</text:p>
          </table:table-cell>
          <table:table-cell table:number-columns-repeated="16381"/>
        </table:table-row>
      </table:table>
      <table:table table:name="costo de produccion" table:style-name="ta6">
        <table:table-column table:style-name="co28" table:default-cell-style-name="ce156"/>
        <table:table-column table:style-name="co30" table:default-cell-style-name="ce161"/>
        <table:table-column table:style-name="co31" table:default-cell-style-name="ce161"/>
        <table:table-column table:style-name="co32" table:default-cell-style-name="ce161"/>
        <table:table-column table:style-name="co33" table:default-cell-style-name="ce170"/>
        <table:table-column table:style-name="co14" table:number-columns-repeated="16379" table:default-cell-style-name="Default"/>
        <table:table-row table:style-name="ro1">
          <table:table-cell table:style-name="ce154" office:value-type="string" calcext:value-type="string" table:number-columns-spanned="1" table:number-rows-spanned="2">
            <text:p>RUBRO</text:p>
          </table:table-cell>
          <table:table-cell table:style-name="ce159" office:value-type="string" calcext:value-type="string" table:number-columns-spanned="1" table:number-rows-spanned="2">
            <text:p>COSTO UNITARIO</text:p>
          </table:table-cell>
          <table:table-cell table:style-name="ce159" office:value-type="string" calcext:value-type="string" table:number-columns-spanned="1" table:number-rows-spanned="2">
            <text:p>UNIDADES REQUERIDAS</text:p>
          </table:table-cell>
          <table:table-cell table:style-name="ce165" office:value-type="string" calcext:value-type="string" table:number-columns-spanned="2" table:number-rows-spanned="1">
            <text:p>COSTO TOTAL</text:p>
          </table:table-cell>
          <table:covered-table-cell table:style-name="ce165"/>
          <table:table-cell table:number-columns-repeated="16379"/>
        </table:table-row>
        <table:table-row table:style-name="ro1">
          <table:covered-table-cell table:style-name="ce155"/>
          <table:covered-table-cell table:number-columns-repeated="2" table:style-name="ce160"/>
          <table:table-cell table:style-name="ce166" office:value-type="string" calcext:value-type="string">
            <text:p>mensual</text:p>
          </table:table-cell>
          <table:table-cell table:style-name="ce169" office:value-type="string" calcext:value-type="string">
            <text:p>anual</text:p>
          </table:table-cell>
          <table:table-cell table:number-columns-repeated="16379"/>
        </table:table-row>
        <table:table-row table:style-name="ro11">
          <table:table-cell office:value-type="string" calcext:value-type="string">
            <text:p>COSTOS DE PRODUCCION O VENTAS</text:p>
          </table:table-cell>
          <table:table-cell table:number-columns-repeated="4" office:value-type="string" calcext:value-type="string">
            <text:p> </text:p>
          </table:table-cell>
          <table:table-cell table:number-columns-repeated="16379"/>
        </table:table-row>
        <table:table-row table:style-name="ro12">
          <table:table-cell table:style-name="ce157" office:value-type="string" calcext:value-type="string">
            <text:p><text:s/>Materia Prima Directa MPD</text:p>
          </table:table-cell>
          <table:table-cell table:style-name="ce162" office:value-type="float" office:value="2.49" calcext:value-type="float">
            <text:p>2.49</text:p>
          </table:table-cell>
          <table:table-cell table:style-name="ce162" office:value-type="string" calcext:value-type="string">
            <text:p> </text:p>
          </table:table-cell>
          <table:table-cell table:style-name="ce167" office:value-type="float" office:value="130725" calcext:value-type="float">
            <text:p>130,725</text:p>
          </table:table-cell>
          <table:table-cell table:style-name="ce171" office:value-type="float" office:value="1568700" calcext:value-type="float">
            <text:p>1,568,700.00</text:p>
          </table:table-cell>
          <table:table-cell/>
          <table:table-cell table:style-name="ce176" office:value-type="string" calcext:value-type="string">
            <text:p>embalaje </text:p>
          </table:table-cell>
          <table:table-cell table:style-name="ce176" table:number-columns-repeated="2"/>
          <table:table-cell table:number-columns-repeated="16375"/>
        </table:table-row>
        <table:table-row table:style-name="ro13">
          <table:table-cell office:value-type="string" calcext:value-type="string">
            <text:p>tuna </text:p>
          </table:table-cell>
          <table:table-cell office:value-type="float" office:value="2.49" calcext:value-type="float">
            <text:p>2.49</text:p>
          </table:table-cell>
          <table:table-cell table:style-name="ce164" office:value-type="float" office:value="52500" calcext:value-type="float">
            <text:p>52,500</text:p>
          </table:table-cell>
          <table:table-cell table:style-name="ce164" office:value-type="float" office:value="130725" calcext:value-type="float">
            <text:p>130,725</text:p>
          </table:table-cell>
          <table:table-cell table:style-name="ce172" office:value-type="float" office:value="1568700" calcext:value-type="float">
            <text:p>1,568,700.00</text:p>
          </table:table-cell>
          <table:table-cell/>
          <table:table-cell table:style-name="ce177" office:value-type="string" calcext:value-type="string">
            <text:p>precio de las cajas</text:p>
          </table:table-cell>
          <table:table-cell table:style-name="ce179" office:value-type="string" calcext:value-type="string">
            <text:p>cantidad</text:p>
          </table:table-cell>
          <table:table-cell table:style-name="ce179" office:value-type="string" calcext:value-type="string">
            <text:p>total</text:p>
          </table:table-cell>
          <table:table-cell table:number-columns-repeated="16375"/>
        </table:table-row>
        <table:table-row table:style-name="ro12">
          <table:table-cell table:style-name="ce157" office:value-type="string" calcext:value-type="string">
            <text:p><text:s/>Mano de Obra Directa MOD</text:p>
          </table:table-cell>
          <table:table-cell table:style-name="ce162" office:value-type="float" office:value="930" calcext:value-type="float">
            <text:p>93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930" calcext:value-type="float">
            <text:p>930</text:p>
          </table:table-cell>
          <table:table-cell table:style-name="ce172" office:value-type="float" office:value="11160" calcext:value-type="float">
            <text:p>11,160.00</text:p>
          </table:table-cell>
          <table:table-cell/>
          <table:table-cell table:style-name="ce178" office:value-type="float" office:value="4.64" calcext:value-type="float">
            <text:p>4.64</text:p>
          </table:table-cell>
          <table:table-cell table:style-name="ce180" office:value-type="float" office:value="2500" calcext:value-type="float">
            <text:p>2500</text:p>
          </table:table-cell>
          <table:table-cell table:style-name="ce180" office:value-type="float" office:value="11600" calcext:value-type="float">
            <text:p>11600</text:p>
          </table:table-cell>
          <table:table-cell table:number-columns-repeated="16375"/>
        </table:table-row>
        <table:table-row table:style-name="ro12">
          <table:table-cell office:value-type="string" calcext:value-type="string">
            <text:p>mano de obra directa 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  <table:table-cell office:value-type="float" office:value="930" calcext:value-type="float">
            <text:p>930</text:p>
          </table:table-cell>
          <table:table-cell table:style-name="ce172" office:value-type="float" office:value="11160" calcext:value-type="float">
            <text:p>11,160.00</text:p>
          </table:table-cell>
          <table:table-cell table:number-columns-repeated="16379"/>
        </table:table-row>
        <table:table-row table:style-name="ro11">
          <table:table-cell table:style-name="ce157" office:value-type="string" calcext:value-type="string">
            <text:p>Costos Indirectos de Fabricacion CIF</text:p>
          </table:table-cell>
          <table:table-cell table:number-columns-repeated="2" table:style-name="ce162" office:value-type="string" calcext:value-type="string">
            <text:p> </text:p>
          </table:table-cell>
          <table:table-cell table:style-name="ce167" office:value-type="float" office:value="8195" calcext:value-type="float">
            <text:p>8,195</text:p>
          </table:table-cell>
          <table:table-cell table:style-name="ce173" office:value-type="float" office:value="98336" calcext:value-type="float">
            <text:p>98,336</text:p>
          </table:table-cell>
          <table:table-cell table:number-columns-repeated="16379"/>
        </table:table-row>
        <table:table-row table:style-name="ro1">
          <table:table-cell table:number-columns-repeated="5" office:value-type="string" calcext:value-type="string">
            <text:p> 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stos Indirectos </text:p>
          </table:table-cell>
          <table:table-cell table:number-columns-repeated="2" office:value-type="string" calcext:value-type="string">
            <text:p> </text:p>
          </table:table-cell>
          <table:table-cell table:style-name="ce164" office:value-type="float" office:value="6305" calcext:value-type="float">
            <text:p>6,305</text:p>
          </table:table-cell>
          <table:table-cell office:value-type="string" calcext:value-type="string">
            <text:p>75655,5</text:p>
          </table:table-cell>
          <table:table-cell table:number-columns-repeated="16379"/>
        </table:table-row>
        <table:table-row table:style-name="ro12">
          <table:table-cell office:value-type="string" calcext:value-type="string">
            <text:p>mano de obra indirecta</text:p>
          </table:table-cell>
          <table:table-cell table:number-columns-repeated="2" office:value-type="string" calcext:value-type="string">
            <text:p> </text:p>
          </table:table-cell>
          <table:table-cell table:style-name="ce164" office:value-type="float" office:value="1890" calcext:value-type="float">
            <text:p>1,890</text:p>
          </table:table-cell>
          <table:table-cell table:style-name="ce174" office:value-type="float" office:value="22680" calcext:value-type="float">
            <text:p>22,680</text:p>
          </table:table-cell>
          <table:table-cell table:number-columns-repeated="16379"/>
        </table:table-row>
        <table:table-row table:style-name="ro11">
          <table:table-cell table:style-name="ce158" office:value-type="string" calcext:value-type="string">
            <text:p>COSTOS DE PRODUCCION MES 1</text:p>
          </table:table-cell>
          <table:table-cell table:style-name="ce163" office:value-type="float" office:value="932.5" calcext:value-type="float">
            <text:p>932.5</text:p>
          </table:table-cell>
          <table:table-cell table:style-name="ce163" office:value-type="string" calcext:value-type="string">
            <text:p> </text:p>
          </table:table-cell>
          <table:table-cell table:style-name="ce168" office:value-type="float" office:value="139849.6" calcext:value-type="float">
            <text:p>139,849.60</text:p>
          </table:table-cell>
          <table:table-cell table:style-name="ce175" office:value-type="float" office:value="1678196" calcext:value-type="float">
            <text:p>1,678,196</text:p>
          </table:table-cell>
          <table:table-cell table:number-columns-repeated="16379"/>
        </table:table-row>
      </table:table>
      <table:table table:name="Incoterms 1" table:style-name="ta7">
        <office:forms form:automatic-focus="false" form:apply-design-mode="false"/>
        <table:table-column table:style-name="co1" table:default-cell-style-name="ce181"/>
        <table:table-column table:style-name="co34" table:default-cell-style-name="ce181"/>
        <table:table-column table:style-name="co35" table:default-cell-style-name="ce181"/>
        <table:table-column table:style-name="co36" table:default-cell-style-name="ce181"/>
        <table:table-column table:style-name="co37" table:number-columns-repeated="2" table:default-cell-style-name="ce181"/>
        <table:table-column table:style-name="co5" table:number-columns-repeated="16378" table:default-cell-style-name="ce181"/>
        <table:table-row table:style-name="ro1">
          <table:table-cell table:number-columns-repeated="16384"/>
        </table:table-row>
        <table:table-row table:style-name="ro1">
          <table:table-cell/>
          <table:table-cell table:style-name="ce182" office:value-type="string" calcext:value-type="string">
            <text:p>Exportación de </text:p>
          </table:table-cell>
          <table:table-cell table:style-name="ce189" table:formula="of:=[$'SISTEMA DE COSTEO'.D12]" office:value-type="float" office:value="2500" calcext:value-type="float">
            <text:p>2500</text:p>
          </table:table-cell>
          <table:table-cell table:style-name="ce184" office:value-type="string" calcext:value-type="string">
            <text:p>cajas</text:p>
          </table:table-cell>
          <table:table-cell table:number-columns-repeated="16380"/>
        </table:table-row>
        <table:table-row table:style-name="ro1">
          <table:table-cell/>
          <table:table-cell table:style-name="ce182" office:value-type="string" calcext:value-type="string">
            <text:p>Origen</text:p>
          </table:table-cell>
          <table:table-cell table:style-name="ce184" office:value-type="string" calcext:value-type="string">
            <text:p>Ayacuco, Perú</text:p>
          </table:table-cell>
          <table:table-cell table:number-columns-repeated="16381"/>
        </table:table-row>
        <table:table-row table:style-name="ro1">
          <table:table-cell/>
          <table:table-cell table:style-name="ce182" office:value-type="string" calcext:value-type="string">
            <text:p>Destino</text:p>
          </table:table-cell>
          <table:table-cell table:style-name="ce184" office:value-type="string" calcext:value-type="string">
            <text:p>Beijin, Chin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83" office:value-type="string" calcext:value-type="string">
            <text:p>Costos</text:p>
          </table:table-cell>
          <table:table-cell table:style-name="ce183" office:value-type="string" calcext:value-type="string">
            <text:p>Documentación</text:p>
          </table:table-cell>
          <table:table-cell table:style-name="ce183" office:value-type="string" calcext:value-type="string">
            <text:p>Tiempo en días</text:p>
          </table:table-cell>
          <table:table-cell table:style-name="ce193" office:value-type="string" calcext:value-type="string">
            <text:p>EXW</text:p>
          </table:table-cell>
          <table:table-cell table:style-name="ce193" office:value-type="string" calcext:value-type="string">
            <text:p>FCA</text:p>
          </table:table-cell>
          <table:table-cell table:style-name="ce198" office:value-type="string" calcext:value-type="string">
            <text:p>CPT</text:p>
          </table:table-cell>
          <table:table-cell table:style-name="ce198" office:value-type="string" calcext:value-type="string">
            <text:p>CIP</text:p>
          </table:table-cell>
          <table:table-cell table:style-name="ce198" office:value-type="string" calcext:value-type="string">
            <text:p>DPU</text:p>
          </table:table-cell>
          <table:table-cell table:style-name="ce198" office:value-type="string" calcext:value-type="string">
            <text:p>DAP</text:p>
          </table:table-cell>
          <table:table-cell table:style-name="ce198" office:value-type="string" calcext:value-type="string">
            <text:p>DDP</text:p>
          </table:table-cell>
          <table:table-cell table:style-name="ce202" office:value-type="string" calcext:value-type="string">
            <text:p>FAS</text:p>
          </table:table-cell>
          <table:table-cell table:style-name="ce202" office:value-type="string" calcext:value-type="string">
            <text:p>FOB</text:p>
          </table:table-cell>
          <table:table-cell table:style-name="ce202" office:value-type="string" calcext:value-type="string">
            <text:p>CFR</text:p>
          </table:table-cell>
          <table:table-cell table:style-name="ce202" office:value-type="string" calcext:value-type="string">
            <text:p>CIF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Costos de producción</text:p>
          </table:table-cell>
          <table:table-cell office:value-type="string" calcext:value-type="string">
            <text:p>Factura comercial</text:p>
          </table:table-cell>
          <table:table-cell table:style-name="ce191" office:value-type="float" office:value="5" calcext:value-type="float">
            <text:p>5</text:p>
          </table:table-cell>
          <table:table-cell table:style-name="ce194" table:formula="of:=[$'costo de produccion'.D4]" office:value-type="float" office:value="130725" calcext:value-type="float">
            <text:p>130725</text:p>
          </table:table-cell>
          <table:table-cell table:style-name="ce194" table:formula="of:=[.E7]" office:value-type="float" office:value="130725" calcext:value-type="float">
            <text:p>130725</text:p>
          </table:table-cell>
          <table:table-cell table:style-name="ce194" table:formula="of:=[.F7]" office:value-type="float" office:value="130725" calcext:value-type="float">
            <text:p>130725</text:p>
          </table:table-cell>
          <table:table-cell table:style-name="ce194" table:formula="of:=[.G7]" office:value-type="float" office:value="130725" calcext:value-type="float">
            <text:p>130725</text:p>
          </table:table-cell>
          <table:table-cell table:style-name="ce194" table:formula="of:=[.H7]" office:value-type="float" office:value="130725" calcext:value-type="float">
            <text:p>130725</text:p>
          </table:table-cell>
          <table:table-cell table:style-name="ce194" table:formula="of:=[.I7]" office:value-type="float" office:value="130725" calcext:value-type="float">
            <text:p>130725</text:p>
          </table:table-cell>
          <table:table-cell table:style-name="ce194" table:formula="of:=[.J7]" office:value-type="float" office:value="130725" calcext:value-type="float">
            <text:p>130725</text:p>
          </table:table-cell>
          <table:table-cell table:style-name="ce194" table:formula="of:=[.K7]" office:value-type="float" office:value="130725" calcext:value-type="float">
            <text:p>130725</text:p>
          </table:table-cell>
          <table:table-cell table:style-name="ce194" table:formula="of:=[.L7]" office:value-type="float" office:value="130725" calcext:value-type="float">
            <text:p>130725</text:p>
          </table:table-cell>
          <table:table-cell table:style-name="ce194" table:formula="of:=[.M7]" office:value-type="float" office:value="130725" calcext:value-type="float">
            <text:p>130725</text:p>
          </table:table-cell>
          <table:table-cell table:style-name="ce194" table:formula="of:=[.N7]" office:value-type="float" office:value="130725" calcext:value-type="float">
            <text:p>130725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Envase-empaque-embalaje</text:p>
          </table:table-cell>
          <table:table-cell office:value-type="string" calcext:value-type="string">
            <text:p>Lista de empaque</text:p>
          </table:table-cell>
          <table:table-cell table:style-name="ce191" office:value-type="float" office:value="1" calcext:value-type="float">
            <text:p>1</text:p>
          </table:table-cell>
          <table:table-cell table:style-name="ce194" table:formula="of:=[$'costo de produccion'.I6]" office:value-type="float" office:value="11600" calcext:value-type="float">
            <text:p>11600</text:p>
          </table:table-cell>
          <table:table-cell table:style-name="ce194" table:formula="of:=[.E8]" office:value-type="float" office:value="11600" calcext:value-type="float">
            <text:p>11600</text:p>
          </table:table-cell>
          <table:table-cell table:style-name="ce194" table:formula="of:=[.F8]" office:value-type="float" office:value="11600" calcext:value-type="float">
            <text:p>11600</text:p>
          </table:table-cell>
          <table:table-cell table:style-name="ce194" table:formula="of:=[.G8]" office:value-type="float" office:value="11600" calcext:value-type="float">
            <text:p>11600</text:p>
          </table:table-cell>
          <table:table-cell table:style-name="ce194" table:formula="of:=[.H8]" office:value-type="float" office:value="11600" calcext:value-type="float">
            <text:p>11600</text:p>
          </table:table-cell>
          <table:table-cell table:style-name="ce194" table:formula="of:=[.I8]" office:value-type="float" office:value="11600" calcext:value-type="float">
            <text:p>11600</text:p>
          </table:table-cell>
          <table:table-cell table:style-name="ce194" table:formula="of:=[.J8]" office:value-type="float" office:value="11600" calcext:value-type="float">
            <text:p>11600</text:p>
          </table:table-cell>
          <table:table-cell table:style-name="ce194" table:formula="of:=[.K8]" office:value-type="float" office:value="11600" calcext:value-type="float">
            <text:p>11600</text:p>
          </table:table-cell>
          <table:table-cell table:style-name="ce194" table:formula="of:=[.L8]" office:value-type="float" office:value="11600" calcext:value-type="float">
            <text:p>11600</text:p>
          </table:table-cell>
          <table:table-cell table:style-name="ce194" table:formula="of:=[.M8]" office:value-type="float" office:value="11600" calcext:value-type="float">
            <text:p>11600</text:p>
          </table:table-cell>
          <table:table-cell table:style-name="ce194" table:formula="of:=[.N8]" office:value-type="float" office:value="11600" calcext:value-type="float">
            <text:p>116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Flete terrestre 40¨s (1 unidades)</text:p>
          </table:table-cell>
          <table:table-cell office:value-type="string" calcext:value-type="string">
            <text:p>Carta porte</text:p>
          </table:table-cell>
          <table:table-cell table:style-name="ce191" office:value-type="float" office:value="1" calcext:value-type="float">
            <text:p>1</text:p>
          </table:table-cell>
          <table:table-cell table:style-name="ce195" table:formula="of:=[$costos.F41]" office:value-type="float" office:value="20000" calcext:value-type="float">
            <text:p>20000</text:p>
          </table:table-cell>
          <table:table-cell table:style-name="ce194" table:formula="of:=[.E9]" office:value-type="float" office:value="20000" calcext:value-type="float">
            <text:p>20000</text:p>
          </table:table-cell>
          <table:table-cell table:style-name="ce194" table:formula="of:=[.F9]" office:value-type="float" office:value="20000" calcext:value-type="float">
            <text:p>20000</text:p>
          </table:table-cell>
          <table:table-cell table:style-name="ce194" table:formula="of:=[.G9]" office:value-type="float" office:value="20000" calcext:value-type="float">
            <text:p>20000</text:p>
          </table:table-cell>
          <table:table-cell table:style-name="ce194" table:formula="of:=[.H9]" office:value-type="float" office:value="20000" calcext:value-type="float">
            <text:p>20000</text:p>
          </table:table-cell>
          <table:table-cell table:style-name="ce194" table:formula="of:=[.I9]" office:value-type="float" office:value="20000" calcext:value-type="float">
            <text:p>20000</text:p>
          </table:table-cell>
          <table:table-cell table:style-name="ce194" table:formula="of:=[.J9]" office:value-type="float" office:value="20000" calcext:value-type="float">
            <text:p>20000</text:p>
          </table:table-cell>
          <table:table-cell table:style-name="ce194" table:formula="of:=[.K9]" office:value-type="float" office:value="20000" calcext:value-type="float">
            <text:p>20000</text:p>
          </table:table-cell>
          <table:table-cell table:style-name="ce194" table:formula="of:=[.L9]" office:value-type="float" office:value="20000" calcext:value-type="float">
            <text:p>20000</text:p>
          </table:table-cell>
          <table:table-cell table:style-name="ce194" table:formula="of:=[.M9]" office:value-type="float" office:value="20000" calcext:value-type="float">
            <text:p>20000</text:p>
          </table:table-cell>
          <table:table-cell table:style-name="ce194" table:formula="of:=[.N9]" office:value-type="float" office:value="20000" calcext:value-type="float">
            <text:p>200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Derecho de trámite aduanero</text:p>
          </table:table-cell>
          <table:table-cell office:value-type="string" calcext:value-type="string">
            <text:p>DTA-Pedimiento de exportación</text:p>
          </table:table-cell>
          <table:table-cell table:style-name="ce191" office:value-type="float" office:value="1" calcext:value-type="float">
            <text:p>1</text:p>
          </table:table-cell>
          <table:table-cell table:style-name="ce195" office:value-type="float" office:value="4679" calcext:value-type="float">
            <text:p>4679</text:p>
          </table:table-cell>
          <table:table-cell table:style-name="ce194" table:formula="of:=[.E10]" office:value-type="float" office:value="4679" calcext:value-type="float">
            <text:p>4679</text:p>
          </table:table-cell>
          <table:table-cell table:style-name="ce194" table:formula="of:=[.F10]" office:value-type="float" office:value="4679" calcext:value-type="float">
            <text:p>4679</text:p>
          </table:table-cell>
          <table:table-cell table:style-name="ce194" table:formula="of:=[.G10]" office:value-type="float" office:value="4679" calcext:value-type="float">
            <text:p>4679</text:p>
          </table:table-cell>
          <table:table-cell table:style-name="ce194" table:formula="of:=[.H10]" office:value-type="float" office:value="4679" calcext:value-type="float">
            <text:p>4679</text:p>
          </table:table-cell>
          <table:table-cell table:style-name="ce194" table:formula="of:=[.I10]" office:value-type="float" office:value="4679" calcext:value-type="float">
            <text:p>4679</text:p>
          </table:table-cell>
          <table:table-cell table:style-name="ce194" table:formula="of:=[.J10]" office:value-type="float" office:value="4679" calcext:value-type="float">
            <text:p>4679</text:p>
          </table:table-cell>
          <table:table-cell table:style-name="ce194" table:formula="of:=[.K10]" office:value-type="float" office:value="4679" calcext:value-type="float">
            <text:p>4679</text:p>
          </table:table-cell>
          <table:table-cell table:style-name="ce194" table:formula="of:=[.L10]" office:value-type="float" office:value="4679" calcext:value-type="float">
            <text:p>4679</text:p>
          </table:table-cell>
          <table:table-cell table:style-name="ce194" table:formula="of:=[.M10]" office:value-type="float" office:value="4679" calcext:value-type="float">
            <text:p>4679</text:p>
          </table:table-cell>
          <table:table-cell table:style-name="ce194" table:formula="of:=[.N10]" office:value-type="float" office:value="4679" calcext:value-type="float">
            <text:p>4679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Honorarios de AA EXP</text:p>
          </table:table-cell>
          <table:table-cell office:value-type="string" calcext:value-type="string">
            <office:annotation draw:style-name="gr5" draw:text-style-name="P2" svg:width="3.809cm" svg:height="8.101cm" svg:x="6.785cm" svg:y="5.028cm" draw:caption-point-x="14.74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Agente Aduanal</text:p>
            </office:annotation>
            <text:p>Cuenta de gastos AA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float" office:value="700" calcext:value-type="float">
            <text:p>700</text:p>
          </table:table-cell>
          <table:table-cell table:style-name="ce194" table:formula="of:=[.E11]" office:value-type="float" office:value="700" calcext:value-type="float">
            <text:p>700</text:p>
          </table:table-cell>
          <table:table-cell table:style-name="ce194" table:formula="of:=[.F11]" office:value-type="float" office:value="700" calcext:value-type="float">
            <text:p>700</text:p>
          </table:table-cell>
          <table:table-cell table:style-name="ce194" table:formula="of:=[.G11]" office:value-type="float" office:value="700" calcext:value-type="float">
            <text:p>700</text:p>
          </table:table-cell>
          <table:table-cell table:style-name="ce194" table:formula="of:=[.H11]" office:value-type="float" office:value="700" calcext:value-type="float">
            <text:p>700</text:p>
          </table:table-cell>
          <table:table-cell table:style-name="ce194" table:formula="of:=[.I11]" office:value-type="float" office:value="700" calcext:value-type="float">
            <text:p>700</text:p>
          </table:table-cell>
          <table:table-cell table:style-name="ce194" table:formula="of:=[.J11]" office:value-type="float" office:value="700" calcext:value-type="float">
            <text:p>700</text:p>
          </table:table-cell>
          <table:table-cell table:style-name="ce194" table:formula="of:=[.K11]" office:value-type="float" office:value="700" calcext:value-type="float">
            <text:p>700</text:p>
          </table:table-cell>
          <table:table-cell table:style-name="ce194" table:formula="of:=[.L11]" office:value-type="float" office:value="700" calcext:value-type="float">
            <text:p>700</text:p>
          </table:table-cell>
          <table:table-cell table:style-name="ce194" table:formula="of:=[.M11]" office:value-type="float" office:value="700" calcext:value-type="float">
            <text:p>700</text:p>
          </table:table-cell>
          <table:table-cell table:style-name="ce194" table:formula="of:=[.N11]" office:value-type="float" office:value="700" calcext:value-type="float">
            <text:p>7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Maniobras de carga</text:p>
          </table:table-cell>
          <table:table-cell office:value-type="string" calcext:value-type="string">
            <text:p>Ticket de maniobras</text:p>
          </table:table-cell>
          <table:table-cell table:style-name="ce191" office:value-type="float" office:value="1" calcext:value-type="float">
            <text:p>1</text:p>
          </table:table-cell>
          <table:table-cell table:style-name="ce195" office:value-type="float" office:value="750" calcext:value-type="float">
            <text:p>750</text:p>
          </table:table-cell>
          <table:table-cell table:style-name="ce195" table:formula="of:=[.E12]" office:value-type="float" office:value="750" calcext:value-type="float">
            <text:p>750</text:p>
          </table:table-cell>
          <table:table-cell table:number-columns-repeated="5" table:style-name="ce199" office:value-type="float" office:value="750" calcext:value-type="float">
            <text:p>750</text:p>
          </table:table-cell>
          <table:table-cell table:style-name="ce200" office:value-type="float" office:value="750" calcext:value-type="float">
            <text:p>750</text:p>
          </table:table-cell>
          <table:table-cell table:number-columns-repeated="3" table:style-name="ce199" office:value-type="float" office:value="750" calcext:value-type="float">
            <text:p>75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Flete de transporte internacional</text:p>
          </table:table-cell>
          <table:table-cell office:value-type="string" calcext:value-type="string">
            <office:annotation draw:style-name="gr7" draw:text-style-name="P2" svg:width="3.809cm" svg:height="9.286cm" svg:x="6.785cm" svg:y="6.086cm" draw:caption-point-x="14.74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A/W PARA AEREO</text:p>
              <text:p>B/L PARA MARÍTILO </text:p>
              <text:p>CP PARA TERRESTRE</text:p>
            </office:annotation>
            <text:p>A/W-B/L-CP</text:p>
          </table:table-cell>
          <table:table-cell table:style-name="ce191" office:value-type="float" office:value="25" calcext:value-type="float">
            <text:p>25</text:p>
          </table:table-cell>
          <table:table-cell table:style-name="ce195" office:value-type="float" office:value="1369999" calcext:value-type="float">
            <text:p>1369999</text:p>
          </table:table-cell>
          <table:table-cell table:style-name="ce195" table:formula="of:=[.E13]" office:value-type="float" office:value="1369999" calcext:value-type="float">
            <text:p>1369999</text:p>
          </table:table-cell>
          <table:table-cell table:style-name="ce200" office:value-type="float" office:value="1369999" calcext:value-type="float">
            <text:p>1369999</text:p>
          </table:table-cell>
          <table:table-cell table:number-columns-repeated="4" table:style-name="ce199" office:value-type="float" office:value="1369999" calcext:value-type="float">
            <text:p>1369999</text:p>
          </table:table-cell>
          <table:table-cell table:number-columns-repeated="2" table:style-name="ce200" office:value-type="float" office:value="1369999" calcext:value-type="float">
            <text:p>1369999</text:p>
          </table:table-cell>
          <table:table-cell table:number-columns-repeated="2" table:style-name="ce199" office:value-type="float" office:value="1369999" calcext:value-type="float">
            <text:p>1369999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Seguro</text:p>
          </table:table-cell>
          <table:table-cell office:value-type="string" calcext:value-type="string">
            <text:p>Póliza de seguro de transporte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float" office:value="3000" calcext:value-type="float">
            <text:p>3000</text:p>
          </table:table-cell>
          <table:table-cell table:style-name="ce195" table:formula="of:=[.E14]" office:value-type="float" office:value="3000" calcext:value-type="float">
            <text:p>3000</text:p>
          </table:table-cell>
          <table:table-cell table:style-name="ce200" office:value-type="float" office:value="3000" calcext:value-type="float">
            <text:p>3000</text:p>
          </table:table-cell>
          <table:table-cell table:number-columns-repeated="4" table:style-name="ce199" office:value-type="float" office:value="3000" calcext:value-type="float">
            <text:p>3000</text:p>
          </table:table-cell>
          <table:table-cell table:number-columns-repeated="3" table:style-name="ce200" office:value-type="float" office:value="3000" calcext:value-type="float">
            <text:p>3000</text:p>
          </table:table-cell>
          <table:table-cell table:style-name="ce199" office:value-type="float" office:value="3000" calcext:value-type="float">
            <text:p>30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Maniobras de descarga</text:p>
          </table:table-cell>
          <table:table-cell office:value-type="string" calcext:value-type="string">
            <text:p>Ticket de maniobras de descarga</text:p>
          </table:table-cell>
          <table:table-cell table:style-name="ce191" office:value-type="float" office:value="5" calcext:value-type="float">
            <text:p>5</text:p>
          </table:table-cell>
          <table:table-cell table:style-name="ce195" office:value-type="float" office:value="900" calcext:value-type="float">
            <text:p>900</text:p>
          </table:table-cell>
          <table:table-cell table:style-name="ce195" table:formula="of:=[.E15]" office:value-type="float" office:value="900" calcext:value-type="float">
            <text:p>900</text:p>
          </table:table-cell>
          <table:table-cell table:number-columns-repeated="2" table:style-name="ce200" office:value-type="float" office:value="900" calcext:value-type="float">
            <text:p>900</text:p>
          </table:table-cell>
          <table:table-cell table:number-columns-repeated="3" table:style-name="ce199" office:value-type="float" office:value="900" calcext:value-type="float">
            <text:p>900</text:p>
          </table:table-cell>
          <table:table-cell table:number-columns-repeated="4" table:style-name="ce200" office:value-type="float" office:value="900" calcext:value-type="float">
            <text:p>9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Derechos de trámite aduanero/impuestos/aranceles</text:p>
          </table:table-cell>
          <table:table-cell office:value-type="string" calcext:value-type="string">
            <text:p>Pedimento de importación</text:p>
          </table:table-cell>
          <table:table-cell table:style-name="ce191" office:value-type="float" office:value="7" calcext:value-type="float">
            <text:p>7</text:p>
          </table:table-cell>
          <table:table-cell table:style-name="ce195" office:value-type="float" office:value="2100" calcext:value-type="float">
            <text:p>2100</text:p>
          </table:table-cell>
          <table:table-cell table:style-name="ce195" table:formula="of:=[.E16]" office:value-type="float" office:value="2100" calcext:value-type="float">
            <text:p>2100</text:p>
          </table:table-cell>
          <table:table-cell table:number-columns-repeated="4" table:style-name="ce200" office:value-type="float" office:value="2100" calcext:value-type="float">
            <text:p>2100</text:p>
          </table:table-cell>
          <table:table-cell table:style-name="ce199" office:value-type="float" office:value="2100" calcext:value-type="float">
            <text:p>2100</text:p>
          </table:table-cell>
          <table:table-cell table:number-columns-repeated="4" table:style-name="ce200" office:value-type="float" office:value="2100" calcext:value-type="float">
            <text:p>21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Honorarios de AA IMP</text:p>
          </table:table-cell>
          <table:table-cell office:value-type="string" calcext:value-type="string">
            <text:p>Cuneta de gastos de AA M</text:p>
          </table:table-cell>
          <table:table-cell table:style-name="ce191" office:value-type="float" office:value="0" calcext:value-type="float">
            <text:p>0</text:p>
          </table:table-cell>
          <table:table-cell table:style-name="ce195" office:value-type="float" office:value="4000" calcext:value-type="float">
            <text:p>4000</text:p>
          </table:table-cell>
          <table:table-cell table:style-name="ce195" table:formula="of:=[.E17]" office:value-type="float" office:value="4000" calcext:value-type="float">
            <text:p>4000</text:p>
          </table:table-cell>
          <table:table-cell table:number-columns-repeated="4" table:style-name="ce200" office:value-type="float" office:value="4000" calcext:value-type="float">
            <text:p>4000</text:p>
          </table:table-cell>
          <table:table-cell table:style-name="ce199" office:value-type="float" office:value="4000" calcext:value-type="float">
            <text:p>4000</text:p>
          </table:table-cell>
          <table:table-cell table:number-columns-repeated="4" table:style-name="ce200" office:value-type="float" office:value="4000" calcext:value-type="float">
            <text:p>4000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Flete de destino a la bodega del importador</text:p>
          </table:table-cell>
          <table:table-cell office:value-type="string" calcext:value-type="string">
            <text:p>Carta porte</text:p>
          </table:table-cell>
          <table:table-cell table:style-name="ce191" office:value-type="float" office:value="3" calcext:value-type="float">
            <text:p>3</text:p>
          </table:table-cell>
          <table:table-cell table:style-name="ce195" office:value-type="float" office:value="20685" calcext:value-type="float">
            <text:p>20685</text:p>
          </table:table-cell>
          <table:table-cell table:style-name="ce195" table:formula="of:=[.E18]" office:value-type="float" office:value="20685" calcext:value-type="float">
            <text:p>20685</text:p>
          </table:table-cell>
          <table:table-cell table:number-columns-repeated="3" table:style-name="ce200" office:value-type="float" office:value="20685" calcext:value-type="float">
            <text:p>20685</text:p>
          </table:table-cell>
          <table:table-cell table:number-columns-repeated="2" table:style-name="ce199" office:value-type="float" office:value="20685" calcext:value-type="float">
            <text:p>20685</text:p>
          </table:table-cell>
          <table:table-cell table:number-columns-repeated="4" table:style-name="ce200" office:value-type="float" office:value="20685" calcext:value-type="float">
            <text:p>20685</text:p>
          </table:table-cell>
          <table:table-cell table:number-columns-repeated="16369"/>
        </table:table-row>
        <table:table-row table:style-name="ro1">
          <table:table-cell/>
          <table:table-cell table:style-name="ce184"/>
          <table:table-cell/>
          <table:table-cell table:style-name="ce191"/>
          <table:table-cell table:style-name="ce196" table:number-columns-repeated="2"/>
          <table:table-cell table:style-name="ce201" table:number-columns-repeated="9"/>
          <table:table-cell table:number-columns-repeated="16369"/>
        </table:table-row>
        <table:table-row table:style-name="ro1">
          <table:table-cell/>
          <table:table-cell table:style-name="ce185" office:value-type="string" calcext:value-type="string">
            <text:p>Total exportador</text:p>
          </table:table-cell>
          <table:table-cell table:style-name="ce187"/>
          <table:table-cell table:style-name="ce192" table:formula="of:=SUM([.D7:.D18])" office:value-type="float" office:value="49" calcext:value-type="float">
            <text:p>49</text:p>
          </table:table-cell>
          <table:table-cell table:style-name="ce194" table:formula="of:=SUM([.E7:.E8])" office:value-type="float" office:value="142325" calcext:value-type="float">
            <text:p>142325</text:p>
          </table:table-cell>
          <table:table-cell table:style-name="ce194" table:formula="of:=SUM([.F7:.F11])" office:value-type="float" office:value="167704" calcext:value-type="float">
            <text:p>167704</text:p>
          </table:table-cell>
          <table:table-cell table:style-name="ce199" table:formula="of:=SUM([.G7:.G12])" office:value-type="float" office:value="168454" calcext:value-type="float">
            <text:p>168454</text:p>
          </table:table-cell>
          <table:table-cell table:style-name="ce199" table:formula="of:=SUM([.H7:.H14])" office:value-type="float" office:value="1541453" calcext:value-type="float">
            <text:p>1541453</text:p>
          </table:table-cell>
          <table:table-cell table:style-name="ce199" table:formula="of:=SUM([.I7:.I15])" office:value-type="float" office:value="1542353" calcext:value-type="float">
            <text:p>1542353</text:p>
          </table:table-cell>
          <table:table-cell table:style-name="ce199" table:formula="of:=SUM([.J7:.J15])+[.J18]" office:value-type="float" office:value="1563038" calcext:value-type="float">
            <text:p>1563038</text:p>
          </table:table-cell>
          <table:table-cell table:style-name="ce199" table:formula="of:=SUM([.K7:.K18])" office:value-type="float" office:value="1569138" calcext:value-type="float">
            <text:p>1569138</text:p>
          </table:table-cell>
          <table:table-cell table:style-name="ce199" table:formula="of:=SUM([.L7:.L11])" office:value-type="float" office:value="167704" calcext:value-type="float">
            <text:p>167704</text:p>
          </table:table-cell>
          <table:table-cell table:style-name="ce199" table:formula="of:=SUM([.M7:.M12])" office:value-type="float" office:value="168454" calcext:value-type="float">
            <text:p>168454</text:p>
          </table:table-cell>
          <table:table-cell table:style-name="ce199" table:formula="of:=SUM([.N7:.N13])" office:value-type="float" office:value="1538453" calcext:value-type="float">
            <text:p>1538453</text:p>
          </table:table-cell>
          <table:table-cell table:style-name="ce199" table:formula="of:=SUM([.O7:.O14])" office:value-type="float" office:value="1541453" calcext:value-type="float">
            <text:p>1541453</text:p>
          </table:table-cell>
          <table:table-cell table:number-columns-repeated="16369"/>
        </table:table-row>
        <table:table-row table:style-name="ro1">
          <table:table-cell/>
          <table:table-cell table:style-name="ce186" office:value-type="string" calcext:value-type="string">
            <text:p>Total importador</text:p>
          </table:table-cell>
          <table:table-cell table:style-name="ce190" table:number-columns-repeated="2"/>
          <table:table-cell table:style-name="ce195" table:formula="of:=SUM([.E9:.E18])" office:value-type="float" office:value="1426813" calcext:value-type="float">
            <text:p>1426813</text:p>
          </table:table-cell>
          <table:table-cell table:style-name="ce195" table:formula="of:=SUM([.F12:.F18])" office:value-type="float" office:value="1401434" calcext:value-type="float">
            <text:p>1401434</text:p>
          </table:table-cell>
          <table:table-cell table:style-name="ce200" table:formula="of:=SUM([.G13:.G18])" office:value-type="float" office:value="1400684" calcext:value-type="float">
            <text:p>1400684</text:p>
          </table:table-cell>
          <table:table-cell table:style-name="ce200" table:formula="of:=SUM([.H15:.H18])" office:value-type="float" office:value="27685" calcext:value-type="float">
            <text:p>27685</text:p>
          </table:table-cell>
          <table:table-cell table:style-name="ce200" table:formula="of:=SUM([.I16:.I18])" office:value-type="float" office:value="26785" calcext:value-type="float">
            <text:p>26785</text:p>
          </table:table-cell>
          <table:table-cell table:style-name="ce200" table:formula="of:=SUM([.J16:.J17])" office:value-type="float" office:value="6100" calcext:value-type="float">
            <text:p>6100</text:p>
          </table:table-cell>
          <table:table-cell table:style-name="ce200"/>
          <table:table-cell table:style-name="ce200" table:formula="of:=SUM([.L12:.L18])" office:value-type="float" office:value="1401434" calcext:value-type="float">
            <text:p>1401434</text:p>
          </table:table-cell>
          <table:table-cell table:style-name="ce200" table:formula="of:=SUM([.M13:.M18])" office:value-type="float" office:value="1400684" calcext:value-type="float">
            <text:p>1400684</text:p>
          </table:table-cell>
          <table:table-cell table:style-name="ce200" table:formula="of:=SUM([.N14:.N18])" office:value-type="float" office:value="30685" calcext:value-type="float">
            <text:p>30685</text:p>
          </table:table-cell>
          <table:table-cell table:style-name="ce200" table:formula="of:=SUM([.O15:.O18])" office:value-type="float" office:value="27685" calcext:value-type="float">
            <text:p>27685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Costo unitario exportador</text:p>
          </table:table-cell>
          <table:table-cell table:number-columns-repeated="2"/>
          <table:table-cell table:style-name="ce197" table:formula="of:=[.E20]/[.$C$2]" office:value-type="float" office:value="56.93" calcext:value-type="float">
            <text:p>56.930</text:p>
          </table:table-cell>
          <table:table-cell table:style-name="ce197" table:formula="of:=[.F20]/[.$C$2]" office:value-type="float" office:value="67.0816" calcext:value-type="float">
            <text:p>67.082</text:p>
          </table:table-cell>
          <table:table-cell table:style-name="ce197" table:formula="of:=[.G20]/[.$C$2]" office:value-type="float" office:value="67.3816" calcext:value-type="float">
            <text:p>67.382</text:p>
          </table:table-cell>
          <table:table-cell table:style-name="ce197" table:formula="of:=[.H20]/[.$C$2]" office:value-type="float" office:value="616.5812" calcext:value-type="float">
            <text:p>616.581</text:p>
          </table:table-cell>
          <table:table-cell table:style-name="ce197" table:formula="of:=[.I20]/[.$C$2]" office:value-type="float" office:value="616.9412" calcext:value-type="float">
            <text:p>616.941</text:p>
          </table:table-cell>
          <table:table-cell table:style-name="ce197" table:formula="of:=[.J20]/[.$C$2]" office:value-type="float" office:value="625.2152" calcext:value-type="float">
            <text:p>625.215</text:p>
          </table:table-cell>
          <table:table-cell table:style-name="ce197" table:formula="of:=[.K20]/[.$C$2]" office:value-type="float" office:value="627.6552" calcext:value-type="float">
            <text:p>627.655</text:p>
          </table:table-cell>
          <table:table-cell table:style-name="ce197" table:formula="of:=[.L20]/[.$C$2]" office:value-type="float" office:value="67.0816" calcext:value-type="float">
            <text:p>67.082</text:p>
          </table:table-cell>
          <table:table-cell table:style-name="ce197" table:formula="of:=[.M20]/[.$C$2]" office:value-type="float" office:value="67.3816" calcext:value-type="float">
            <text:p>67.382</text:p>
          </table:table-cell>
          <table:table-cell table:style-name="ce197" table:formula="of:=[.N20]/[.$C$2]" office:value-type="float" office:value="615.3812" calcext:value-type="float">
            <text:p>615.381</text:p>
          </table:table-cell>
          <table:table-cell table:style-name="ce197" table:formula="of:=[.O20]/[.$C$2]" office:value-type="float" office:value="616.5812" calcext:value-type="float">
            <text:p>616.581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Precio unitario al importador</text:p>
          </table:table-cell>
          <table:table-cell table:number-columns-repeated="2"/>
          <table:table-cell table:style-name="ce197" table:formula="of:=[.E22]*2" office:value-type="float" office:value="113.86" calcext:value-type="float">
            <office:annotation draw:style-name="gr8" draw:text-style-name="P2" svg:width="4.49cm" svg:height="7.311cm" svg:x="11.018cm" svg:y="11.378cm" draw:caption-point-x="17.191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Se multiplica por 2 porque la ganancia es de 100%</text:p>
            </office:annotation>
            <text:p>113.860</text:p>
          </table:table-cell>
          <table:table-cell table:style-name="ce197" table:formula="of:=[.F22]*2" office:value-type="float" office:value="134.1632" calcext:value-type="float">
            <text:p>134.163</text:p>
          </table:table-cell>
          <table:table-cell table:style-name="ce197" table:formula="of:=[.G22]*2" office:value-type="float" office:value="134.7632" calcext:value-type="float">
            <text:p>134.763</text:p>
          </table:table-cell>
          <table:table-cell table:style-name="ce197" table:formula="of:=[.H22]*2" office:value-type="float" office:value="1233.1624" calcext:value-type="float">
            <text:p>1233.162</text:p>
          </table:table-cell>
          <table:table-cell table:style-name="ce197" table:formula="of:=[.I22]*2" office:value-type="float" office:value="1233.8824" calcext:value-type="float">
            <text:p>1233.882</text:p>
          </table:table-cell>
          <table:table-cell table:style-name="ce197" table:formula="of:=[.J22]*2" office:value-type="float" office:value="1250.4304" calcext:value-type="float">
            <text:p>1250.430</text:p>
          </table:table-cell>
          <table:table-cell table:style-name="ce197" table:formula="of:=[.K22]*2" office:value-type="float" office:value="1255.3104" calcext:value-type="float">
            <text:p>1255.310</text:p>
          </table:table-cell>
          <table:table-cell table:style-name="ce197" table:formula="of:=[.L22]*2" office:value-type="float" office:value="134.1632" calcext:value-type="float">
            <text:p>134.163</text:p>
          </table:table-cell>
          <table:table-cell table:style-name="ce197" table:formula="of:=[.M22]*2" office:value-type="float" office:value="134.7632" calcext:value-type="float">
            <text:p>134.763</text:p>
          </table:table-cell>
          <table:table-cell table:style-name="ce197" table:formula="of:=[.N22]*2" office:value-type="float" office:value="1230.7624" calcext:value-type="float">
            <text:p>1230.762</text:p>
          </table:table-cell>
          <table:table-cell table:style-name="ce197" table:formula="of:=[.O22]*2" office:value-type="float" office:value="1233.1624" calcext:value-type="float">
            <text:p>1233.162</text:p>
          </table:table-cell>
          <table:table-cell table:number-columns-repeated="16369"/>
        </table:table-row>
        <table:table-row table:style-name="ro1">
          <table:table-cell/>
          <table:table-cell table:style-name="ce184" office:value-type="string" calcext:value-type="string">
            <text:p>Precio total al importador (Valor Factura)</text:p>
          </table:table-cell>
          <table:table-cell table:number-columns-repeated="2"/>
          <table:table-cell table:style-name="ce191" table:formula="of:=[.E23]*[.$C$2]" office:value-type="float" office:value="284650" calcext:value-type="float">
            <text:p>284650</text:p>
          </table:table-cell>
          <table:table-cell table:style-name="ce191" table:formula="of:=[.F23]*[.$C$2]" office:value-type="float" office:value="335408" calcext:value-type="float">
            <text:p>335408</text:p>
          </table:table-cell>
          <table:table-cell table:style-name="ce191" table:formula="of:=[.G23]*[.$C$2]" office:value-type="float" office:value="336908" calcext:value-type="float">
            <text:p>336908</text:p>
          </table:table-cell>
          <table:table-cell table:style-name="ce191" table:formula="of:=[.H23]*[.$C$2]" office:value-type="float" office:value="3082906" calcext:value-type="float">
            <text:p>3082906</text:p>
          </table:table-cell>
          <table:table-cell table:style-name="ce191" table:formula="of:=[.I23]*[.$C$2]" office:value-type="float" office:value="3084706" calcext:value-type="float">
            <text:p>3084706</text:p>
          </table:table-cell>
          <table:table-cell table:style-name="ce191" table:formula="of:=[.J23]*[.$C$2]" office:value-type="float" office:value="3126076" calcext:value-type="float">
            <text:p>3126076</text:p>
          </table:table-cell>
          <table:table-cell table:style-name="ce191" table:formula="of:=[.K23]*[.$C$2]" office:value-type="float" office:value="3138276" calcext:value-type="float">
            <text:p>3138276</text:p>
          </table:table-cell>
          <table:table-cell table:style-name="ce191" table:formula="of:=[.L23]*[.$C$2]" office:value-type="float" office:value="335408" calcext:value-type="float">
            <text:p>335408</text:p>
          </table:table-cell>
          <table:table-cell table:style-name="ce191" table:formula="of:=[.M23]*[.$C$2]" office:value-type="float" office:value="336908" calcext:value-type="float">
            <text:p>336908</text:p>
          </table:table-cell>
          <table:table-cell table:style-name="ce191" table:formula="of:=[.N23]*[.$C$2]" office:value-type="float" office:value="3076906" calcext:value-type="float">
            <text:p>3076906</text:p>
          </table:table-cell>
          <table:table-cell table:style-name="ce191" table:formula="of:=[.O23]*[.$C$2]" office:value-type="float" office:value="3082906" calcext:value-type="float">
            <text:p>3082906</text:p>
          </table:table-cell>
          <table:table-cell table:number-columns-repeated="16369"/>
        </table:table-row>
        <table:table-row table:style-name="ro1">
          <table:table-cell/>
          <table:table-cell table:style-name="ce184"/>
          <table:table-cell table:number-columns-repeated="2"/>
          <table:table-cell table:style-name="ce191" table:number-columns-repeated="2"/>
          <table:table-cell table:number-columns-repeated="16378"/>
        </table:table-row>
        <table:table-row table:style-name="ro1">
          <table:table-cell/>
          <table:table-cell table:style-name="ce184" office:value-type="string" calcext:value-type="string">
            <text:p>IMPUESTOS DE IMPORTACIÓN Y DERECHOS</text:p>
          </table:table-cell>
          <table:table-cell table:number-columns-repeated="16382"/>
        </table:table-row>
        <table:table-row table:style-name="ro1">
          <table:table-cell/>
          <table:table-cell table:style-name="ce184" office:value-type="string" calcext:value-type="string">
            <text:p>IMPORTACIÓN</text:p>
          </table:table-cell>
          <table:table-cell table:number-columns-repeated="16382"/>
        </table:table-row>
        <table:table-row table:style-name="ro1">
          <table:table-cell/>
          <table:table-cell table:style-name="ce184" office:value-type="string" calcext:value-type="string">
            <text:p>IVA</text:p>
          </table:table-cell>
          <table:table-cell table:number-columns-repeated="16382"/>
        </table:table-row>
        <table:table-row table:style-name="ro1">
          <table:table-cell/>
          <table:table-cell table:style-name="ce184" office:value-type="string" calcext:value-type="string">
            <text:p>DTA</text:p>
          </table:table-cell>
          <table:table-cell table:number-columns-repeated="16382"/>
        </table:table-row>
        <table:table-row table:style-name="ro1">
          <table:table-cell/>
          <table:table-cell table:style-name="ce184" office:value-type="string" calcext:value-type="string">
            <text:p>ARANCEL</text:p>
          </table:table-cell>
          <table:table-cell table:number-columns-repeated="16382"/>
        </table:table-row>
        <table:table-row table:style-name="ro1">
          <table:table-cell/>
          <table:table-cell table:style-name="ce184" office:value-type="string" calcext:value-type="string">
            <text:p>OTROS IMPUESTO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87" office:value-type="string" calcext:value-type="string">
            <text:p>COSTOS EXPORATDO</text:p>
          </table:table-cell>
          <table:table-cell table:number-columns-repeated="16382"/>
        </table:table-row>
        <table:table-row table:style-name="ro1">
          <table:table-cell/>
          <table:table-cell table:style-name="ce188" office:value-type="string" calcext:value-type="string">
            <text:p>COSTOS IMPORTADOR</text:p>
          </table:table-cell>
          <table:table-cell table:number-columns-repeated="16382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coterms 2" table:style-name="ta8">
        <table:table-column table:style-name="co1" table:default-cell-style-name="ce181"/>
        <table:table-column table:style-name="co38" table:default-cell-style-name="ce181"/>
        <table:table-column table:style-name="co35" table:default-cell-style-name="ce181"/>
        <table:table-column table:style-name="co39" table:number-columns-repeated="9" table:default-cell-style-name="ce181"/>
        <table:table-column table:style-name="co40" table:number-columns-repeated="2" table:default-cell-style-name="ce181"/>
        <table:table-column table:style-name="co41" table:number-columns-repeated="2" table:default-cell-style-name="ce181"/>
        <table:table-column table:style-name="co42" table:default-cell-style-name="ce181"/>
        <table:table-column table:style-name="co5" table:number-columns-repeated="16367" table:default-cell-style-name="ce18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07" office:value-type="string" calcext:value-type="string">
            <text:p>Gravámenes Vigentes</text:p>
          </table:table-cell>
          <table:table-cell table:style-name="ce207" office:value-type="string" calcext:value-type="string">
            <text:p>Valo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Ad/Valorem</text:p>
          </table:table-cell>
          <table:table-cell table:style-name="ce215" office:value-type="percentage" office:value="0.06" calcext:value-type="percentage">
            <text:p>6 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mpuesto selectivo al consumo</text:p>
          </table:table-cell>
          <table:table-cell table:style-name="ce215" office:value-type="percentage" office:value="0" calcext:value-type="percentage">
            <text:p>0 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mpuesto general a las ventas</text:p>
          </table:table-cell>
          <table:table-cell table:style-name="ce215" office:value-type="percentage" office:value="0.16" calcext:value-type="percentage">
            <text:p>16 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Impuesto de Promoción municipal</text:p>
          </table:table-cell>
          <table:table-cell table:style-name="ce215" office:value-type="percentage" office:value="0.02" calcext:value-type="percentage">
            <text:p>2 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erecho específicos</text:p>
          </table:table-cell>
          <table:table-cell table:style-name="ce191" office:value-type="string" calcext:value-type="string">
            <text:p>N. A.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erecho antidumping</text:p>
          </table:table-cell>
          <table:table-cell table:style-name="ce191" office:value-type="string" calcext:value-type="string">
            <text:p>N. A.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eguro</text:p>
          </table:table-cell>
          <table:table-cell table:style-name="ce215" office:value-type="percentage" office:value="0.15" calcext:value-type="percentage">
            <text:p>15 %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Sobretasa</text:p>
          </table:table-cell>
          <table:table-cell table:style-name="ce215" office:value-type="percentage" office:value="0" calcext:value-type="percentage">
            <text:p>0 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08" office:value-type="string" calcext:value-type="string">
            <text:p>Unidades de medida</text:p>
          </table:table-cell>
          <table:table-cell table:style-name="ce216" office:value-type="string" calcext:value-type="string">
            <text:p>U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table:style-name="ce209" office:value-type="string" calcext:value-type="string">
            <text:p>Descripción</text:p>
          </table:table-cell>
          <table:table-cell table:style-name="ce209" office:value-type="string" calcext:value-type="string">
            <text:p>Precio unitario FOB Beijing U$</text:p>
          </table:table-cell>
          <table:table-cell table:style-name="ce209" office:value-type="string" calcext:value-type="string">
            <text:p>Cantidad unidades</text:p>
          </table:table-cell>
          <table:table-cell table:style-name="ce209" office:value-type="string" calcext:value-type="string">
            <text:p>Total FOB</text:p>
          </table:table-cell>
          <table:table-cell table:style-name="ce209" office:value-type="string" calcext:value-type="string">
            <text:p>Fator de Distribución</text:p>
          </table:table-cell>
          <table:table-cell table:style-name="ce209" office:value-type="string" calcext:value-type="string">
            <text:p>Costo unitario de importación</text:p>
          </table:table-cell>
          <table:table-cell table:style-name="ce209" office:value-type="string" calcext:value-type="string">
            <text:p>Margen de ganancia (50%)</text:p>
          </table:table-cell>
          <table:table-cell table:style-name="ce209" office:value-type="string" calcext:value-type="string">
            <text:p>IGV (18%)</text:p>
          </table:table-cell>
          <table:table-cell table:style-name="ce209" office:value-type="string" calcext:value-type="string">
            <text:p>Precio de Venta (US$)</text:p>
          </table:table-cell>
          <table:table-cell table:style-name="ce209" office:value-type="string" calcext:value-type="string">
            <text:p>Precio de Venta (Soles)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10" office:value-type="string" calcext:value-type="string">
            <text:p>Modelo A</text:p>
          </table:table-cell>
          <table:table-cell table:style-name="ce191" table:formula="of:=15*0.85" office:value-type="float" office:value="12.75" calcext:value-type="float">
            <text:p>12.75</text:p>
          </table:table-cell>
          <table:table-cell table:style-name="ce191" office:value-type="float" office:value="600" calcext:value-type="float">
            <text:p>600</text:p>
          </table:table-cell>
          <table:table-cell table:style-name="ce221" table:formula="of:=[.D14]*[.E14]" office:value-type="float" office:value="7650" calcext:value-type="float">
            <text:p>$7,650.00</text:p>
          </table:table-cell>
          <table:table-cell table:style-name="ce221" table:formula="of:=[.$G$27]" office:value-type="float" office:value="1.45280583892787" calcext:value-type="float">
            <text:p>$1.45</text:p>
          </table:table-cell>
          <table:table-cell table:style-name="ce221" table:formula="of:=[.D14]*[.G14]" office:value-type="float" office:value="18.5232744463303" calcext:value-type="float">
            <text:p>$18.52</text:p>
          </table:table-cell>
          <table:table-cell table:style-name="ce221" table:formula="of:=[.H14]+0.5*[.H14]" office:value-type="float" office:value="27.7849116694955" calcext:value-type="float">
            <text:p>$27.78</text:p>
          </table:table-cell>
          <table:table-cell table:style-name="ce221" table:formula="of:=0.18*[.I14]" office:value-type="float" office:value="5.00128410050919" calcext:value-type="float">
            <text:p>$5.00</text:p>
          </table:table-cell>
          <table:table-cell table:style-name="ce221" table:formula="of:=[.J14]+[.I14]" office:value-type="float" office:value="32.7861957700047" calcext:value-type="float">
            <text:p>$32.79</text:p>
          </table:table-cell>
          <table:table-cell table:style-name="ce229" table:formula="of:=[.K14]*3.95" office:value-type="float" office:value="129.505473291519" calcext:value-type="float">
            <text:p>129.5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10" office:value-type="string" calcext:value-type="string">
            <text:p>Modelo B</text:p>
          </table:table-cell>
          <table:table-cell table:style-name="ce191" table:formula="of:=18*0.85" office:value-type="float" office:value="15.3" calcext:value-type="float">
            <text:p>15.3</text:p>
          </table:table-cell>
          <table:table-cell table:style-name="ce191" office:value-type="float" office:value="800" calcext:value-type="float">
            <text:p>800</text:p>
          </table:table-cell>
          <table:table-cell table:style-name="ce221" table:formula="of:=[.D15]*[.E15]" office:value-type="float" office:value="12240" calcext:value-type="float">
            <text:p>$12,240.00</text:p>
          </table:table-cell>
          <table:table-cell table:style-name="ce221" table:formula="of:=[.$G$27]" office:value-type="float" office:value="1.45280583892787" calcext:value-type="float">
            <text:p>$1.45</text:p>
          </table:table-cell>
          <table:table-cell table:style-name="ce221" table:formula="of:=[.D15]*[.G15]" office:value-type="float" office:value="22.2279293355964" calcext:value-type="float">
            <text:p>$22.23</text:p>
          </table:table-cell>
          <table:table-cell table:style-name="ce221" table:formula="of:=[.H15]+0.5*[.H15]" office:value-type="float" office:value="33.3418940033946" calcext:value-type="float">
            <text:p>$33.34</text:p>
          </table:table-cell>
          <table:table-cell table:style-name="ce221" table:formula="of:=0.18*[.I15]" office:value-type="float" office:value="6.00154092061103" calcext:value-type="float">
            <text:p>$6.00</text:p>
          </table:table-cell>
          <table:table-cell table:style-name="ce221" table:formula="of:=[.J15]+[.I15]" office:value-type="float" office:value="39.3434349240056" calcext:value-type="float">
            <text:p>$39.34</text:p>
          </table:table-cell>
          <table:table-cell table:style-name="ce229" table:formula="of:=[.K15]*3.95" office:value-type="float" office:value="155.406567949822" calcext:value-type="float">
            <text:p>155.41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10" office:value-type="string" calcext:value-type="string">
            <text:p>Modelo C</text:p>
          </table:table-cell>
          <table:table-cell table:style-name="ce191" table:formula="of:=22*0.85" office:value-type="float" office:value="18.7" calcext:value-type="float">
            <text:p>18.7</text:p>
          </table:table-cell>
          <table:table-cell table:style-name="ce191" office:value-type="float" office:value="800" calcext:value-type="float">
            <text:p>800</text:p>
          </table:table-cell>
          <table:table-cell table:style-name="ce221" table:formula="of:=[.D16]*[.E16]" office:value-type="float" office:value="14960" calcext:value-type="float">
            <text:p>$14,960.00</text:p>
          </table:table-cell>
          <table:table-cell table:style-name="ce221" table:formula="of:=[.$G$27]" office:value-type="float" office:value="1.45280583892787" calcext:value-type="float">
            <text:p>$1.45</text:p>
          </table:table-cell>
          <table:table-cell table:style-name="ce221" table:formula="of:=[.D16]*[.G16]" office:value-type="float" office:value="27.1674691879512" calcext:value-type="float">
            <text:p>$27.17</text:p>
          </table:table-cell>
          <table:table-cell table:style-name="ce221" table:formula="of:=[.H16]+0.5*[.H16]" office:value-type="float" office:value="40.7512037819268" calcext:value-type="float">
            <text:p>$40.75</text:p>
          </table:table-cell>
          <table:table-cell table:style-name="ce221" table:formula="of:=0.18*[.I16]" office:value-type="float" office:value="7.33521668074681" calcext:value-type="float">
            <text:p>$7.34</text:p>
          </table:table-cell>
          <table:table-cell table:style-name="ce221" table:formula="of:=[.J16]+[.I16]" office:value-type="float" office:value="48.0864204626736" calcext:value-type="float">
            <text:p>$48.09</text:p>
          </table:table-cell>
          <table:table-cell table:style-name="ce229" table:formula="of:=[.K16]*3.95" office:value-type="float" office:value="189.941360827561" calcext:value-type="float">
            <text:p>189.9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10" office:value-type="string" calcext:value-type="string">
            <text:p>Modelo D</text:p>
          </table:table-cell>
          <table:table-cell table:style-name="ce191" table:formula="of:=25*0.85" office:value-type="float" office:value="21.25" calcext:value-type="float">
            <text:p>21.25</text:p>
          </table:table-cell>
          <table:table-cell table:style-name="ce191" office:value-type="float" office:value="500" calcext:value-type="float">
            <text:p>500</text:p>
          </table:table-cell>
          <table:table-cell table:style-name="ce221" table:formula="of:=[.D17]*[.E17]" office:value-type="float" office:value="10625" calcext:value-type="float">
            <text:p>$10,625.00</text:p>
          </table:table-cell>
          <table:table-cell table:style-name="ce221" table:formula="of:=[.$G$27]" office:value-type="float" office:value="1.45280583892787" calcext:value-type="float">
            <text:p>$1.45</text:p>
          </table:table-cell>
          <table:table-cell table:style-name="ce221" table:formula="of:=[.D17]*[.G17]" office:value-type="float" office:value="30.8721240772172" calcext:value-type="float">
            <text:p>$30.87</text:p>
          </table:table-cell>
          <table:table-cell table:style-name="ce221" table:formula="of:=[.H17]+0.5*[.H17]" office:value-type="float" office:value="46.3081861158259" calcext:value-type="float">
            <text:p>$46.31</text:p>
          </table:table-cell>
          <table:table-cell table:style-name="ce221" table:formula="of:=0.18*[.I17]" office:value-type="float" office:value="8.33547350084865" calcext:value-type="float">
            <text:p>$8.34</text:p>
          </table:table-cell>
          <table:table-cell table:style-name="ce221" table:formula="of:=[.J17]+[.I17]" office:value-type="float" office:value="54.6436596166745" calcext:value-type="float">
            <text:p>$54.64</text:p>
          </table:table-cell>
          <table:table-cell table:style-name="ce229" table:formula="of:=[.K17]*3.95" office:value-type="float" office:value="215.842455485864" calcext:value-type="float">
            <text:p>215.8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11" office:value-type="string" calcext:value-type="string">
            <text:p>Modelo E</text:p>
          </table:table-cell>
          <table:table-cell table:style-name="ce216" table:formula="of:=28*0.85" office:value-type="float" office:value="23.8" calcext:value-type="float">
            <text:p>23.8</text:p>
          </table:table-cell>
          <table:table-cell table:style-name="ce216" office:value-type="float" office:value="300" calcext:value-type="float">
            <text:p>300</text:p>
          </table:table-cell>
          <table:table-cell table:style-name="ce222" table:formula="of:=[.D18]*[.E18]" office:value-type="float" office:value="7140" calcext:value-type="float">
            <text:p>$7,140.00</text:p>
          </table:table-cell>
          <table:table-cell table:style-name="ce222" table:formula="of:=[.$G$27]" office:value-type="float" office:value="1.45280583892787" calcext:value-type="float">
            <text:p>$1.45</text:p>
          </table:table-cell>
          <table:table-cell table:style-name="ce222" table:formula="of:=[.D18]*[.G18]" office:value-type="float" office:value="34.5767789664833" calcext:value-type="float">
            <text:p>$34.58</text:p>
          </table:table-cell>
          <table:table-cell table:style-name="ce222" table:formula="of:=[.H18]+0.5*[.H18]" office:value-type="float" office:value="51.865168449725" calcext:value-type="float">
            <text:p>$51.87</text:p>
          </table:table-cell>
          <table:table-cell table:style-name="ce222" table:formula="of:=0.18*[.I18]" office:value-type="float" office:value="9.33573032095049" calcext:value-type="float">
            <text:p>$9.34</text:p>
          </table:table-cell>
          <table:table-cell table:style-name="ce222" table:formula="of:=[.J18]+[.I18]" office:value-type="float" office:value="61.2008987706754" calcext:value-type="float">
            <text:p>$61.20</text:p>
          </table:table-cell>
          <table:table-cell table:style-name="ce231" table:formula="of:=[.K18]*3.95" office:value-type="float" office:value="241.743550144168" calcext:value-type="float">
            <text:p>241.74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10" office:value-type="string" calcext:value-type="string">
            <text:p>FOB Tokio Lima</text:p>
          </table:table-cell>
          <table:table-cell table:style-name="ce223" table:formula="of:=SUM([.F14:.F18])" office:value-type="float" office:value="52615" calcext:value-type="float">
            <text:p>$52,615.00</text:p>
          </table:table-cell>
          <table:table-cell table:number-columns-repeated="4"/>
          <table:table-cell office:value-type="string" calcext:value-type="string">
            <text:p>Precio promedio</text:p>
          </table:table-cell>
          <table:table-cell table:style-name="ce232" table:formula="of:=AVERAGE([.L14:.L18])" office:value-type="float" office:value="186.487881539787" calcext:value-type="float">
            <text:p>186.49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Flete</text:p>
          </table:table-cell>
          <table:table-cell table:style-name="ce221" office:value-type="float" office:value="4400" calcext:value-type="float">
            <text:p>$4,400.00</text:p>
          </table:table-cell>
          <table:table-cell table:number-columns-repeated="5"/>
          <table:table-cell table:style-name="ce191" office:value-type="float" office:value="160" calcext:value-type="float">
            <text:p>160</text:p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Seguro</text:p>
          </table:table-cell>
          <table:table-cell table:style-name="ce221" office:value-type="float" office:value="450" calcext:value-type="float">
            <text:p>$450.00</text:p>
          </table:table-cell>
          <table:table-cell/>
          <table:table-cell table:style-name="ce230"/>
          <table:table-cell table:number-columns-repeated="16376"/>
        </table:table-row>
        <table:table-row table:style-name="ro1">
          <table:table-cell table:number-columns-repeated="4"/>
          <table:table-cell table:style-name="ce210" office:value-type="string" calcext:value-type="string">
            <text:p>Total CIF</text:p>
          </table:table-cell>
          <table:table-cell table:style-name="ce224" table:formula="of:=SUM([.F19:.F21])" office:value-type="float" office:value="57465" calcext:value-type="float">
            <text:p>$57,465.00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10"/>
          <table:table-cell table:style-name="ce22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03" office:value-type="string" calcext:value-type="string" table:number-columns-spanned="3" table:number-rows-spanned="1">
            <text:p>Resumen de Costos</text:p>
          </table:table-cell>
          <table:covered-table-cell table:number-columns-repeated="2" table:style-name="ce207"/>
          <table:table-cell table:number-columns-repeated="16380"/>
        </table:table-row>
        <table:table-row table:style-name="ro1">
          <table:table-cell/>
          <table:table-cell table:style-name="ce204" office:value-type="string" calcext:value-type="string">
            <text:p>(A)</text:p>
          </table:table-cell>
          <table:table-cell table:style-name="ce212" office:value-type="string" calcext:value-type="string">
            <text:p>Valor CIF</text:p>
          </table:table-cell>
          <table:table-cell table:style-name="ce217" table:formula="of:=[.F22]" office:value-type="float" office:value="57465" calcext:value-type="float">
            <text:p>$57,465.00</text:p>
          </table:table-cell>
          <table:table-cell/>
          <table:table-cell table:style-name="ce226" office:value-type="string" calcext:value-type="string">
            <office:annotation draw:style-name="gr9" draw:text-style-name="P2" svg:width="4.029cm" svg:height="7.706cm" svg:x="22.491cm" svg:y="13.489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Costo total de importación CTM</text:p>
            </office:annotation>
            <text:p>CTM (US$)</text:p>
          </table:table-cell>
          <table:table-cell table:style-name="ce228" table:formula="of:=[.D26]+[.D28]+[.D31]+[.D33]+[.D34]+[.D29]+[.D30]" office:value-type="float" office:value="76439.3792151899" calcext:value-type="float">
            <text:p>76439.38</text:p>
          </table:table-cell>
          <table:table-cell table:number-columns-repeated="16377"/>
        </table:table-row>
        <table:table-row table:style-name="ro5">
          <table:table-cell/>
          <table:table-cell table:style-name="ce204" office:value-type="string" calcext:value-type="string">
            <text:p>(B)</text:p>
          </table:table-cell>
          <table:table-cell table:style-name="ce212" office:value-type="string" calcext:value-type="string">
            <text:p>Derechos e Impuestos</text:p>
          </table:table-cell>
          <table:table-cell table:style-name="ce218" table:formula="of:=SUM([.D28:.D32])" office:value-type="float" office:value="16955.0181877215" calcext:value-type="float">
            <text:p>$16,955.02</text:p>
          </table:table-cell>
          <table:table-cell/>
          <table:table-cell table:style-name="ce213" office:value-type="string" calcext:value-type="string">
            <office:annotation draw:style-name="gr8" draw:text-style-name="P2" svg:width="4.029cm" svg:height="7.311cm" svg:x="22.491cm" svg:y="14.017cm" draw:caption-point-x="-0.407cm" draw:caption-point-y="0.275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CTM/FOB)</text:p>
            </office:annotation>
            <text:p>Factor de cálculo </text:p>
          </table:table-cell>
          <table:table-cell table:style-name="ce229" table:formula="of:=[.G26]/[.F19]" office:value-type="float" office:value="1.45280583892787" calcext:value-type="float">
            <office:annotation draw:style-name="gr5" draw:text-style-name="P2" svg:width="4.028cm" svg:height="8.101cm" svg:x="26.547cm" svg:y="14.017cm" draw:caption-point-x="-0.407cm" draw:caption-point-y="0.275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Se incremento el costo del producto en 0.22 dolares</text:p>
            </office:annotation>
            <text:p>1.45</text:p>
          </table:table-cell>
          <table:table-cell/>
          <table:table-cell table:style-name="ce230"/>
          <table:table-cell table:number-columns-repeated="16375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8" draw:text-style-name="P2" svg:width="4.028cm" svg:height="7.311cm" svg:x="10.326cm" svg:y="15.071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6% del CIF)</text:p>
            </office:annotation>
            <text:p>Ad/Valorem </text:p>
          </table:table-cell>
          <table:table-cell table:style-name="ce219" table:formula="of:=[.D3]*[.D26]" office:value-type="float" office:value="3447.9" calcext:value-type="float">
            <text:p>$3,447.90</text:p>
          </table:table-cell>
          <table:table-cell table:number-columns-repeated="4"/>
          <table:table-cell table:style-name="ce230"/>
          <table:table-cell table:number-columns-repeated="16375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9" draw:text-style-name="P2" svg:width="4.028cm" svg:height="7.706cm" svg:x="10.326cm" svg:y="15.6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16% del (CIF+Ad/Valorem))</text:p>
            </office:annotation>
            <text:p>IGV </text:p>
          </table:table-cell>
          <table:table-cell table:style-name="ce219" table:formula="of:=[.D5]*([.D26]+[.D28])" office:value-type="float" office:value="9746.064" calcext:value-type="float">
            <text:p>$9,746.06</text:p>
          </table:table-cell>
          <table:table-cell/>
          <table:table-cell table:style-name="ce184"/>
          <table:table-cell table:style-name="ce191"/>
          <table:table-cell table:style-name="ce230" table:number-columns-repeated="2"/>
          <table:table-cell table:number-columns-repeated="16375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9" draw:text-style-name="P2" svg:width="4.028cm" svg:height="7.706cm" svg:x="10.326cm" svg:y="16.13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2% del (CIF+Ad/Valorem))</text:p>
            </office:annotation>
            <text:p>IPM </text:p>
          </table:table-cell>
          <table:table-cell table:style-name="ce219" table:formula="of:=[.D6]*([.D26]+[.D28])" office:value-type="float" office:value="1218.258" calcext:value-type="float">
            <text:p>$1,218.26</text:p>
          </table:table-cell>
          <table:table-cell/>
          <table:table-cell table:style-name="ce227"/>
          <table:table-cell table:number-columns-repeated="16378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9" draw:text-style-name="P2" svg:width="4.028cm" svg:height="7.706cm" svg:x="10.326cm" svg:y="16.659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2.35% UIT/tipo de cambio)</text:p>
            </office:annotation>
            <text:p>Tasa de despacho aduanero</text:p>
          </table:table-cell>
          <table:table-cell table:style-name="ce219" table:formula="of:=0.0235*4400/3.95" office:value-type="float" office:value="26.1772151898734" calcext:value-type="float">
            <text:p>$26.18</text:p>
          </table:table-cell>
          <table:table-cell table:number-columns-repeated="16380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10" draw:text-style-name="P2" svg:width="4.028cm" svg:height="8.891cm" svg:x="10.326cm" svg:y="17.187cm" draw:caption-point-x="-0.407cm" draw:caption-point-y="0.275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pago por importar(3.5% CIF+Ad/Valorem+IGV+IPM+Tasa de despacho aduanero))</text:p>
            </office:annotation>
            <text:p>Régimen de percepción del IGV </text:p>
          </table:table-cell>
          <table:table-cell table:style-name="ce219" table:formula="of:=0.035*([.D26]+[.D28]+[.D29]+[.D30]+[.D31])" office:value-type="float" office:value="2516.61897253165" calcext:value-type="float">
            <text:p>$2,516.62</text:p>
          </table:table-cell>
          <table:table-cell table:number-columns-repeated="16380"/>
        </table:table-row>
        <table:table-row table:style-name="ro5">
          <table:table-cell/>
          <table:table-cell table:style-name="ce204" office:value-type="string" calcext:value-type="string">
            <text:p>(C) </text:p>
          </table:table-cell>
          <table:table-cell table:style-name="ce212" office:value-type="string" calcext:value-type="string">
            <text:p>Gastos de Despacho y otros gastos de importación</text:p>
          </table:table-cell>
          <table:table-cell table:style-name="ce217" office:value-type="float" office:value="1800" calcext:value-type="float">
            <text:p>$1,800.00</text:p>
          </table:table-cell>
          <table:table-cell table:number-columns-repeated="16380"/>
        </table:table-row>
        <table:table-row table:style-name="ro1">
          <table:table-cell/>
          <table:table-cell table:style-name="ce204" office:value-type="string" calcext:value-type="string">
            <text:p>(D) </text:p>
          </table:table-cell>
          <table:table-cell table:style-name="ce212" office:value-type="string" calcext:value-type="string">
            <text:p>Gastos Financieros</text:p>
          </table:table-cell>
          <table:table-cell table:style-name="ce217" table:formula="of:=SUM([.D35:.D37])" office:value-type="float" office:value="2735.98" calcext:value-type="float">
            <text:p>$2,735.98</text:p>
          </table:table-cell>
          <table:table-cell table:number-columns-repeated="16380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9" draw:text-style-name="P2" svg:width="4.028cm" svg:height="7.706cm" svg:x="10.326cm" svg:y="19.299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letra de cambio 2% FOB)</text:p>
            </office:annotation>
            <text:p>Gastos de apertura y remesa LC</text:p>
          </table:table-cell>
          <table:table-cell table:style-name="ce219" table:formula="of:=0.02*[.F19]" office:value-type="float" office:value="1052.3" calcext:value-type="float">
            <text:p>$1,052.30</text:p>
          </table:table-cell>
          <table:table-cell table:number-columns-repeated="16380"/>
        </table:table-row>
        <table:table-row table:style-name="ro1">
          <table:table-cell/>
          <table:table-cell table:style-name="ce205"/>
          <table:table-cell table:style-name="ce213" office:value-type="string" calcext:value-type="string">
            <office:annotation draw:style-name="gr8" draw:text-style-name="P2" svg:width="4.028cm" svg:height="7.311cm" svg:x="10.326cm" svg:y="19.828cm" draw:caption-point-x="-0.407cm" draw:caption-point-y="0.274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1.8% FOB)</text:p>
            </office:annotation>
            <text:p>Intereses del proveedor</text:p>
          </table:table-cell>
          <table:table-cell table:style-name="ce219" table:formula="of:=0.018*[.F19]" office:value-type="float" office:value="947.07" calcext:value-type="float">
            <text:p>$947.07</text:p>
          </table:table-cell>
          <table:table-cell table:number-columns-repeated="16380"/>
        </table:table-row>
        <table:table-row table:style-name="ro1">
          <table:table-cell/>
          <table:table-cell table:style-name="ce206"/>
          <table:table-cell table:style-name="ce214" office:value-type="string" calcext:value-type="string">
            <office:annotation draw:style-name="gr8" draw:text-style-name="P2" svg:width="4.028cm" svg:height="7.311cm" svg:x="10.326cm" svg:y="20.357cm" draw:caption-point-x="-0.407cm" draw:caption-point-y="0.275cm">
              <dc:creator>Edison Achalma Mendoza</dc:creator>
              <dc:date>2024-07-31T10:48:00</dc:date>
              <text:p>[Comentario encadenado]</text:p>
              <text:p/>
              <text:p>Su versión de Excel le permite leer este comentario encadenado; sin embargo, las ediciones que se apliquen se quitarán si el archivo se abre en una versión más reciente de Excel. Más información: https://go.microsoft.com/fwlink/?linkid=870924</text:p>
              <text:p/>
              <text:p>Comentario:</text:p>
              <text:p><text:s text:c="4"/>(1.4% FOB)</text:p>
            </office:annotation>
            <text:p>Intereses del Agente de Aduanas </text:p>
          </table:table-cell>
          <table:table-cell table:style-name="ce220" table:formula="of:=0.014*[.F19]" office:value-type="float" office:value="736.61" calcext:value-type="float">
            <text:p>$736.61</text:p>
          </table:table-cell>
          <table:table-cell table:number-columns-repeated="16380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STOS DE EXPORTACION" table:style-name="ta9">
        <table:table-column table:style-name="co27" table:default-cell-style-name="Default"/>
        <table:table-column table:style-name="co24" table:default-cell-style-name="Default"/>
        <table:table-column table:style-name="co43" table:default-cell-style-name="Default"/>
        <table:table-column table:style-name="co44" table:default-cell-style-name="ce245"/>
        <table:table-column table:style-name="co14" table:default-cell-style-name="Default"/>
        <table:table-column table:style-name="co44" table:default-cell-style-name="Default"/>
        <table:table-column table:style-name="co14" table:number-columns-repeated="2" table:default-cell-style-name="Default"/>
        <table:table-column table:style-name="co45" table:default-cell-style-name="Default"/>
        <table:table-column table:style-name="co14" table:number-columns-repeated="16375" table:default-cell-style-name="Default"/>
        <table:table-row table:style-name="ro1">
          <table:table-cell table:style-name="ce176" table:number-columns-repeated="2"/>
          <table:table-cell table:style-name="ce176" office:value-type="string" calcext:value-type="string">
            <text:p>GASTOS DE EXPORTACION</text:p>
          </table:table-cell>
          <table:table-cell table:style-name="ce240"/>
          <table:table-cell table:style-name="ce176" table:number-columns-repeated="5"/>
          <table:table-cell table:number-columns-repeated="16375"/>
        </table:table-row>
        <table:table-row table:style-name="ro13">
          <table:table-cell table:style-name="ce233" office:value-type="string" calcext:value-type="string" table:number-columns-spanned="1" table:number-rows-spanned="7">
            <text:p>INFORMACION BASICA DEL PRODUCTO</text:p>
          </table:table-cell>
          <table:table-cell table:style-name="ce238" office:value-type="string" calcext:value-type="string">
            <text:p>I</text:p>
          </table:table-cell>
          <table:table-cell table:style-name="ce179" office:value-type="string" calcext:value-type="string">
            <text:p>PRODUCTO: nombre tecnico o comercial</text:p>
          </table:table-cell>
          <table:table-cell table:style-name="ce241" office:value-type="string" calcext:value-type="string">
            <text:p>TUNA O NOPAL</text:p>
          </table:table-cell>
          <table:table-cell table:style-name="ce176" table:number-columns-repeated="5"/>
          <table:table-cell table:number-columns-repeated="16375"/>
        </table:table-row>
        <table:table-row table:style-name="ro13">
          <table:covered-table-cell table:style-name="ce234"/>
          <table:table-cell table:style-name="ce236" office:value-type="string" calcext:value-type="string" table:number-columns-spanned="1" table:number-rows-spanned="2">
            <text:p>II</text:p>
          </table:table-cell>
          <table:table-cell table:style-name="ce180" office:value-type="string" calcext:value-type="string">
            <text:p>POSICION ARANCELARIA DEL PAIS EXPORTADOR </text:p>
          </table:table-cell>
          <table:table-cell table:style-name="ce242" office:value-type="float" office:value="810909000" calcext:value-type="float">
            <text:p>810909000</text:p>
          </table:table-cell>
          <table:table-cell table:style-name="ce176"/>
          <table:table-cell table:style-name="ce176" office:value-type="string" calcext:value-type="string">
            <text:p>DIMENSIONES DE LA CAJA</text:p>
          </table:table-cell>
          <table:table-cell table:style-name="ce176"/>
          <table:table-cell table:style-name="ce248" table:number-columns-repeated="2"/>
          <table:table-cell table:number-columns-repeated="16375"/>
        </table:table-row>
        <table:table-row table:style-name="ro13">
          <table:covered-table-cell table:style-name="ce234"/>
          <table:covered-table-cell table:style-name="ce236"/>
          <table:table-cell table:style-name="ce180" office:value-type="string" calcext:value-type="string">
            <text:p>POSICION ARANCELARIA DEL PAIS IMPORTADOR</text:p>
          </table:table-cell>
          <table:table-cell table:style-name="ce243" office:value-type="float" office:value="81340" calcext:value-type="float">
            <text:p>81340</text:p>
          </table:table-cell>
          <table:table-cell table:style-name="ce176"/>
          <table:table-cell table:style-name="ce246" office:value-type="string" calcext:value-type="string">
            <text:p>ANCHO </text:p>
          </table:table-cell>
          <table:table-cell table:style-name="ce247" office:value-type="string" calcext:value-type="string">
            <text:p>LARGO</text:p>
          </table:table-cell>
          <table:table-cell table:style-name="ce247" office:value-type="string" calcext:value-type="string">
            <text:p>ALTURA</text:p>
          </table:table-cell>
          <table:table-cell table:style-name="ce247" office:value-type="string" calcext:value-type="string">
            <text:p>VOLUMEN</text:p>
          </table:table-cell>
          <table:table-cell table:number-columns-repeated="16375"/>
        </table:table-row>
        <table:table-row table:style-name="ro1">
          <table:covered-table-cell table:style-name="ce234"/>
          <table:table-cell table:style-name="ce239" office:value-type="string" calcext:value-type="string">
            <text:p>III</text:p>
          </table:table-cell>
          <table:table-cell table:style-name="ce180" office:value-type="string" calcext:value-type="string">
            <text:p>UNIDAD COMERCIAL DE VENTA</text:p>
          </table:table-cell>
          <table:table-cell table:style-name="ce243" office:value-type="string" calcext:value-type="string">
            <text:p>KILO</text:p>
          </table:table-cell>
          <table:table-cell table:style-name="ce176"/>
          <table:table-cell table:style-name="ce178" office:value-type="float" office:value="0.6" calcext:value-type="float">
            <text:p>0.6</text:p>
          </table:table-cell>
          <table:table-cell table:style-name="ce180" office:value-type="float" office:value="0.38" calcext:value-type="float">
            <text:p>0.38</text:p>
          </table:table-cell>
          <table:table-cell table:style-name="ce180" office:value-type="float" office:value="0.16" calcext:value-type="float">
            <text:p>0.16</text:p>
          </table:table-cell>
          <table:table-cell table:style-name="ce180" office:value-type="float" office:value="41.59" calcext:value-type="float">
            <text:p>41.59</text:p>
          </table:table-cell>
          <table:table-cell table:number-columns-repeated="16375"/>
        </table:table-row>
        <table:table-row table:style-name="ro1">
          <table:covered-table-cell table:style-name="ce234"/>
          <table:table-cell table:style-name="ce239" office:value-type="string" calcext:value-type="string">
            <text:p>IV</text:p>
          </table:table-cell>
          <table:table-cell table:style-name="ce180" office:value-type="string" calcext:value-type="string">
            <text:p>VALOR POR UNIDAD COMERCIAL</text:p>
          </table:table-cell>
          <table:table-cell table:style-name="ce244" office:value-type="float" office:value="0.63" calcext:value-type="float">
            <text:p>$0.63 </text:p>
          </table:table-cell>
          <table:table-cell table:style-name="ce176" office:value-type="float" office:value="2.49" calcext:value-type="float">
            <text:p>2.49</text:p>
          </table:table-cell>
          <table:table-cell table:style-name="ce178" office:value-type="string" calcext:value-type="string">
            <text:p> </text:p>
          </table:table-cell>
          <table:table-cell table:number-columns-repeated="3" table:style-name="ce180" office:value-type="string" calcext:value-type="string">
            <text:p> </text:p>
          </table:table-cell>
          <table:table-cell table:number-columns-repeated="16375"/>
        </table:table-row>
        <table:table-row table:style-name="ro13">
          <table:covered-table-cell table:style-name="ce234"/>
          <table:table-cell table:style-name="ce236" office:value-type="string" calcext:value-type="string" table:number-columns-spanned="1" table:number-rows-spanned="2">
            <text:p>V</text:p>
          </table:table-cell>
          <table:table-cell table:style-name="ce180" office:value-type="string" calcext:value-type="string">
            <text:p>EMPAQUE</text:p>
          </table:table-cell>
          <table:table-cell table:style-name="ce243" office:value-type="string" calcext:value-type="string">
            <text:p>CAJAS</text:p>
          </table:table-cell>
          <table:table-cell table:style-name="ce176"/>
          <table:table-cell table:style-name="ce176" office:value-type="string" calcext:value-type="string">
            <text:p>precio de la tuna mercado peruano</text:p>
          </table:table-cell>
          <table:table-cell table:style-name="ce176"/>
          <table:table-cell table:style-name="ce248" table:number-columns-repeated="2"/>
          <table:table-cell table:number-columns-repeated="16375"/>
        </table:table-row>
        <table:table-row table:style-name="ro14">
          <table:covered-table-cell table:style-name="ce234"/>
          <table:covered-table-cell table:style-name="ce236"/>
          <table:table-cell table:style-name="ce180" office:value-type="string" calcext:value-type="string">
            <text:p>DIMENSIONES DE CAJAS</text:p>
          </table:table-cell>
          <table:table-cell table:style-name="ce243" office:value-type="string" calcext:value-type="string">
            <text:p>0.60*0.38*0.16</text:p>
          </table:table-cell>
          <table:table-cell table:style-name="ce176"/>
          <table:table-cell table:style-name="ce246" office:value-type="string" calcext:value-type="string">
            <text:p>variedad</text:p>
          </table:table-cell>
          <table:table-cell table:style-name="ce247" office:value-type="string" calcext:value-type="string">
            <text:p>unidad de medida</text:p>
          </table:table-cell>
          <table:table-cell table:style-name="ce247" office:value-type="string" calcext:value-type="string">
            <text:p>precio promedio</text:p>
          </table:table-cell>
          <table:table-cell table:style-name="ce176"/>
          <table:table-cell table:number-columns-repeated="16375"/>
        </table:table-row>
        <table:table-row table:style-name="ro15">
          <table:table-cell table:style-name="ce235" office:value-type="string" calcext:value-type="string" table:number-columns-spanned="1" table:number-rows-spanned="7">
            <text:p>INFFORMACION BASICA DEL EMBARQUE</text:p>
          </table:table-cell>
          <table:table-cell table:style-name="ce239" office:value-type="string" calcext:value-type="string">
            <text:p>VI</text:p>
          </table:table-cell>
          <table:table-cell table:style-name="ce180" office:value-type="string" calcext:value-type="string">
            <text:p>ORIGEN/PAIS PUNTO DE CARGA</text:p>
          </table:table-cell>
          <table:table-cell table:style-name="ce243" office:value-type="string" calcext:value-type="string">
            <text:p>AYACUCHO/CALLAO</text:p>
          </table:table-cell>
          <table:table-cell table:style-name="ce176"/>
          <table:table-cell table:style-name="ce178" office:value-type="string" calcext:value-type="string">
            <text:p>Tuna Amarilla <text:s text:c="5"/></text:p>
          </table:table-cell>
          <table:table-cell table:style-name="ce180" office:value-type="string" calcext:value-type="string">
            <text:p><text:s text:c="2"/>Kilogramo </text:p>
          </table:table-cell>
          <table:table-cell table:style-name="ce180" office:value-type="float" office:value="2.49" calcext:value-type="float">
            <text:p>2.49</text:p>
          </table:table-cell>
          <table:table-cell table:style-name="ce176"/>
          <table:table-cell table:number-columns-repeated="16375"/>
        </table:table-row>
        <table:table-row table:style-name="ro15">
          <table:covered-table-cell table:style-name="ce234"/>
          <table:table-cell table:style-name="ce239" office:value-type="string" calcext:value-type="string">
            <text:p>VII</text:p>
          </table:table-cell>
          <table:table-cell table:style-name="ce180" office:value-type="string" calcext:value-type="string">
            <text:p>DESTINO /PAIS <text:s/>PUNTO DE DESEMBARQUE</text:p>
          </table:table-cell>
          <table:table-cell table:style-name="ce243" office:value-type="string" calcext:value-type="string">
            <text:p>BEIJING/CHINA</text:p>
          </table:table-cell>
          <table:table-cell table:style-name="ce176"/>
          <table:table-cell table:style-name="ce178" office:value-type="string" calcext:value-type="string">
            <text:p>Tuna Blanca <text:s/></text:p>
          </table:table-cell>
          <table:table-cell table:style-name="ce180" office:value-type="string" calcext:value-type="string">
            <text:p><text:s text:c="2"/>Kilogramo </text:p>
          </table:table-cell>
          <table:table-cell table:style-name="ce180" office:value-type="float" office:value="2.55" calcext:value-type="float">
            <text:p>2.55</text:p>
          </table:table-cell>
          <table:table-cell table:style-name="ce176"/>
          <table:table-cell table:number-columns-repeated="16375"/>
        </table:table-row>
        <table:table-row table:style-name="ro16">
          <table:covered-table-cell table:style-name="ce234"/>
          <table:table-cell table:style-name="ce239" office:value-type="string" calcext:value-type="string">
            <text:p>VIII</text:p>
          </table:table-cell>
          <table:table-cell table:style-name="ce180" office:value-type="string" calcext:value-type="string">
            <text:p>PESO TOTAL</text:p>
          </table:table-cell>
          <table:table-cell table:style-name="ce243" office:value-type="float" office:value="55000" calcext:value-type="float">
            <text:p>55000</text:p>
          </table:table-cell>
          <table:table-cell table:style-name="ce176"/>
          <table:table-cell table:style-name="ce178" office:value-type="string" calcext:value-type="string">
            <text:p>Tuna Morada/Rosada</text:p>
          </table:table-cell>
          <table:table-cell table:style-name="ce180" office:value-type="string" calcext:value-type="string">
            <text:p><text:s text:c="2"/>Kilogramo </text:p>
          </table:table-cell>
          <table:table-cell table:style-name="ce180" office:value-type="float" office:value="2.49" calcext:value-type="float">
            <text:p>2.49</text:p>
          </table:table-cell>
          <table:table-cell table:style-name="ce176"/>
          <table:table-cell table:number-columns-repeated="16375"/>
        </table:table-row>
        <table:table-row table:style-name="ro15">
          <table:covered-table-cell table:style-name="ce234"/>
          <table:table-cell table:style-name="ce239" office:value-type="string" calcext:value-type="string">
            <text:p>IX</text:p>
          </table:table-cell>
          <table:table-cell table:style-name="ce180" office:value-type="string" calcext:value-type="string">
            <text:p>UNDIDAD DE CARGA</text:p>
          </table:table-cell>
          <table:table-cell table:style-name="ce243" office:value-type="string" calcext:value-type="string">
            <text:p>CAJAS</text:p>
          </table:table-cell>
          <table:table-cell table:style-name="ce176"/>
          <table:table-cell table:style-name="ce176" office:value-type="string" calcext:value-type="string">
            <text:p>Fuente: Mercado Mayoprista N° 02 de frutas. Elaboracion: propia</text:p>
          </table:table-cell>
          <table:table-cell table:style-name="ce176" table:number-columns-repeated="3"/>
          <table:table-cell table:number-columns-repeated="16375"/>
        </table:table-row>
        <table:table-row table:style-name="ro17">
          <table:covered-table-cell table:style-name="ce234"/>
          <table:table-cell table:style-name="ce239" office:value-type="string" calcext:value-type="string">
            <text:p>X</text:p>
          </table:table-cell>
          <table:table-cell table:style-name="ce180" office:value-type="string" calcext:value-type="string">
            <text:p>UNITARIZACION</text:p>
          </table:table-cell>
          <table:table-cell table:style-name="ce243" office:value-type="string" calcext:value-type="string">
            <text:p>UNITARIZADO 1 CONT.X40"RF</text:p>
          </table:table-cell>
          <table:table-cell table:style-name="ce176" table:number-columns-repeated="5"/>
          <table:table-cell table:number-columns-repeated="16375"/>
        </table:table-row>
        <table:table-row table:style-name="ro14">
          <table:covered-table-cell table:style-name="ce234"/>
          <table:table-cell table:style-name="ce239" office:value-type="string" calcext:value-type="string">
            <text:p>XI</text:p>
          </table:table-cell>
          <table:table-cell table:style-name="ce180" office:value-type="string" calcext:value-type="string">
            <text:p>CANTIDAD TOTAL DE CAJAS </text:p>
          </table:table-cell>
          <table:table-cell table:style-name="ce243" office:value-type="float" office:value="2500" calcext:value-type="float">
            <text:p>2500</text:p>
          </table:table-cell>
          <table:table-cell table:style-name="ce176" table:number-columns-repeated="5"/>
          <table:table-cell table:number-columns-repeated="16375"/>
        </table:table-row>
        <table:table-row table:style-name="ro1">
          <table:covered-table-cell table:style-name="ce236"/>
          <table:table-cell table:style-name="ce239" office:value-type="string" calcext:value-type="string">
            <text:p>XII</text:p>
          </table:table-cell>
          <table:table-cell table:style-name="ce180" office:value-type="string" calcext:value-type="string">
            <text:p>UNIDADES COMERCIALES </text:p>
          </table:table-cell>
          <table:table-cell table:style-name="ce243" office:value-type="float" office:value="52500" calcext:value-type="float">
            <text:p>52500</text:p>
          </table:table-cell>
          <table:table-cell table:style-name="ce176" office:value-type="string" calcext:value-type="string">
            <text:p>kilos</text:p>
          </table:table-cell>
          <table:table-cell table:style-name="ce176" table:number-columns-repeated="4"/>
          <table:table-cell table:number-columns-repeated="16375"/>
        </table:table-row>
        <table:table-row table:style-name="ro18">
          <table:table-cell table:style-name="ce236" office:value-type="string" calcext:value-type="string" table:number-columns-spanned="1" table:number-rows-spanned="3">
            <text:p>OTRA INFORMACION DE IMPORTANCIA</text:p>
          </table:table-cell>
          <table:table-cell table:style-name="ce239" office:value-type="string" calcext:value-type="string">
            <text:p>XIII</text:p>
          </table:table-cell>
          <table:table-cell table:style-name="ce180" office:value-type="string" calcext:value-type="string">
            <text:p>VALOR TOTAL MERCANCIA</text:p>
          </table:table-cell>
          <table:table-cell table:style-name="ce244" office:value-type="float" office:value="33011.36" calcext:value-type="float">
            <text:p>$33,011.36 </text:p>
          </table:table-cell>
          <table:table-cell table:style-name="ce176" table:number-columns-repeated="5"/>
          <table:table-cell table:number-columns-repeated="16375"/>
        </table:table-row>
        <table:table-row table:style-name="ro19">
          <table:covered-table-cell table:style-name="ce234"/>
          <table:table-cell table:style-name="ce239" office:value-type="string" calcext:value-type="string">
            <text:p>XIV</text:p>
          </table:table-cell>
          <table:table-cell table:style-name="ce180" office:value-type="string" calcext:value-type="string">
            <text:p>FORMA DE PAGO Y TIEMPO</text:p>
          </table:table-cell>
          <table:table-cell table:style-name="ce243" office:value-type="string" calcext:value-type="string">
            <text:p>ANTICIPADO GIRO DIRECTO</text:p>
          </table:table-cell>
          <table:table-cell table:style-name="ce176" table:number-columns-repeated="5"/>
          <table:table-cell table:number-columns-repeated="16375"/>
        </table:table-row>
        <table:table-row table:style-name="ro20">
          <table:covered-table-cell table:style-name="ce236"/>
          <table:table-cell table:style-name="ce239" office:value-type="string" calcext:value-type="string">
            <text:p>XV</text:p>
          </table:table-cell>
          <table:table-cell table:style-name="ce180" office:value-type="string" calcext:value-type="string">
            <text:p>TIPO DE CAMBIO ACTUALIZADO</text:p>
          </table:table-cell>
          <table:table-cell table:style-name="ce243" office:value-type="float" office:value="3.96" calcext:value-type="float">
            <text:p>3.96</text:p>
          </table:table-cell>
          <table:table-cell table:style-name="ce176" table:number-columns-repeated="5"/>
          <table:table-cell table:number-columns-repeated="16375"/>
        </table:table-row>
        <table:table-row table:style-name="ro1">
          <table:table-cell table:style-name="ce237" table:number-columns-repeated="2"/>
          <table:table-cell table:number-columns-repeated="1638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E.RR 1" table:style-name="ta10">
        <table:table-column table:style-name="co14" table:default-cell-style-name="ce250"/>
        <table:table-column table:style-name="co46" table:default-cell-style-name="ce255"/>
        <table:table-column table:style-name="co47" table:default-cell-style-name="ce268"/>
        <table:table-column table:style-name="co14" table:number-columns-repeated="16381" table:default-cell-style-name="Default"/>
        <table:table-row table:style-name="ro1">
          <table:table-cell table:style-name="ce249" table:number-columns-repeated="3"/>
          <table:table-cell table:number-columns-repeated="16381"/>
        </table:table-row>
        <table:table-row table:style-name="ro1">
          <table:table-cell/>
          <table:table-cell table:style-name="ce250" table:number-columns-repeated="2"/>
          <table:table-cell table:number-columns-repeated="16381"/>
        </table:table-row>
        <table:table-row table:style-name="ro1">
          <table:table-cell/>
          <table:table-cell table:style-name="ce251" office:value-type="string" calcext:value-type="string">
            <text:p> </text:p>
          </table:table-cell>
          <table:table-cell table:style-name="ce263" office:value-type="string" calcext:value-type="string">
            <text:p> </text:p>
          </table:table-cell>
          <table:table-cell table:number-columns-repeated="16381"/>
        </table:table-row>
        <table:table-row table:style-name="ro4">
          <table:table-cell/>
          <table:table-cell table:style-name="ce252" office:value-type="string" calcext:value-type="string" table:number-columns-spanned="1" table:number-rows-spanned="5">
            <text:p> </text:p>
          </table:table-cell>
          <table:table-cell table:style-name="ce264" office:value-type="string" calcext:value-type="string">
            <text:p>EMPRESA CAFÉ GOLDEN S.A.C</text:p>
          </table:table-cell>
          <table:table-cell table:number-columns-repeated="16381"/>
        </table:table-row>
        <table:table-row table:style-name="ro21">
          <table:table-cell/>
          <table:covered-table-cell table:style-name="ce252"/>
          <table:table-cell table:style-name="ce264" office:value-type="string" calcext:value-type="string">
            <text:p>ESTADO DE RESULTADOS</text:p>
          </table:table-cell>
          <table:table-cell table:number-columns-repeated="16381"/>
        </table:table-row>
        <table:table-row table:style-name="ro21">
          <table:table-cell/>
          <table:covered-table-cell table:style-name="ce252"/>
          <table:table-cell table:style-name="ce264" office:value-type="string" calcext:value-type="string">
            <text:p>AL 31 DE DICIEMBRE DEL 2019</text:p>
          </table:table-cell>
          <table:table-cell table:number-columns-repeated="16381"/>
        </table:table-row>
        <table:table-row table:style-name="ro21">
          <table:table-cell/>
          <table:covered-table-cell table:style-name="ce252"/>
          <table:table-cell table:style-name="ce264" office:value-type="string" calcext:value-type="string">
            <text:p>(Expresado en soles)</text:p>
          </table:table-cell>
          <table:table-cell table:number-columns-repeated="16381"/>
        </table:table-row>
        <table:table-row table:style-name="ro21">
          <table:table-cell/>
          <table:covered-table-cell table:style-name="ce252"/>
          <table:table-cell table:style-name="ce265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3" office:value-type="string" calcext:value-type="string">
            <text:p> </text:p>
          </table:table-cell>
          <table:table-cell table:style-name="ce266" office:value-type="string" calcext:value-type="string">
            <text:p>ACUMULADO 2019</text:p>
          </table:table-cell>
          <table:table-cell table:number-columns-repeated="16381"/>
        </table:table-row>
        <table:table-row table:style-name="ro21">
          <table:table-cell/>
          <table:table-cell table:style-name="ce254" office:value-type="string" calcext:value-type="string">
            <text:p>INGRESOS</text:p>
          </table:table-cell>
          <table:table-cell table:style-name="ce267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Ventas brutas</text:p>
          </table:table-cell>
          <table:table-cell office:value-type="float" office:value="42697500" calcext:value-type="float">
            <text:p>42,697,5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Devoluciones</text:p>
          </table:table-cell>
          <table:table-cell office:value-type="float" office:value="90000" calcext:value-type="float">
            <text:p>9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Descuentos</text:p>
          </table:table-cell>
          <table:table-cell office:value-type="float" office:value="70000" calcext:value-type="float">
            <text:p>70,000.00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Ventas Netas</text:p>
          </table:table-cell>
          <table:table-cell table:style-name="ce269" office:value-type="float" office:value="42857500" calcext:value-type="float">
            <text:p>42,857,5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Costo de Ventas</text:p>
          </table:table-cell>
          <table:table-cell office:value-type="float" office:value="1245564.17" calcext:value-type="float">
            <text:p>1,245,564.17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Costo de ventas</text:p>
          </table:table-cell>
          <table:table-cell table:style-name="ce269" office:value-type="float" office:value="1245564.17" calcext:value-type="float">
            <text:p>1,245,564.17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8" office:value-type="string" calcext:value-type="string">
            <text:p>UTILIDAD BRUTA</text:p>
          </table:table-cell>
          <table:table-cell table:style-name="ce271" office:value-type="float" office:value="41611935.83" calcext:value-type="float">
            <text:p>41,611,935.83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4" office:value-type="string" calcext:value-type="string">
            <text:p>GASTOS OPERATIVOS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Gastos de venta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Sueldos y salarios</text:p>
          </table:table-cell>
          <table:table-cell office:value-type="float" office:value="89000" calcext:value-type="float">
            <text:p>89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Embalaje</text:p>
          </table:table-cell>
          <table:table-cell office:value-type="float" office:value="40500" calcext:value-type="float">
            <text:p>40,5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Gastos de mercadotecnia</text:p>
          </table:table-cell>
          <table:table-cell office:value-type="float" office:value="20000" calcext:value-type="float">
            <text:p>2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Ferias</text:p>
          </table:table-cell>
          <table:table-cell office:value-type="float" office:value="4000" calcext:value-type="float">
            <text:p>4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Viajes </text:p>
          </table:table-cell>
          <table:table-cell office:value-type="float" office:value="30000" calcext:value-type="float">
            <text:p>3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Viáticos</text:p>
          </table:table-cell>
          <table:table-cell office:value-type="float" office:value="20000" calcext:value-type="float">
            <text:p>2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Otros gastos de venta</text:p>
          </table:table-cell>
          <table:table-cell office:value-type="float" office:value="7349" calcext:value-type="float">
            <text:p>7,349.00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Total Gastos de venta</text:p>
          </table:table-cell>
          <table:table-cell table:style-name="ce269" office:value-type="float" office:value="210849" calcext:value-type="float">
            <text:p>210,849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Gastos administrativos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Sueldos y salarios</text:p>
          </table:table-cell>
          <table:table-cell office:value-type="float" office:value="46263" calcext:value-type="float">
            <text:p>46,263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Beneficios y compensaciones</text:p>
          </table:table-cell>
          <table:table-cell office:value-type="float" office:value="30000" calcext:value-type="float">
            <text:p>3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Renta </text:p>
          </table:table-cell>
          <table:table-cell office:value-type="float" office:value="25000" calcext:value-type="float">
            <text:p>25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Eletricidad</text:p>
          </table:table-cell>
          <table:table-cell office:value-type="float" office:value="8000" calcext:value-type="float">
            <text:p>8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Teléfono</text:p>
          </table:table-cell>
          <table:table-cell office:value-type="float" office:value="3000" calcext:value-type="float">
            <text:p>3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Agua</text:p>
          </table:table-cell>
          <table:table-cell office:value-type="float" office:value="12000" calcext:value-type="float">
            <text:p>12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Mantenimiento de equipo</text:p>
          </table:table-cell>
          <table:table-cell office:value-type="float" office:value="15000" calcext:value-type="float">
            <text:p>15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Muebles y equipo de oficina</text:p>
          </table:table-cell>
          <table:table-cell office:value-type="float" office:value="3600" calcext:value-type="float">
            <text:p>3,600.00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Total Gastos Administrativos</text:p>
          </table:table-cell>
          <table:table-cell table:style-name="ce269" office:value-type="float" office:value="142863" calcext:value-type="float">
            <text:p>142,863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9" office:value-type="string" calcext:value-type="string">
            <text:p>TOTAL GASTOS OPERATIVOS</text:p>
          </table:table-cell>
          <table:table-cell table:style-name="ce272" office:value-type="float" office:value="142863" calcext:value-type="float">
            <text:p>142,863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60" office:value-type="string" calcext:value-type="string">
            <text:p>UTILIDAD OPERATIVA</text:p>
          </table:table-cell>
          <table:table-cell table:style-name="ce271" office:value-type="float" office:value="41469072.83" calcext:value-type="float">
            <text:p>41,469,072.83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61" office:value-type="string" calcext:value-type="string">
            <text:p>UTILIDAD ANTES DE IMPUESTOS</text:p>
          </table:table-cell>
          <table:table-cell table:style-name="ce273" office:value-type="float" office:value="41469072.83" calcext:value-type="float">
            <text:p>41,469,072.83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distribución de utilidad (10%)</text:p>
          </table:table-cell>
          <table:table-cell office:value-type="float" office:value="4146907.28" calcext:value-type="float">
            <text:p>4,146,907.28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Impuestos sobre el ingreso</text:p>
          </table:table-cell>
          <table:table-cell office:value-type="float" office:value="12440721.85" calcext:value-type="float">
            <text:p>12,440,721.85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Total impuestos</text:p>
          </table:table-cell>
          <table:table-cell table:style-name="ce269" office:value-type="float" office:value="16587629.13" calcext:value-type="float">
            <text:p>16,587,629.13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67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62" office:value-type="string" calcext:value-type="string">
            <text:p>UTILIDAD NETA</text:p>
          </table:table-cell>
          <table:table-cell table:style-name="ce274" office:value-type="float" office:value="24881443.7" calcext:value-type="float">
            <text:p>24,881,443.70</text:p>
          </table:table-cell>
          <table:table-cell table:number-columns-repeated="16381"/>
        </table:table-row>
      </table:table>
      <table:table table:name="EE.RR 2" table:style-name="ta11">
        <table:table-column table:style-name="co14" table:default-cell-style-name="ce250"/>
        <table:table-column table:style-name="co48" table:default-cell-style-name="ce255"/>
        <table:table-column table:style-name="co49" table:default-cell-style-name="ce268"/>
        <table:table-column table:style-name="co14" table:number-columns-repeated="16381" table:default-cell-style-name="Default"/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 table:number-rows-repeated="2">
          <table:table-cell/>
          <table:table-cell table:style-name="ce250" table:number-columns-repeated="2"/>
          <table:table-cell table:number-columns-repeated="16381"/>
        </table:table-row>
        <table:table-row table:style-name="ro1">
          <table:table-cell/>
          <table:table-cell table:style-name="ce251" office:value-type="string" calcext:value-type="string">
            <text:p> </text:p>
          </table:table-cell>
          <table:table-cell table:style-name="ce263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2" office:value-type="string" calcext:value-type="string">
            <text:p> </text:p>
          </table:table-cell>
          <table:table-cell table:style-name="ce264" office:value-type="string" calcext:value-type="string">
            <text:p>EMPRESA CAFÉ GOLDEN S.A.C</text:p>
          </table:table-cell>
          <table:table-cell table:number-columns-repeated="16381"/>
        </table:table-row>
        <table:table-row table:style-name="ro21">
          <table:table-cell/>
          <table:table-cell table:style-name="ce252" office:value-type="string" calcext:value-type="string">
            <text:p> </text:p>
          </table:table-cell>
          <table:table-cell table:style-name="ce264" office:value-type="string" calcext:value-type="string">
            <text:p>ESTADO DE RESULTADOS</text:p>
          </table:table-cell>
          <table:table-cell table:number-columns-repeated="16381"/>
        </table:table-row>
        <table:table-row table:style-name="ro21">
          <table:table-cell/>
          <table:table-cell table:style-name="ce252" office:value-type="string" calcext:value-type="string">
            <text:p> </text:p>
          </table:table-cell>
          <table:table-cell table:style-name="ce264" office:value-type="string" calcext:value-type="string">
            <text:p>AL 31 DE DICIEMBRE DEL 2019</text:p>
          </table:table-cell>
          <table:table-cell table:number-columns-repeated="16381"/>
        </table:table-row>
        <table:table-row table:style-name="ro21">
          <table:table-cell/>
          <table:table-cell table:style-name="ce252" office:value-type="string" calcext:value-type="string">
            <text:p> </text:p>
          </table:table-cell>
          <table:table-cell table:style-name="ce264" office:value-type="string" calcext:value-type="string">
            <text:p>(Expresado en soles)</text:p>
          </table:table-cell>
          <table:table-cell table:number-columns-repeated="16381"/>
        </table:table-row>
        <table:table-row table:style-name="ro21">
          <table:table-cell/>
          <table:table-cell table:style-name="ce252" office:value-type="string" calcext:value-type="string">
            <text:p> </text:p>
          </table:table-cell>
          <table:table-cell table:style-name="ce265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3" office:value-type="string" calcext:value-type="string">
            <text:p> </text:p>
          </table:table-cell>
          <table:table-cell table:style-name="ce266" office:value-type="string" calcext:value-type="string">
            <text:p>ACUMULADO 2019</text:p>
          </table:table-cell>
          <table:table-cell table:number-columns-repeated="16381"/>
        </table:table-row>
        <table:table-row table:style-name="ro21">
          <table:table-cell/>
          <table:table-cell table:style-name="ce254" office:value-type="string" calcext:value-type="string">
            <text:p>INGRESOS</text:p>
          </table:table-cell>
          <table:table-cell table:style-name="ce267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Ventas brutas</text:p>
          </table:table-cell>
          <table:table-cell office:value-type="float" office:value="50311200" calcext:value-type="float">
            <text:p>50,311,2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Devoluciones</text:p>
          </table:table-cell>
          <table:table-cell office:value-type="float" office:value="90000" calcext:value-type="float">
            <text:p>9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Descuentos</text:p>
          </table:table-cell>
          <table:table-cell office:value-type="float" office:value="70000" calcext:value-type="float">
            <text:p>70,000.00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Ventas Netas</text:p>
          </table:table-cell>
          <table:table-cell table:style-name="ce269" office:value-type="float" office:value="50471200" calcext:value-type="float">
            <text:p>50,471,2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Costo de Ventas</text:p>
          </table:table-cell>
          <table:table-cell office:value-type="float" office:value="1245564.17" calcext:value-type="float">
            <text:p>1,245,564.17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Costo de ventas</text:p>
          </table:table-cell>
          <table:table-cell table:style-name="ce269" office:value-type="float" office:value="1245564.17" calcext:value-type="float">
            <text:p>1,245,564.17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8" office:value-type="string" calcext:value-type="string">
            <text:p>UTILIDAD BRUTA</text:p>
          </table:table-cell>
          <table:table-cell table:style-name="ce271" office:value-type="float" office:value="49225635.83" calcext:value-type="float">
            <text:p>49,225,635.83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4" office:value-type="string" calcext:value-type="string">
            <text:p>GASTOS OPERATIVOS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Gastos de venta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Sueldos y salarios</text:p>
          </table:table-cell>
          <table:table-cell office:value-type="float" office:value="89000" calcext:value-type="float">
            <text:p>89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Embalaje</text:p>
          </table:table-cell>
          <table:table-cell office:value-type="float" office:value="40500" calcext:value-type="float">
            <text:p>40,5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Gastos de mercadotecnia</text:p>
          </table:table-cell>
          <table:table-cell office:value-type="float" office:value="20000" calcext:value-type="float">
            <text:p>2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Ferias</text:p>
          </table:table-cell>
          <table:table-cell office:value-type="float" office:value="4000" calcext:value-type="float">
            <text:p>4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Viajes </text:p>
          </table:table-cell>
          <table:table-cell office:value-type="float" office:value="30000" calcext:value-type="float">
            <text:p>3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Viáticos</text:p>
          </table:table-cell>
          <table:table-cell office:value-type="float" office:value="20000" calcext:value-type="float">
            <text:p>2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Otros gastos de venta</text:p>
          </table:table-cell>
          <table:table-cell office:value-type="float" office:value="7349" calcext:value-type="float">
            <text:p>7,349.00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Total Gastos de venta</text:p>
          </table:table-cell>
          <table:table-cell table:style-name="ce269" office:value-type="float" office:value="210849" calcext:value-type="float">
            <text:p>210,849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Gastos administrativos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Sueldos y salarios</text:p>
          </table:table-cell>
          <table:table-cell office:value-type="float" office:value="46263" calcext:value-type="float">
            <text:p>46,263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Beneficios y compensaciones</text:p>
          </table:table-cell>
          <table:table-cell office:value-type="float" office:value="30000" calcext:value-type="float">
            <text:p>30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Renta </text:p>
          </table:table-cell>
          <table:table-cell office:value-type="float" office:value="25000" calcext:value-type="float">
            <text:p>25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Eletricidad</text:p>
          </table:table-cell>
          <table:table-cell office:value-type="float" office:value="8000" calcext:value-type="float">
            <text:p>8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Teléfono</text:p>
          </table:table-cell>
          <table:table-cell office:value-type="float" office:value="3000" calcext:value-type="float">
            <text:p>3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Agua</text:p>
          </table:table-cell>
          <table:table-cell office:value-type="float" office:value="12000" calcext:value-type="float">
            <text:p>12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Mantenimiento de equipo</text:p>
          </table:table-cell>
          <table:table-cell office:value-type="float" office:value="15000" calcext:value-type="float">
            <text:p>15,000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Muebles y equipo de oficina</text:p>
          </table:table-cell>
          <table:table-cell office:value-type="float" office:value="3600" calcext:value-type="float">
            <text:p>3,600.00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Total Gastos Administrativos</text:p>
          </table:table-cell>
          <table:table-cell table:style-name="ce269" office:value-type="float" office:value="142863" calcext:value-type="float">
            <text:p>142,863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59" office:value-type="string" calcext:value-type="string">
            <text:p>TOTAL GASTOS OPERATIVOS</text:p>
          </table:table-cell>
          <table:table-cell table:style-name="ce272" office:value-type="float" office:value="142863" calcext:value-type="float">
            <text:p>142,863.00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60" office:value-type="string" calcext:value-type="string">
            <text:p>UTILIDAD OPERATIVA</text:p>
          </table:table-cell>
          <table:table-cell table:style-name="ce271" office:value-type="float" office:value="49082772.83" calcext:value-type="float">
            <text:p>49,082,772.83</text:p>
          </table:table-cell>
          <table:table-cell table:number-columns-repeated="16381"/>
        </table:table-row>
        <table:table-row table:style-name="ro21">
          <table:table-cell/>
          <table:table-cell table:style-name="ce257"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70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61" office:value-type="string" calcext:value-type="string">
            <text:p>UTILIDAD ANTES DE IMPUESTOS</text:p>
          </table:table-cell>
          <table:table-cell table:style-name="ce273" office:value-type="float" office:value="49082772.83" calcext:value-type="float">
            <text:p>49,082,772.83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distribución de utilidad (10%)</text:p>
          </table:table-cell>
          <table:table-cell office:value-type="float" office:value="4908277.28" calcext:value-type="float">
            <text:p>4,908,277.28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Impuestos sobre el ingreso</text:p>
          </table:table-cell>
          <table:table-cell office:value-type="float" office:value="14724831.85" calcext:value-type="float">
            <text:p>14,724,831.85</text:p>
          </table:table-cell>
          <table:table-cell table:number-columns-repeated="16381"/>
        </table:table-row>
        <table:table-row table:style-name="ro21">
          <table:table-cell/>
          <table:table-cell table:style-name="ce256" office:value-type="string" calcext:value-type="string">
            <text:p>Total impuestos</text:p>
          </table:table-cell>
          <table:table-cell table:style-name="ce269" office:value-type="float" office:value="19633109.13" calcext:value-type="float">
            <text:p>19,633,109.13</text:p>
          </table:table-cell>
          <table:table-cell table:number-columns-repeated="16381"/>
        </table:table-row>
        <table:table-row table:style-name="ro21">
          <table:table-cell/>
          <table:table-cell office:value-type="string" calcext:value-type="string">
            <text:p> </text:p>
          </table:table-cell>
          <table:table-cell table:style-name="ce267" office:value-type="string" calcext:value-type="string">
            <text:p> </text:p>
          </table:table-cell>
          <table:table-cell table:number-columns-repeated="16381"/>
        </table:table-row>
        <table:table-row table:style-name="ro21">
          <table:table-cell/>
          <table:table-cell table:style-name="ce262" office:value-type="string" calcext:value-type="string">
            <text:p>UTILIDAD NETA</text:p>
          </table:table-cell>
          <table:table-cell table:style-name="ce274" office:value-type="float" office:value="29449663.7" calcext:value-type="float">
            <text:p>29,449,663.70</text:p>
          </table:table-cell>
          <table:table-cell table:number-columns-repeated="16381"/>
        </table:table-row>
      </table:table>
      <table:table table:name="FLUJO_CAJA 1" table:style-name="ta12">
        <table:table-column table:style-name="co14" table:number-columns-repeated="2" table:default-cell-style-name="Default"/>
        <table:table-column table:style-name="co50" table:default-cell-style-name="ce279"/>
        <table:table-column table:style-name="co51" table:default-cell-style-name="ce283"/>
        <table:table-column table:style-name="co24" table:default-cell-style-name="ce286"/>
        <table:table-column table:style-name="co52" table:default-cell-style-name="ce283"/>
        <table:table-column table:style-name="co53" table:default-cell-style-name="ce283"/>
        <table:table-column table:style-name="co33" table:default-cell-style-name="ce283"/>
        <table:table-column table:style-name="co24" table:default-cell-style-name="ce283"/>
        <table:table-column table:style-name="co14" table:number-columns-repeated="16375" table:default-cell-style-name="Default"/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1">
          <table:table-cell table:number-columns-repeated="2"/>
          <table:table-cell table:style-name="ce275" office:value-type="string" calcext:value-type="string" table:number-columns-spanned="5" table:number-rows-spanned="1">
            <text:p>FLUJOS DE CAJA REAL ECONOMICO </text:p>
          </table:table-cell>
          <table:covered-table-cell table:number-columns-repeated="4" table:style-name="ce275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249" table:number-columns-repeated="5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276" office:value-type="string" calcext:value-type="string">
            <text:p>RUBRO</text:p>
          </table:table-cell>
          <table:table-cell table:style-name="ce281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77" office:value-type="string" calcext:value-type="string">
            <text:p> </text:p>
          </table:table-cell>
          <table:table-cell table:number-columns-repeated="4" table:style-name="ce282"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278" office:value-type="string" calcext:value-type="string">
            <text:p>Ingreso por ventas </text:p>
          </table:table-cell>
          <table:table-cell office:value-type="string" calcext:value-type="string">
            <text:p> </text:p>
          </table:table-cell>
          <table:table-cell table:formula="of:=[$'EE.RR 1'.C14]" office:value-type="float" office:value="42857500" calcext:value-type="float">
            <text:p>42,857,500.00</text:p>
          </table:table-cell>
          <table:table-cell/>
          <table:table-cell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278" office:value-type="string" calcext:value-type="string">
            <text:p>Costo de ventas</text:p>
          </table:table-cell>
          <table:table-cell office:value-type="string" calcext:value-type="string">
            <text:p> </text:p>
          </table:table-cell>
          <table:table-cell table:formula="of:=[$'EE.RR 1'.C19]" office:value-type="float" office:value="1245564.17" calcext:value-type="float">
            <text:p>1,245,564.17</text:p>
          </table:table-cell>
          <table:table-cell/>
          <table:table-cell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280" office:value-type="string" calcext:value-type="string">
            <text:p>Gastos Operativos</text:p>
          </table:table-cell>
          <table:table-cell table:style-name="ce284"/>
          <table:table-cell table:style-name="ce287" table:formula="of:=[.E13]+[.E14]" office:value-type="float" office:value="353712" calcext:value-type="float">
            <text:p>353,712.00</text:p>
          </table:table-cell>
          <table:table-cell table:style-name="ce287" table:formula="of:=[.F13]+[.F14]" office:value-type="float" office:value="0" calcext:value-type="float">
            <text:p>0.00</text:p>
          </table:table-cell>
          <table:table-cell table:style-name="ce287" table:formula="of:=[.G13]+[.G14]" office:value-type="float" office:value="0" calcext:value-type="float">
            <text:p>0.00</text:p>
          </table:table-cell>
          <table:table-cell table:style-name="ce287" table:formula="of:=[.H13]+[.H14]" office:value-type="float" office:value="0" calcext:value-type="float">
            <text:p>0.00</text:p>
          </table:table-cell>
          <table:table-cell table:style-name="ce287" table:formula="of:=[.I13]+[.I14]" office:value-type="float" office:value="0" calcext:value-type="float">
            <text:p>0.0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Gasto de ventas </text:p>
          </table:table-cell>
          <table:table-cell office:value-type="string" calcext:value-type="string">
            <text:p> </text:p>
          </table:table-cell>
          <table:table-cell table:formula="of:=[$'EE.RR 1'.C33]" office:value-type="float" office:value="210849" calcext:value-type="float">
            <text:p>210,849.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Gastos Administrativos </text:p>
          </table:table-cell>
          <table:table-cell office:value-type="string" calcext:value-type="string">
            <text:p> </text:p>
          </table:table-cell>
          <table:table-cell table:formula="of:=[$'EE.RR 1'.C44]" office:value-type="float" office:value="142863" calcext:value-type="float">
            <text:p>142,863.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/>
          <table:table-cell table:number-columns-repeated="16379"/>
        </table:table-row>
        <table:table-row table:style-name="ro1">
          <table:table-cell table:number-columns-repeated="2"/>
          <table:table-cell table:style-name="ce278" office:value-type="string" calcext:value-type="string">
            <text:p>total de impuestos</text:p>
          </table:table-cell>
          <table:table-cell office:value-type="string" calcext:value-type="string">
            <text:p> </text:p>
          </table:table-cell>
          <table:table-cell table:formula="of:=[$'EE.RR 1'.C54]" office:value-type="float" office:value="16587629.13" calcext:value-type="float">
            <text:p>16,587,629.13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278" office:value-type="string" calcext:value-type="string">
            <text:p>Inversión inicial </text:p>
          </table:table-cell>
          <table:table-cell table:style-name="ce285" table:formula="of:=[$'maq y equip'.D7]+[$'maq y equip'.I8]+[$'maq y equip'.C15]" office:value-type="float" office:value="13798" calcext:value-type="float">
            <text:p>13798</text:p>
          </table:table-cell>
          <table:table-cell table:style-name="ce28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0" office:value-type="string" calcext:value-type="string">
            <text:p>Flujo de Caja Económico FCE</text:p>
          </table:table-cell>
          <table:table-cell table:style-name="ce284" table:formula="of:=[.D18]" office:value-type="float" office:value="13798" calcext:value-type="float">
            <text:p>13798</text:p>
          </table:table-cell>
          <table:table-cell table:style-name="ce287" table:formula="of:=[.E8]-[.E10]-[.E12]-[.E16]" office:value-type="float" office:value="24670594.7" calcext:value-type="float">
            <text:p>24,670,594.70</text:p>
          </table:table-cell>
          <table:table-cell table:style-name="ce287" table:formula="of:=[.F8]-[.F10]-[.F12]-[.F16]" office:value-type="float" office:value="0" calcext:value-type="float">
            <text:p>0.00</text:p>
          </table:table-cell>
          <table:table-cell table:style-name="ce287" table:formula="of:=[.G8]-[.G10]-[.G12]-[.G16]" office:value-type="string" office:string-value="" calcext:value-type="error">
            <text:p>#¡VALOR!</text:p>
          </table:table-cell>
          <table:table-cell table:style-name="ce287" table:formula="of:=[.H8]-[.H10]-[.H12]-[.H16]" office:value-type="float" office:value="0" calcext:value-type="float">
            <text:p>0.00</text:p>
          </table:table-cell>
          <table:table-cell table:style-name="ce287" table:formula="of:=[.I8]-[.I10]-[.I12]-[.I16]" office:value-type="float" office:value="0" calcext:value-type="float">
            <text:p>0.00</text:p>
          </table:table-cell>
          <table:table-cell table:number-columns-repeated="16375"/>
        </table:table-row>
      </table:table>
      <table:table table:name="FLUJO_CAJA 2" table:style-name="ta13">
        <table:table-column table:style-name="co14" table:number-columns-repeated="2" table:default-cell-style-name="Default"/>
        <table:table-column table:style-name="co54" table:default-cell-style-name="ce279"/>
        <table:table-column table:style-name="co13" table:default-cell-style-name="ce283"/>
        <table:table-column table:style-name="co53" table:default-cell-style-name="ce286"/>
        <table:table-column table:style-name="co51" table:default-cell-style-name="ce283"/>
        <table:table-column table:style-name="co25" table:default-cell-style-name="ce283"/>
        <table:table-column table:style-name="co42" table:default-cell-style-name="ce283"/>
        <table:table-column table:style-name="co23" table:default-cell-style-name="ce283"/>
        <table:table-column table:style-name="co14" table:number-columns-repeated="1637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21">
          <table:table-cell table:number-columns-repeated="2"/>
          <table:table-cell table:style-name="ce275" office:value-type="string" calcext:value-type="string" table:number-columns-spanned="5" table:number-rows-spanned="1">
            <text:p>FLUJOS DE CAJA REAL ECONOMICO </text:p>
          </table:table-cell>
          <table:covered-table-cell table:number-columns-repeated="4" table:style-name="ce275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249" table:number-columns-repeated="5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276" office:value-type="string" calcext:value-type="string">
            <text:p>RUBRO</text:p>
          </table:table-cell>
          <table:table-cell table:style-name="ce281" office:value-type="float" office:value="0" calcext:value-type="float">
            <text:p>0</text:p>
          </table:table-cell>
          <table:table-cell table:style-name="ce281" office:value-type="float" office:value="1" calcext:value-type="float">
            <text:p>1</text:p>
          </table:table-cell>
          <table:table-cell table:style-name="ce281" office:value-type="float" office:value="2" calcext:value-type="float">
            <text:p>2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style-name="ce277" office:value-type="string" calcext:value-type="string">
            <text:p> </text:p>
          </table:table-cell>
          <table:table-cell table:number-columns-repeated="4" table:style-name="ce282"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Ingreso por ventas </text:p>
          </table:table-cell>
          <table:table-cell office:value-type="string" calcext:value-type="string">
            <text:p> </text:p>
          </table:table-cell>
          <table:table-cell table:formula="of:=[$'EE.RR 2'.C15]" office:value-type="float" office:value="50471200" calcext:value-type="float">
            <text:p>50,471,200.00</text:p>
          </table:table-cell>
          <table:table-cell/>
          <table:table-cell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Costo de ventas</text:p>
          </table:table-cell>
          <table:table-cell office:value-type="string" calcext:value-type="string">
            <text:p> </text:p>
          </table:table-cell>
          <table:table-cell table:formula="of:=[$'EE.RR 2'.C20]" office:value-type="float" office:value="1245564.17" calcext:value-type="float">
            <text:p>1,245,564.17</text:p>
          </table:table-cell>
          <table:table-cell/>
          <table:table-cell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280" office:value-type="string" calcext:value-type="string">
            <text:p>Gastos Operativos</text:p>
          </table:table-cell>
          <table:table-cell table:style-name="ce284"/>
          <table:table-cell table:style-name="ce287" table:formula="of:=[.E12]+[.E13]" office:value-type="float" office:value="353712" calcext:value-type="float">
            <text:p>353,712.00</text:p>
          </table:table-cell>
          <table:table-cell table:style-name="ce287" table:formula="of:=[.F12]+[.F13]" office:value-type="float" office:value="0" calcext:value-type="float">
            <text:p>0.00</text:p>
          </table:table-cell>
          <table:table-cell table:style-name="ce287" table:formula="of:=[.G12]+[.G13]" office:value-type="float" office:value="0" calcext:value-type="float">
            <text:p>0.00</text:p>
          </table:table-cell>
          <table:table-cell table:style-name="ce287" table:number-columns-repeated="2"/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Gasto de ventas </text:p>
          </table:table-cell>
          <table:table-cell office:value-type="string" calcext:value-type="string">
            <text:p> </text:p>
          </table:table-cell>
          <table:table-cell table:formula="of:=[$'EE.RR 2'.C34]" office:value-type="float" office:value="210849" calcext:value-type="float">
            <text:p>210,849.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Gastos Administrativos </text:p>
          </table:table-cell>
          <table:table-cell office:value-type="string" calcext:value-type="string">
            <text:p> </text:p>
          </table:table-cell>
          <table:table-cell table:formula="of:=[$'EE.RR 2'.C45]" office:value-type="float" office:value="142863" calcext:value-type="float">
            <text:p>142,863.0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/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otal de impuestos</text:p>
          </table:table-cell>
          <table:table-cell office:value-type="string" calcext:value-type="string">
            <text:p> </text:p>
          </table:table-cell>
          <table:table-cell table:formula="of:=[$'EE.RR 2'.C55]" office:value-type="float" office:value="19633109.13" calcext:value-type="float">
            <text:p>19,633,109.13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 </text:p>
          </table:table-cell>
          <table:table-cell table:style-name="ce283" office:value-type="string" calcext:value-type="string">
            <text:p> </text:p>
          </table:table-cell>
          <table:table-cell table:number-columns-repeated="2" office:value-type="string" calcext:value-type="string">
            <text:p> 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Inversión inicial </text:p>
          </table:table-cell>
          <table:table-cell table:style-name="ce285" table:formula="of:=[$'maq y equip'.D6]+[$'maq y equip'.I7]+[$'maq y equip'.C14]" office:value-type="float" office:value="7162" calcext:value-type="float">
            <text:p>7162</text:p>
          </table:table-cell>
          <table:table-cell table:style-name="ce285" table:number-columns-repeated="3"/>
          <table:table-cell table:number-columns-repeated="16377"/>
        </table:table-row>
        <table:table-row table:style-name="ro1">
          <table:table-cell table:number-columns-repeated="2"/>
          <table:table-cell table:style-name="ce280" office:value-type="string" calcext:value-type="string">
            <text:p>Flujo de Caja Económico FCE</text:p>
          </table:table-cell>
          <table:table-cell table:style-name="ce284" table:formula="of:=[.D17]" office:value-type="float" office:value="7162" calcext:value-type="float">
            <text:p>7162</text:p>
          </table:table-cell>
          <table:table-cell table:style-name="ce287" table:formula="of:=[.E7]-([.E9]+[.E11]+[.E15])" office:value-type="float" office:value="29238814.7" calcext:value-type="float">
            <text:p>29,238,814.70</text:p>
          </table:table-cell>
          <table:table-cell table:style-name="ce287" table:formula="of:=[.F7]-[.F9]-[.F11]-[.F15]" office:value-type="float" office:value="0" calcext:value-type="float">
            <text:p>0.00</text:p>
          </table:table-cell>
          <table:table-cell table:style-name="ce287" table:formula="of:=[.G7]-[.G9]-[.G11]-[.G15]" office:value-type="string" office:string-value="" calcext:value-type="error">
            <text:p>#¡VALOR!</text:p>
          </table:table-cell>
          <table:table-cell table:style-name="ce287" table:formula="of:=[.H7]-[.H9]-[.H11]-[.H15]" office:value-type="float" office:value="0" calcext:value-type="float">
            <text:p>0.00</text:p>
          </table:table-cell>
          <table:table-cell table:style-name="ce287" table:formula="of:=[.I7]-[.I9]-[.I11]-[.I15]" office:value-type="float" office:value="0" calcext:value-type="float">
            <text:p>0.00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IBM Plex Mono" svg:font-family="'IBM Plex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4">
      <number:text loext:blank-width-char=" "> </number:text>
      <number:text-content/>
      <number:text loext:blank-width-char=" 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5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number:number-style style:name="N137">
      <number:text>$</number:text>
      <number:number number:decimal-places="2" number:min-decimal-places="2" number:min-integer-digits="1" number:grouping="true"/>
    </number:number-style>
    <number:number-style style:name="N138P0" style:volatile="true">
      <number:text>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$</number:text>
      <number:number number:decimal-places="2" number:min-decimal-places="2" number:min-integer-digits="1" number:grouping="true"/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illares_20_2" style:display-name="Millares 2" style:family="table-cell" style:parent-style-name="Default" style:data-style-name="N127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10"/>
    <style:style style:name="Excel_20_Built-in_20_Accent1" style:display-name="Excel Built-in Accent1" style:family="table-cell" style:parent-style-name="Default">
      <style:table-cell-properties fo:background-color="#3494ba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58b6c0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draw:marker draw:name="Puntas_20_de_20_flecha_20_1" draw:display-name="Puntas de flecha 1" svg:viewBox="0 0 20 30" svg:d="M10 0l-10 30h20z"/>
    <loext:theme loext:name="Office Theme">
      <loext:theme-colors loext:name="Verde azulado">
        <loext:color loext:name="dark1" loext:color="#000000"/>
        <loext:color loext:name="light1" loext:color="#ffffff"/>
        <loext:color loext:name="dark2" loext:color="#373545"/>
        <loext:color loext:name="light2" loext:color="#cedbe6"/>
        <loext:color loext:name="accent1" loext:color="#3494ba"/>
        <loext:color loext:name="accent2" loext:color="#58b6c0"/>
        <loext:color loext:name="accent3" loext:color="#75bda7"/>
        <loext:color loext:name="accent4" loext:color="#7a8c8e"/>
        <loext:color loext:name="accent5" loext:color="#84acb6"/>
        <loext:color loext:name="accent6" loext:color="#2683c6"/>
        <loext:color loext:name="hyperlink" loext:color="#6b9f25"/>
        <loext:color loext:name="followed-hyperlink" loext:color="#9f6715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stos" style:display-name="PageStyle_gas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q_20_y_20_equip" style:display-name="PageStyle_maq y equi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PRECIACION_20_DE_20_MAQUINARIAS" style:display-name="PageStyle_DEPRECIACION DE MAQUINARI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terms_20_2" style:display-name="PageStyle_Incoterms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STEMA_20_DE_20_COSTEO" style:display-name="PageStyle_SISTEMA DE COSTE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terms_20_1" style:display-name="PageStyle_Incoterm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sto_20_de_20_produccion" style:display-name="PageStyle_costo de produc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E.RR_20_2" style:display-name="PageStyle_EE.RR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E.RR_20_1" style:display-name="PageStyle_EE.RR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stos" style:display-name="PageStyle_cost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STOS_20_DE_20_EXPORTACION" style:display-name="PageStyle_GASTOS DE EXPORTA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UJO_5f_CAJA_20_1" style:display-name="PageStyle_FLUJO_CA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LUJO_5f_CAJA_20_2" style:display-name="PageStyle_FLUJO_CAJA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ison</meta:initial-creator>
    <dc:creator>EDISON ACHALMA</dc:creator>
    <meta:creation-date>2015-06-05T18:17:20</meta:creation-date>
    <dc:date>2021-07-18T02:27:43</dc:date>
    <meta:generator>LibreOffice/24.2.4.2$Linux_X86_64 LibreOffice_project/420$Build-2</meta:generator>
    <meta:document-statistic meta:table-count="13" meta:cell-count="1637" meta:object-count="0"/>
    <meta:user-defined meta:name="AppVersion">16.0300</meta:user-defined>
  </office:meta>
</office:document-meta>
</file>